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 style:data-style-name="N0">
      <style:text-properties fo:color="#9999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coarse_thread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table:style-name="ce2" table:formula="of:=COM.MICROSOFT.CONCAT([.A2];&quot;; &quot;;[.B2];&quot;; &quot;;[.C2];&quot;; &quot;;[.D2];&quot;; &quot;;[.E2];&quot;; &quot;;[.F2])" office:value-type="string" office:string-value="M2; 2; 0.4; 1.74; 1.509; 2.073" calcext:value-type="string">
            <text:p>M2; 2; 0.4; 1.74; 1.509; 2.073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table:formula="of:=RIGHT([.A3];3)" office:value-type="string" office:string-value="2.5" calcext:value-type="string">
            <text:p>2.5</text:p>
          </table:table-cell>
          <table:table-cell office:value-type="float" office:value="0.45" calcext:value-type="float">
            <text:p>0.45</text:p>
          </table:table-cell>
          <table:table-cell table:formula="of:=ROUND([.B3]-0.6495*[.C3];3)" office:value-type="float" office:value="2.208" calcext:value-type="float">
            <text:p>2.208</text:p>
          </table:table-cell>
          <table:table-cell table:formula="of:=ROUND([.B3]-1.2269*[.C3];3)" office:value-type="float" office:value="1.948" calcext:value-type="float">
            <text:p>1.948</text:p>
          </table:table-cell>
          <table:table-cell table:formula="of:=ROUND(PI()/4*(([.D3]+[.E3])/2)^2;3)" office:value-type="float" office:value="3.391" calcext:value-type="float">
            <text:p>3.391</text:p>
          </table:table-cell>
          <table:table-cell table:formula="of:=COM.MICROSOFT.CONCAT([.A3];&quot;; &quot;;[.B3];&quot;; &quot;;[.C3];&quot;; &quot;;[.D3];&quot;; &quot;;[.E3];&quot;; &quot;;[.F3])" office:value-type="string" office:string-value="M2.5; 2.5; 0.45; 2.208; 1.948; 3.391" calcext:value-type="string">
            <text:p>M2.5; 2.5; 0.45; 2.208; 1.948; 3.39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4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4]-0.6495*[.C4];3)" office:value-type="float" office:value="2.675" calcext:value-type="float">
            <text:p>2.675</text:p>
          </table:table-cell>
          <table:table-cell table:formula="of:=ROUND([.B4]-1.2269*[.C4];3)" office:value-type="float" office:value="2.387" calcext:value-type="float">
            <text:p>2.387</text:p>
          </table:table-cell>
          <table:table-cell table:formula="of:=ROUND(PI()/4*(([.D4]+[.E4])/2)^2;3)" office:value-type="float" office:value="5.031" calcext:value-type="float">
            <text:p>5.031</text:p>
          </table:table-cell>
          <table:table-cell table:formula="of:=COM.MICROSOFT.CONCAT([.A4];&quot;; &quot;;[.B4];&quot;; &quot;;[.C4];&quot;; &quot;;[.D4];&quot;; &quot;;[.E4];&quot;; &quot;;[.F4])" office:value-type="string" office:string-value="M3; 3; 0.5; 2.675; 2.387; 5.031" calcext:value-type="string">
            <text:p>M3; 3; 0.5; 2.675; 2.387; 5.03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5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5]-0.6495*[.C5];3)" office:value-type="float" office:value="3.545" calcext:value-type="float">
            <text:p>3.545</text:p>
          </table:table-cell>
          <table:table-cell table:formula="of:=ROUND([.B5]-1.2269*[.C5];3)" office:value-type="float" office:value="3.141" calcext:value-type="float">
            <text:p>3.141</text:p>
          </table:table-cell>
          <table:table-cell table:formula="of:=ROUND(PI()/4*(([.D5]+[.E5])/2)^2;3)" office:value-type="float" office:value="8.777" calcext:value-type="float">
            <text:p>8.777</text:p>
          </table:table-cell>
          <table:table-cell table:formula="of:=COM.MICROSOFT.CONCAT([.A5];&quot;; &quot;;[.B5];&quot;; &quot;;[.C5];&quot;; &quot;;[.D5];&quot;; &quot;;[.E5];&quot;; &quot;;[.F5])" office:value-type="string" office:string-value="M4; 4; 0.7; 3.545; 3.141; 8.777" calcext:value-type="string">
            <text:p>M4; 4; 0.7; 3.545; 3.141; 8.77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6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6]-0.6495*[.C6];3)" office:value-type="float" office:value="4.48" calcext:value-type="float">
            <text:p>4.48</text:p>
          </table:table-cell>
          <table:table-cell table:formula="of:=ROUND([.B6]-1.2269*[.C6];3)" office:value-type="float" office:value="4.018" calcext:value-type="float">
            <text:p>4.018</text:p>
          </table:table-cell>
          <table:table-cell table:formula="of:=ROUND(PI()/4*(([.D6]+[.E6])/2)^2;3)" office:value-type="float" office:value="14.18" calcext:value-type="float">
            <text:p>14.18</text:p>
          </table:table-cell>
          <table:table-cell table:formula="of:=COM.MICROSOFT.CONCAT([.A6];&quot;; &quot;;[.B6];&quot;; &quot;;[.C6];&quot;; &quot;;[.D6];&quot;; &quot;;[.E6];&quot;; &quot;;[.F6])" office:value-type="string" office:string-value="M5; 5; 0.8; 4.48; 4.018; 14.18" calcext:value-type="string">
            <text:p>M5; 5; 0.8; 4.48; 4.018; 14.1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7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7]-0.6495*[.C7];3)" office:value-type="float" office:value="5.351" calcext:value-type="float">
            <text:p>5.351</text:p>
          </table:table-cell>
          <table:table-cell table:formula="of:=ROUND([.B7]-1.2269*[.C7];3)" office:value-type="float" office:value="4.773" calcext:value-type="float">
            <text:p>4.773</text:p>
          </table:table-cell>
          <table:table-cell table:formula="of:=ROUND(PI()/4*(([.D7]+[.E7])/2)^2;3)" office:value-type="float" office:value="20.125" calcext:value-type="float">
            <text:p>20.125</text:p>
          </table:table-cell>
          <table:table-cell table:formula="of:=COM.MICROSOFT.CONCAT([.A7];&quot;; &quot;;[.B7];&quot;; &quot;;[.C7];&quot;; &quot;;[.D7];&quot;; &quot;;[.E7];&quot;; &quot;;[.F7])" office:value-type="string" office:string-value="M6; 6; 1; 5.351; 4.773; 20.125" calcext:value-type="string">
            <text:p>M6; 6; 1; 5.351; 4.773; 20.12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table:formula="of:=RIGHT([.A8];1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formula="of:=ROUND([.B8]-0.6495*[.C8];3)" office:value-type="float" office:value="6.351" calcext:value-type="float">
            <text:p>6.351</text:p>
          </table:table-cell>
          <table:table-cell table:formula="of:=ROUND([.B8]-1.2269*[.C8];3)" office:value-type="float" office:value="5.773" calcext:value-type="float">
            <text:p>5.773</text:p>
          </table:table-cell>
          <table:table-cell table:formula="of:=ROUND(PI()/4*(([.D8]+[.E8])/2)^2;3)" office:value-type="float" office:value="28.862" calcext:value-type="float">
            <text:p>28.862</text:p>
          </table:table-cell>
          <table:table-cell table:formula="of:=COM.MICROSOFT.CONCAT([.A8];&quot;; &quot;;[.B8];&quot;; &quot;;[.C8];&quot;; &quot;;[.D8];&quot;; &quot;;[.E8];&quot;; &quot;;[.F8])" office:value-type="string" office:string-value="M7; 7; 1; 6.351; 5.773; 28.862" calcext:value-type="string">
            <text:p>M7; 7; 1; 6.351; 5.773; 28.86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9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9]-0.6495*[.C9];3)" office:value-type="float" office:value="7.188" calcext:value-type="float">
            <text:p>7.188</text:p>
          </table:table-cell>
          <table:table-cell table:formula="of:=ROUND([.B9]-1.2269*[.C9];3)" office:value-type="float" office:value="6.466" calcext:value-type="float">
            <text:p>6.466</text:p>
          </table:table-cell>
          <table:table-cell table:formula="of:=ROUND(PI()/4*(([.D9]+[.E9])/2)^2;3)" office:value-type="float" office:value="36.606" calcext:value-type="float">
            <text:p>36.606</text:p>
          </table:table-cell>
          <table:table-cell table:formula="of:=COM.MICROSOFT.CONCAT([.A9];&quot;; &quot;;[.B9];&quot;; &quot;;[.C9];&quot;; &quot;;[.D9];&quot;; &quot;;[.E9];&quot;; &quot;;[.F9])" office:value-type="string" office:string-value="M8; 8; 1.25; 7.188; 6.466; 36.606" calcext:value-type="string">
            <text:p>M8; 8; 1.25; 7.188; 6.466; 36.606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table:formula="of:=RIGHT([.A10];1)" office:value-type="string" office:string-value="9" calcext:value-type="string">
            <text:p>9</text:p>
          </table:table-cell>
          <table:table-cell office:value-type="float" office:value="1.25" calcext:value-type="float">
            <text:p>1.25</text:p>
          </table:table-cell>
          <table:table-cell table:formula="of:=ROUND([.B10]-0.6495*[.C10];3)" office:value-type="float" office:value="8.188" calcext:value-type="float">
            <text:p>8.188</text:p>
          </table:table-cell>
          <table:table-cell table:formula="of:=ROUND([.B10]-1.2269*[.C10];3)" office:value-type="float" office:value="7.466" calcext:value-type="float">
            <text:p>7.466</text:p>
          </table:table-cell>
          <table:table-cell table:formula="of:=ROUND(PI()/4*(([.D10]+[.E10])/2)^2;3)" office:value-type="float" office:value="48.115" calcext:value-type="float">
            <text:p>48.115</text:p>
          </table:table-cell>
          <table:table-cell table:formula="of:=COM.MICROSOFT.CONCAT([.A10];&quot;; &quot;;[.B10];&quot;; &quot;;[.C10];&quot;; &quot;;[.D10];&quot;; &quot;;[.E10];&quot;; &quot;;[.F10])" office:value-type="string" office:string-value="M9; 9; 1.25; 8.188; 7.466; 48.115" calcext:value-type="string">
            <text:p>M9; 9; 1.25; 8.188; 7.466; 48.115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11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11]-0.6495*[.C11];3)" office:value-type="float" office:value="9.026" calcext:value-type="float">
            <text:p>9.026</text:p>
          </table:table-cell>
          <table:table-cell table:formula="of:=ROUND([.B11]-1.2269*[.C11];3)" office:value-type="float" office:value="8.16" calcext:value-type="float">
            <text:p>8.16</text:p>
          </table:table-cell>
          <table:table-cell table:formula="of:=ROUND(PI()/4*(([.D11]+[.E11])/2)^2;3)" office:value-type="float" office:value="57.994" calcext:value-type="float">
            <text:p>57.994</text:p>
          </table:table-cell>
          <table:table-cell table:formula="of:=COM.MICROSOFT.CONCAT([.A11];&quot;; &quot;;[.B11];&quot;; &quot;;[.C11];&quot;; &quot;;[.D11];&quot;; &quot;;[.E11];&quot;; &quot;;[.F11])" office:value-type="string" office:string-value="M10; 10; 1.5; 9.026; 8.16; 57.994" calcext:value-type="string">
            <text:p>M10; 10; 1.5; 9.026; 8.16; 57.994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table:formula="of:=RIGHT([.A12];2)" office:value-type="string" office:string-value="11" calcext:value-type="string">
            <text:p>11</text:p>
          </table:table-cell>
          <table:table-cell office:value-type="float" office:value="1.5" calcext:value-type="float">
            <text:p>1.5</text:p>
          </table:table-cell>
          <table:table-cell table:formula="of:=ROUND([.B12]-0.6495*[.C12];3)" office:value-type="float" office:value="10.026" calcext:value-type="float">
            <text:p>10.026</text:p>
          </table:table-cell>
          <table:table-cell table:formula="of:=ROUND([.B12]-1.2269*[.C12];3)" office:value-type="float" office:value="9.16" calcext:value-type="float">
            <text:p>9.16</text:p>
          </table:table-cell>
          <table:table-cell table:formula="of:=ROUND(PI()/4*(([.D12]+[.E12])/2)^2;3)" office:value-type="float" office:value="72.277" calcext:value-type="float">
            <text:p>72.277</text:p>
          </table:table-cell>
          <table:table-cell table:formula="of:=COM.MICROSOFT.CONCAT([.A12];&quot;; &quot;;[.B12];&quot;; &quot;;[.C12];&quot;; &quot;;[.D12];&quot;; &quot;;[.E12];&quot;; &quot;;[.F12])" office:value-type="string" office:string-value="M11; 11; 1.5; 10.026; 9.16; 72.277" calcext:value-type="string">
            <text:p>M11; 11; 1.5; 10.026; 9.16; 72.277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formula="of:=RIGHT([.A13];2)" office:value-type="string" office:string-value="12" calcext:value-type="string">
            <text:p>12</text:p>
          </table:table-cell>
          <table:table-cell office:value-type="float" office:value="1.75" calcext:value-type="float">
            <text:p>1.75</text:p>
          </table:table-cell>
          <table:table-cell table:formula="of:=ROUND([.B13]-0.6495*[.C13];3)" office:value-type="float" office:value="10.863" calcext:value-type="float">
            <text:p>10.863</text:p>
          </table:table-cell>
          <table:table-cell table:formula="of:=ROUND([.B13]-1.2269*[.C13];3)" office:value-type="float" office:value="9.853" calcext:value-type="float">
            <text:p>9.853</text:p>
          </table:table-cell>
          <table:table-cell table:formula="of:=ROUND(PI()/4*(([.D13]+[.E13])/2)^2;3)" office:value-type="float" office:value="84.264" calcext:value-type="float">
            <text:p>84.264</text:p>
          </table:table-cell>
          <table:table-cell table:formula="of:=COM.MICROSOFT.CONCAT([.A13];&quot;; &quot;;[.B13];&quot;; &quot;;[.C13];&quot;; &quot;;[.D13];&quot;; &quot;;[.E13];&quot;; &quot;;[.F13])" office:value-type="string" office:string-value="M12; 12; 1.75; 10.863; 9.853; 84.264" calcext:value-type="string">
            <text:p>M12; 12; 1.75; 10.863; 9.853; 84.264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formula="of:=RIGHT([.A14];2)" office:value-type="string" office:string-value="14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table:formula="of:=ROUND([.B14]-0.6495*[.C14];3)" office:value-type="float" office:value="12.701" calcext:value-type="float">
            <text:p>12.701</text:p>
          </table:table-cell>
          <table:table-cell table:formula="of:=ROUND([.B14]-1.2269*[.C14];3)" office:value-type="float" office:value="11.546" calcext:value-type="float">
            <text:p>11.546</text:p>
          </table:table-cell>
          <table:table-cell table:formula="of:=ROUND(PI()/4*(([.D14]+[.E14])/2)^2;3)" office:value-type="float" office:value="115.437" calcext:value-type="float">
            <text:p>115.437</text:p>
          </table:table-cell>
          <table:table-cell table:formula="of:=COM.MICROSOFT.CONCAT([.A14];&quot;; &quot;;[.B14];&quot;; &quot;;[.C14];&quot;; &quot;;[.D14];&quot;; &quot;;[.E14];&quot;; &quot;;[.F14])" office:value-type="string" office:string-value="M14; 14; 2; 12.701; 11.546; 115.437" calcext:value-type="string">
            <text:p>M14; 14; 2; 12.701; 11.546; 115.437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table:formula="of:=RIGHT([.A15];2)" office:value-type="string" office:string-value="16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formula="of:=ROUND([.B15]-0.6495*[.C15];3)" office:value-type="float" office:value="14.701" calcext:value-type="float">
            <text:p>14.701</text:p>
          </table:table-cell>
          <table:table-cell table:formula="of:=ROUND([.B15]-1.2269*[.C15];3)" office:value-type="float" office:value="13.546" calcext:value-type="float">
            <text:p>13.546</text:p>
          </table:table-cell>
          <table:table-cell table:formula="of:=ROUND(PI()/4*(([.D15]+[.E15])/2)^2;3)" office:value-type="float" office:value="156.666" calcext:value-type="float">
            <text:p>156.666</text:p>
          </table:table-cell>
          <table:table-cell table:formula="of:=COM.MICROSOFT.CONCAT([.A15];&quot;; &quot;;[.B15];&quot;; &quot;;[.C15];&quot;; &quot;;[.D15];&quot;; &quot;;[.E15];&quot;; &quot;;[.F15])" office:value-type="string" office:string-value="M16; 16; 2; 14.701; 13.546; 156.666" calcext:value-type="string">
            <text:p>M16; 16; 2; 14.701; 13.546; 156.666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table:formula="of:=RIGHT([.A16];2)" office:value-type="string" office:string-value="18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table:formula="of:=ROUND([.B16]-0.6495*[.C16];3)" office:value-type="float" office:value="16.376" calcext:value-type="float">
            <text:p>16.376</text:p>
          </table:table-cell>
          <table:table-cell table:formula="of:=ROUND([.B16]-1.2269*[.C16];3)" office:value-type="float" office:value="14.933" calcext:value-type="float">
            <text:p>14.933</text:p>
          </table:table-cell>
          <table:table-cell table:formula="of:=ROUND(PI()/4*(([.D16]+[.E16])/2)^2;3)" office:value-type="float" office:value="192.472" calcext:value-type="float">
            <text:p>192.472</text:p>
          </table:table-cell>
          <table:table-cell table:formula="of:=COM.MICROSOFT.CONCAT([.A16];&quot;; &quot;;[.B16];&quot;; &quot;;[.C16];&quot;; &quot;;[.D16];&quot;; &quot;;[.E16];&quot;; &quot;;[.F16])" office:value-type="string" office:string-value="M18; 18; 2.5; 16.376; 14.933; 192.472" calcext:value-type="string">
            <text:p>M18; 18; 2.5; 16.376; 14.933; 192.472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table:formula="of:=RIGHT([.A17];2)" office:value-type="string" office:string-value="20" calcext:value-type="string">
            <text:p>20</text:p>
          </table:table-cell>
          <table:table-cell office:value-type="float" office:value="2.5" calcext:value-type="float">
            <text:p>2.5</text:p>
          </table:table-cell>
          <table:table-cell table:formula="of:=ROUND([.B17]-0.6495*[.C17];3)" office:value-type="float" office:value="18.376" calcext:value-type="float">
            <text:p>18.376</text:p>
          </table:table-cell>
          <table:table-cell table:formula="of:=ROUND([.B17]-1.2269*[.C17];3)" office:value-type="float" office:value="16.933" calcext:value-type="float">
            <text:p>16.933</text:p>
          </table:table-cell>
          <table:table-cell table:formula="of:=ROUND(PI()/4*(([.D17]+[.E17])/2)^2;3)" office:value-type="float" office:value="244.794" calcext:value-type="float">
            <text:p>244.794</text:p>
          </table:table-cell>
          <table:table-cell table:formula="of:=COM.MICROSOFT.CONCAT([.A17];&quot;; &quot;;[.B17];&quot;; &quot;;[.C17];&quot;; &quot;;[.D17];&quot;; &quot;;[.E17];&quot;; &quot;;[.F17])" office:value-type="string" office:string-value="M20; 20; 2.5; 18.376; 16.933; 244.794" calcext:value-type="string">
            <text:p>M20; 20; 2.5; 18.376; 16.933; 244.794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table:formula="of:=RIGHT([.A18];2)" office:value-type="string" office:string-value="22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table:formula="of:=ROUND([.B18]-0.6495*[.C18];3)" office:value-type="float" office:value="20.376" calcext:value-type="float">
            <text:p>20.376</text:p>
          </table:table-cell>
          <table:table-cell table:formula="of:=ROUND([.B18]-1.2269*[.C18];3)" office:value-type="float" office:value="18.933" calcext:value-type="float">
            <text:p>18.933</text:p>
          </table:table-cell>
          <table:table-cell table:formula="of:=ROUND(PI()/4*(([.D18]+[.E18])/2)^2;3)" office:value-type="float" office:value="303.399" calcext:value-type="float">
            <text:p>303.399</text:p>
          </table:table-cell>
          <table:table-cell table:formula="of:=COM.MICROSOFT.CONCAT([.A18];&quot;; &quot;;[.B18];&quot;; &quot;;[.C18];&quot;; &quot;;[.D18];&quot;; &quot;;[.E18];&quot;; &quot;;[.F18])" office:value-type="string" office:string-value="M22; 22; 2.5; 20.376; 18.933; 303.399" calcext:value-type="string">
            <text:p>M22; 22; 2.5; 20.376; 18.933; 303.399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table:formula="of:=RIGHT([.A19];2)" office:value-type="string" office:string-value="24" calcext:value-type="string">
            <text:p>24</text:p>
          </table:table-cell>
          <table:table-cell office:value-type="float" office:value="3" calcext:value-type="float">
            <text:p>3</text:p>
          </table:table-cell>
          <table:table-cell table:formula="of:=ROUND([.B19]-0.6495*[.C19];3)" office:value-type="float" office:value="22.052" calcext:value-type="float">
            <text:p>22.052</text:p>
          </table:table-cell>
          <table:table-cell table:formula="of:=ROUND([.B19]-1.2269*[.C19];3)" office:value-type="float" office:value="20.319" calcext:value-type="float">
            <text:p>20.319</text:p>
          </table:table-cell>
          <table:table-cell table:formula="of:=ROUND(PI()/4*(([.D19]+[.E19])/2)^2;3)" office:value-type="float" office:value="352.507" calcext:value-type="float">
            <text:p>352.507</text:p>
          </table:table-cell>
          <table:table-cell table:formula="of:=COM.MICROSOFT.CONCAT([.A19];&quot;; &quot;;[.B19];&quot;; &quot;;[.C19];&quot;; &quot;;[.D19];&quot;; &quot;;[.E19];&quot;; &quot;;[.F19])" office:value-type="string" office:string-value="M24; 24; 3; 22.052; 20.319; 352.507" calcext:value-type="string">
            <text:p>M24; 24; 3; 22.052; 20.319; 352.507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table:formula="of:=RIGHT([.A20];2)" office:value-type="string" office:string-value="27" calcext:value-type="string">
            <text:p>27</text:p>
          </table:table-cell>
          <table:table-cell office:value-type="float" office:value="3" calcext:value-type="float">
            <text:p>3</text:p>
          </table:table-cell>
          <table:table-cell table:formula="of:=ROUND([.B20]-0.6495*[.C20];3)" office:value-type="float" office:value="25.052" calcext:value-type="float">
            <text:p>25.052</text:p>
          </table:table-cell>
          <table:table-cell table:formula="of:=ROUND([.B20]-1.2269*[.C20];3)" office:value-type="float" office:value="23.319" calcext:value-type="float">
            <text:p>23.319</text:p>
          </table:table-cell>
          <table:table-cell table:formula="of:=ROUND(PI()/4*(([.D20]+[.E20])/2)^2;3)" office:value-type="float" office:value="459.41" calcext:value-type="float">
            <text:p>459.41</text:p>
          </table:table-cell>
          <table:table-cell table:formula="of:=COM.MICROSOFT.CONCAT([.A20];&quot;; &quot;;[.B20];&quot;; &quot;;[.C20];&quot;; &quot;;[.D20];&quot;; &quot;;[.E20];&quot;; &quot;;[.F20])" office:value-type="string" office:string-value="M27; 27; 3; 25.052; 23.319; 459.41" calcext:value-type="string">
            <text:p>M27; 27; 3; 25.052; 23.319; 459.41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table:formula="of:=RIGHT([.A21];2)" office:value-type="string" office:string-value="30" calcext:value-type="string">
            <text:p>30</text:p>
          </table:table-cell>
          <table:table-cell office:value-type="float" office:value="3.5" calcext:value-type="float">
            <text:p>3.5</text:p>
          </table:table-cell>
          <table:table-cell table:formula="of:=ROUND([.B21]-0.6495*[.C21];3)" office:value-type="float" office:value="27.727" calcext:value-type="float">
            <text:p>27.727</text:p>
          </table:table-cell>
          <table:table-cell table:formula="of:=ROUND([.B21]-1.2269*[.C21];3)" office:value-type="float" office:value="25.706" calcext:value-type="float">
            <text:p>25.706</text:p>
          </table:table-cell>
          <table:table-cell table:formula="of:=ROUND(PI()/4*(([.D21]+[.E21])/2)^2;3)" office:value-type="float" office:value="560.595" calcext:value-type="float">
            <text:p>560.595</text:p>
          </table:table-cell>
          <table:table-cell table:formula="of:=COM.MICROSOFT.CONCAT([.A21];&quot;; &quot;;[.B21];&quot;; &quot;;[.C21];&quot;; &quot;;[.D21];&quot;; &quot;;[.E21];&quot;; &quot;;[.F21])" office:value-type="string" office:string-value="M30; 30; 3.5; 27.727; 25.706; 560.595" calcext:value-type="string">
            <text:p>M30; 30; 3.5; 27.727; 25.706; 560.595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table:formula="of:=RIGHT([.A22];2)" office:value-type="string" office:string-value="33" calcext:value-type="string">
            <text:p>33</text:p>
          </table:table-cell>
          <table:table-cell office:value-type="float" office:value="3.5" calcext:value-type="float">
            <text:p>3.5</text:p>
          </table:table-cell>
          <table:table-cell table:formula="of:=ROUND([.B22]-0.6495*[.C22];3)" office:value-type="float" office:value="30.727" calcext:value-type="float">
            <text:p>30.727</text:p>
          </table:table-cell>
          <table:table-cell table:formula="of:=ROUND([.B22]-1.2269*[.C22];3)" office:value-type="float" office:value="28.706" calcext:value-type="float">
            <text:p>28.706</text:p>
          </table:table-cell>
          <table:table-cell table:formula="of:=ROUND(PI()/4*(([.D22]+[.E22])/2)^2;3)" office:value-type="float" office:value="693.562" calcext:value-type="float">
            <text:p>693.562</text:p>
          </table:table-cell>
          <table:table-cell table:formula="of:=COM.MICROSOFT.CONCAT([.A22];&quot;; &quot;;[.B22];&quot;; &quot;;[.C22];&quot;; &quot;;[.D22];&quot;; &quot;;[.E22];&quot;; &quot;;[.F22])" office:value-type="string" office:string-value="M33; 33; 3.5; 30.727; 28.706; 693.562" calcext:value-type="string">
            <text:p>M33; 33; 3.5; 30.727; 28.706; 693.562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table:formula="of:=RIGHT([.A23];2)" office:value-type="string" office:string-value="36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table:formula="of:=ROUND([.B23]-0.6495*[.C23];3)" office:value-type="float" office:value="33.402" calcext:value-type="float">
            <text:p>33.402</text:p>
          </table:table-cell>
          <table:table-cell table:formula="of:=ROUND([.B23]-1.2269*[.C23];3)" office:value-type="float" office:value="31.092" calcext:value-type="float">
            <text:p>31.092</text:p>
          </table:table-cell>
          <table:table-cell table:formula="of:=ROUND(PI()/4*(([.D23]+[.E23])/2)^2;3)" office:value-type="float" office:value="816.711" calcext:value-type="float">
            <text:p>816.711</text:p>
          </table:table-cell>
          <table:table-cell table:formula="of:=COM.MICROSOFT.CONCAT([.A23];&quot;; &quot;;[.B23];&quot;; &quot;;[.C23];&quot;; &quot;;[.D23];&quot;; &quot;;[.E23];&quot;; &quot;;[.F23])" office:value-type="string" office:string-value="M36; 36; 4; 33.402; 31.092; 816.711" calcext:value-type="string">
            <text:p>M36; 36; 4; 33.402; 31.092; 816.711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table:formula="of:=RIGHT([.A24];2)" office:value-type="string" office:string-value="39" calcext:value-type="string">
            <text:p>39</text:p>
          </table:table-cell>
          <table:table-cell office:value-type="float" office:value="4" calcext:value-type="float">
            <text:p>4</text:p>
          </table:table-cell>
          <table:table-cell table:formula="of:=ROUND([.B24]-0.6495*[.C24];3)" office:value-type="float" office:value="36.402" calcext:value-type="float">
            <text:p>36.402</text:p>
          </table:table-cell>
          <table:table-cell table:formula="of:=ROUND([.B24]-1.2269*[.C24];3)" office:value-type="float" office:value="34.092" calcext:value-type="float">
            <text:p>34.092</text:p>
          </table:table-cell>
          <table:table-cell table:formula="of:=ROUND(PI()/4*(([.D24]+[.E24])/2)^2;3)" office:value-type="float" office:value="975.74" calcext:value-type="float">
            <text:p>975.74</text:p>
          </table:table-cell>
          <table:table-cell table:formula="of:=COM.MICROSOFT.CONCAT([.A24];&quot;; &quot;;[.B24];&quot;; &quot;;[.C24];&quot;; &quot;;[.D24];&quot;; &quot;;[.E24];&quot;; &quot;;[.F24])" office:value-type="string" office:string-value="M39; 39; 4; 36.402; 34.092; 975.74" calcext:value-type="string">
            <text:p>M39; 39; 4; 36.402; 34.092; 975.74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table:formula="of:=RIGHT([.A25];2)" office:value-type="string" office:string-value="42" calcext:value-type="string">
            <text:p>42</text:p>
          </table:table-cell>
          <table:table-cell office:value-type="float" office:value="4.5" calcext:value-type="float">
            <text:p>4.5</text:p>
          </table:table-cell>
          <table:table-cell table:formula="of:=ROUND([.B25]-0.6495*[.C25];3)" office:value-type="float" office:value="39.077" calcext:value-type="float">
            <text:p>39.077</text:p>
          </table:table-cell>
          <table:table-cell table:formula="of:=ROUND([.B25]-1.2269*[.C25];3)" office:value-type="float" office:value="36.479" calcext:value-type="float">
            <text:p>36.479</text:p>
          </table:table-cell>
          <table:table-cell table:formula="of:=ROUND(PI()/4*(([.D25]+[.E25])/2)^2;3)" office:value-type="float" office:value="1120.902" calcext:value-type="float">
            <text:p>1120.902</text:p>
          </table:table-cell>
          <table:table-cell table:formula="of:=COM.MICROSOFT.CONCAT([.A25];&quot;; &quot;;[.B25];&quot;; &quot;;[.C25];&quot;; &quot;;[.D25];&quot;; &quot;;[.E25];&quot;; &quot;;[.F25])" office:value-type="string" office:string-value="M42; 42; 4.5; 39.077; 36.479; 1120.902" calcext:value-type="string">
            <text:p>M42; 42; 4.5; 39.077; 36.479; 1120.902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table:formula="of:=RIGHT([.A26];2)" office:value-type="string" office:string-value="45" calcext:value-type="string">
            <text:p>45</text:p>
          </table:table-cell>
          <table:table-cell office:value-type="float" office:value="4.5" calcext:value-type="float">
            <text:p>4.5</text:p>
          </table:table-cell>
          <table:table-cell table:formula="of:=ROUND([.B26]-0.6495*[.C26];3)" office:value-type="float" office:value="42.077" calcext:value-type="float">
            <text:p>42.077</text:p>
          </table:table-cell>
          <table:table-cell table:formula="of:=ROUND([.B26]-1.2269*[.C26];3)" office:value-type="float" office:value="39.479" calcext:value-type="float">
            <text:p>39.479</text:p>
          </table:table-cell>
          <table:table-cell table:formula="of:=ROUND(PI()/4*(([.D26]+[.E26])/2)^2;3)" office:value-type="float" office:value="1305.996" calcext:value-type="float">
            <text:p>1305.996</text:p>
          </table:table-cell>
          <table:table-cell table:formula="of:=COM.MICROSOFT.CONCAT([.A26];&quot;; &quot;;[.B26];&quot;; &quot;;[.C26];&quot;; &quot;;[.D26];&quot;; &quot;;[.E26];&quot;; &quot;;[.F26])" office:value-type="string" office:string-value="M45; 45; 4.5; 42.077; 39.479; 1305.996" calcext:value-type="string">
            <text:p>M45; 45; 4.5; 42.077; 39.479; 1305.996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table:formula="of:=RIGHT([.A27];2)" office:value-type="string" office:string-value="48" calcext:value-type="string">
            <text:p>48</text:p>
          </table:table-cell>
          <table:table-cell office:value-type="float" office:value="5" calcext:value-type="float">
            <text:p>5</text:p>
          </table:table-cell>
          <table:table-cell table:formula="of:=ROUND([.B27]-0.6495*[.C27];3)" office:value-type="float" office:value="44.753" calcext:value-type="float">
            <text:p>44.753</text:p>
          </table:table-cell>
          <table:table-cell table:formula="of:=ROUND([.B27]-1.2269*[.C27];3)" office:value-type="float" office:value="41.866" calcext:value-type="float">
            <text:p>41.866</text:p>
          </table:table-cell>
          <table:table-cell table:formula="of:=ROUND(PI()/4*(([.D27]+[.E27])/2)^2;3)" office:value-type="float" office:value="1473.181" calcext:value-type="float">
            <text:p>1473.181</text:p>
          </table:table-cell>
          <table:table-cell table:formula="of:=COM.MICROSOFT.CONCAT([.A27];&quot;; &quot;;[.B27];&quot;; &quot;;[.C27];&quot;; &quot;;[.D27];&quot;; &quot;;[.E27];&quot;; &quot;;[.F27])" office:value-type="string" office:string-value="M48; 48; 5; 44.753; 41.866; 1473.181" calcext:value-type="string">
            <text:p>M48; 48; 5; 44.753; 41.866; 1473.181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table:formula="of:=RIGHT([.A28];2)" office:value-type="string" office:string-value="52" calcext:value-type="string">
            <text:p>52</text:p>
          </table:table-cell>
          <table:table-cell office:value-type="float" office:value="5" calcext:value-type="float">
            <text:p>5</text:p>
          </table:table-cell>
          <table:table-cell table:formula="of:=ROUND([.B28]-0.6495*[.C28];3)" office:value-type="float" office:value="48.753" calcext:value-type="float">
            <text:p>48.753</text:p>
          </table:table-cell>
          <table:table-cell table:formula="of:=ROUND([.B28]-1.2269*[.C28];3)" office:value-type="float" office:value="45.866" calcext:value-type="float">
            <text:p>45.866</text:p>
          </table:table-cell>
          <table:table-cell table:formula="of:=ROUND(PI()/4*(([.D28]+[.E28])/2)^2;3)" office:value-type="float" office:value="1757.869" calcext:value-type="float">
            <text:p>1757.869</text:p>
          </table:table-cell>
          <table:table-cell table:formula="of:=COM.MICROSOFT.CONCAT([.A28];&quot;; &quot;;[.B28];&quot;; &quot;;[.C28];&quot;; &quot;;[.D28];&quot;; &quot;;[.E28];&quot;; &quot;;[.F28])" office:value-type="string" office:string-value="M52; 52; 5; 48.753; 45.866; 1757.869" calcext:value-type="string">
            <text:p>M52; 52; 5; 48.753; 45.866; 1757.869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table:formula="of:=RIGHT([.A29];2)" office:value-type="string" office:string-value="56" calcext:value-type="string">
            <text:p>56</text:p>
          </table:table-cell>
          <table:table-cell office:value-type="float" office:value="5.5" calcext:value-type="float">
            <text:p>5.5</text:p>
          </table:table-cell>
          <table:table-cell table:formula="of:=ROUND([.B29]-0.6495*[.C29];3)" office:value-type="float" office:value="52.428" calcext:value-type="float">
            <text:p>52.428</text:p>
          </table:table-cell>
          <table:table-cell table:formula="of:=ROUND([.B29]-1.2269*[.C29];3)" office:value-type="float" office:value="49.252" calcext:value-type="float">
            <text:p>49.252</text:p>
          </table:table-cell>
          <table:table-cell table:formula="of:=ROUND(PI()/4*(([.D29]+[.E29])/2)^2;3)" office:value-type="float" office:value="2030.023" calcext:value-type="float">
            <text:p>2030.023</text:p>
          </table:table-cell>
          <table:table-cell table:formula="of:=COM.MICROSOFT.CONCAT([.A29];&quot;; &quot;;[.B29];&quot;; &quot;;[.C29];&quot;; &quot;;[.D29];&quot;; &quot;;[.E29];&quot;; &quot;;[.F29])" office:value-type="string" office:string-value="M56; 56; 5.5; 52.428; 49.252; 2030.023" calcext:value-type="string">
            <text:p>M56; 56; 5.5; 52.428; 49.252; 2030.023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table:formula="of:=RIGHT([.A30];2)" office:value-type="string" office:string-value="60" calcext:value-type="string">
            <text:p>60</text:p>
          </table:table-cell>
          <table:table-cell office:value-type="float" office:value="5.5" calcext:value-type="float">
            <text:p>5.5</text:p>
          </table:table-cell>
          <table:table-cell table:formula="of:=ROUND([.B30]-0.6495*[.C30];3)" office:value-type="float" office:value="56.428" calcext:value-type="float">
            <text:p>56.428</text:p>
          </table:table-cell>
          <table:table-cell table:formula="of:=ROUND([.B30]-1.2269*[.C30];3)" office:value-type="float" office:value="53.252" calcext:value-type="float">
            <text:p>53.252</text:p>
          </table:table-cell>
          <table:table-cell table:formula="of:=ROUND(PI()/4*(([.D30]+[.E30])/2)^2;3)" office:value-type="float" office:value="2362.027" calcext:value-type="float">
            <text:p>2362.027</text:p>
          </table:table-cell>
          <table:table-cell table:formula="of:=COM.MICROSOFT.CONCAT([.A30];&quot;; &quot;;[.B30];&quot;; &quot;;[.C30];&quot;; &quot;;[.D30];&quot;; &quot;;[.E30];&quot;; &quot;;[.F30])" office:value-type="string" office:string-value="M60; 60; 5.5; 56.428; 53.252; 2362.027" calcext:value-type="string">
            <text:p>M60; 60; 5.5; 56.428; 53.252; 2362.027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table:formula="of:=RIGHT([.A31];2)" office:value-type="string" office:string-value="64" calcext:value-type="string">
            <text:p>64</text:p>
          </table:table-cell>
          <table:table-cell office:value-type="float" office:value="6" calcext:value-type="float">
            <text:p>6</text:p>
          </table:table-cell>
          <table:table-cell table:formula="of:=ROUND([.B31]-0.6495*[.C31];3)" office:value-type="float" office:value="60.103" calcext:value-type="float">
            <text:p>60.103</text:p>
          </table:table-cell>
          <table:table-cell table:formula="of:=ROUND([.B31]-1.2269*[.C31];3)" office:value-type="float" office:value="56.639" calcext:value-type="float">
            <text:p>56.639</text:p>
          </table:table-cell>
          <table:table-cell table:formula="of:=ROUND(PI()/4*(([.D31]+[.E31])/2)^2;3)" office:value-type="float" office:value="2675.988" calcext:value-type="float">
            <text:p>2675.988</text:p>
          </table:table-cell>
          <table:table-cell table:formula="of:=COM.MICROSOFT.CONCAT([.A31];&quot;; &quot;;[.B31];&quot;; &quot;;[.C31];&quot;; &quot;;[.D31];&quot;; &quot;;[.E31];&quot;; &quot;;[.F31])" office:value-type="string" office:string-value="M64; 64; 6; 60.103; 56.639; 2675.988" calcext:value-type="string">
            <text:p>M64; 64; 6; 60.103; 56.639; 2675.988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table:formula="of:=RIGHT([.A32];2)" office:value-type="string" office:string-value="68" calcext:value-type="string">
            <text:p>68</text:p>
          </table:table-cell>
          <table:table-cell office:value-type="float" office:value="6" calcext:value-type="float">
            <text:p>6</text:p>
          </table:table-cell>
          <table:table-cell table:formula="of:=ROUND([.B32]-0.6495*[.C32];3)" office:value-type="float" office:value="64.103" calcext:value-type="float">
            <text:p>64.103</text:p>
          </table:table-cell>
          <table:table-cell table:formula="of:=ROUND([.B32]-1.2269*[.C32];3)" office:value-type="float" office:value="60.639" calcext:value-type="float">
            <text:p>60.639</text:p>
          </table:table-cell>
          <table:table-cell table:formula="of:=ROUND(PI()/4*(([.D32]+[.E32])/2)^2;3)" office:value-type="float" office:value="3055.31" calcext:value-type="float">
            <text:p>3055.31</text:p>
          </table:table-cell>
          <table:table-cell table:formula="of:=COM.MICROSOFT.CONCAT([.A32];&quot;; &quot;;[.B32];&quot;; &quot;;[.C32];&quot;; &quot;;[.D32];&quot;; &quot;;[.E32];&quot;; &quot;;[.F32])" office:value-type="string" office:string-value="M68; 68; 6; 64.103; 60.639; 3055.31" calcext:value-type="string">
            <text:p>M68; 68; 6; 64.103; 60.639; 3055.31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table:formula="of:=RIGHT([.A33];2)" office:value-type="string" office:string-value="72" calcext:value-type="string">
            <text:p>72</text:p>
          </table:table-cell>
          <table:table-cell office:value-type="float" office:value="6" calcext:value-type="float">
            <text:p>6</text:p>
          </table:table-cell>
          <table:table-cell table:formula="of:=ROUND([.B33]-0.6495*[.C33];3)" office:value-type="float" office:value="68.103" calcext:value-type="float">
            <text:p>68.103</text:p>
          </table:table-cell>
          <table:table-cell table:formula="of:=ROUND([.B33]-1.2269*[.C33];3)" office:value-type="float" office:value="64.639" calcext:value-type="float">
            <text:p>64.639</text:p>
          </table:table-cell>
          <table:table-cell table:formula="of:=ROUND(PI()/4*(([.D33]+[.E33])/2)^2;3)" office:value-type="float" office:value="3459.765" calcext:value-type="float">
            <text:p>3459.765</text:p>
          </table:table-cell>
          <table:table-cell table:formula="of:=COM.MICROSOFT.CONCAT([.A33];&quot;; &quot;;[.B33];&quot;; &quot;;[.C33];&quot;; &quot;;[.D33];&quot;; &quot;;[.E33];&quot;; &quot;;[.F33])" office:value-type="string" office:string-value="M72; 72; 6; 68.103; 64.639; 3459.765" calcext:value-type="string">
            <text:p>M72; 72; 6; 68.103; 64.639; 3459.765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table:formula="of:=RIGHT([.A34];2)" office:value-type="string" office:string-value="80" calcext:value-type="string">
            <text:p>80</text:p>
          </table:table-cell>
          <table:table-cell office:value-type="float" office:value="6" calcext:value-type="float">
            <text:p>6</text:p>
          </table:table-cell>
          <table:table-cell table:formula="of:=ROUND([.B34]-0.6495*[.C34];3)" office:value-type="float" office:value="76.103" calcext:value-type="float">
            <text:p>76.103</text:p>
          </table:table-cell>
          <table:table-cell table:formula="of:=ROUND([.B34]-1.2269*[.C34];3)" office:value-type="float" office:value="72.639" calcext:value-type="float">
            <text:p>72.639</text:p>
          </table:table-cell>
          <table:table-cell table:formula="of:=ROUND(PI()/4*(([.D34]+[.E34])/2)^2;3)" office:value-type="float" office:value="4344.073" calcext:value-type="float">
            <text:p>4344.073</text:p>
          </table:table-cell>
          <table:table-cell table:formula="of:=COM.MICROSOFT.CONCAT([.A34];&quot;; &quot;;[.B34];&quot;; &quot;;[.C34];&quot;; &quot;;[.D34];&quot;; &quot;;[.E34];&quot;; &quot;;[.F34])" office:value-type="string" office:string-value="M80; 80; 6; 76.103; 72.639; 4344.073" calcext:value-type="string">
            <text:p>M80; 80; 6; 76.103; 72.639; 4344.073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table:formula="of:=RIGHT([.A35];2)" office:value-type="string" office:string-value="90" calcext:value-type="string">
            <text:p>90</text:p>
          </table:table-cell>
          <table:table-cell office:value-type="float" office:value="6" calcext:value-type="float">
            <text:p>6</text:p>
          </table:table-cell>
          <table:table-cell table:formula="of:=ROUND([.B35]-0.6495*[.C35];3)" office:value-type="float" office:value="86.103" calcext:value-type="float">
            <text:p>86.103</text:p>
          </table:table-cell>
          <table:table-cell table:formula="of:=ROUND([.B35]-1.2269*[.C35];3)" office:value-type="float" office:value="82.639" calcext:value-type="float">
            <text:p>82.639</text:p>
          </table:table-cell>
          <table:table-cell table:formula="of:=ROUND(PI()/4*(([.D35]+[.E35])/2)^2;3)" office:value-type="float" office:value="5590.83" calcext:value-type="float">
            <text:p>5590.83</text:p>
          </table:table-cell>
          <table:table-cell table:formula="of:=COM.MICROSOFT.CONCAT([.A35];&quot;; &quot;;[.B35];&quot;; &quot;;[.C35];&quot;; &quot;;[.D35];&quot;; &quot;;[.E35];&quot;; &quot;;[.F35])" office:value-type="string" office:string-value="M90; 90; 6; 86.103; 82.639; 5590.83" calcext:value-type="string">
            <text:p>M90; 90; 6; 86.103; 82.639; 5590.83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table:formula="of:=RIGHT([.A36];3)" office:value-type="string" office:string-value="100" calcext:value-type="string">
            <text:p>100</text:p>
          </table:table-cell>
          <table:table-cell office:value-type="float" office:value="6" calcext:value-type="float">
            <text:p>6</text:p>
          </table:table-cell>
          <table:table-cell table:formula="of:=ROUND([.B36]-0.6495*[.C36];3)" office:value-type="float" office:value="96.103" calcext:value-type="float">
            <text:p>96.103</text:p>
          </table:table-cell>
          <table:table-cell table:formula="of:=ROUND([.B36]-1.2269*[.C36];3)" office:value-type="float" office:value="92.639" calcext:value-type="float">
            <text:p>92.639</text:p>
          </table:table-cell>
          <table:table-cell table:formula="of:=ROUND(PI()/4*(([.D36]+[.E36])/2)^2;3)" office:value-type="float" office:value="6994.666" calcext:value-type="float">
            <text:p>6994.666</text:p>
          </table:table-cell>
          <table:table-cell table:formula="of:=COM.MICROSOFT.CONCAT([.A36];&quot;; &quot;;[.B36];&quot;; &quot;;[.C36];&quot;; &quot;;[.D36];&quot;; &quot;;[.E36];&quot;; &quot;;[.F36])" office:value-type="string" office:string-value="M100; 100; 6; 96.103; 92.639; 6994.666" calcext:value-type="string">
            <text:p>M100; 100; 6; 96.103; 92.639; 6994.666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ine_threa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5" calcext:value-type="float">
            <text:p>0.25</text:p>
          </table:table-cell>
          <table:table-cell table:formula="of:=COM.MICROSOFT.CONCAT([.A2];&quot;x&quot;;[.B2])" office:value-type="string" office:string-value="M2x0.25" calcext:value-type="string">
            <text:p>M2x0.25</text:p>
          </table:table-cell>
          <table:table-cell table:formula="of:=RIGHT([.A2];1)" office:value-type="string" office:string-value="2" calcext:value-type="string">
            <text:p>2</text:p>
          </table:table-cell>
          <table:table-cell table:formula="of:=[.B2]" office:value-type="float" office:value="0.25" calcext:value-type="float">
            <text:p>0.25</text:p>
          </table:table-cell>
          <table:table-cell table:formula="of:=ROUND([.D2]-0.6495*[.E2];3)" office:value-type="float" office:value="1.838" calcext:value-type="float">
            <text:p>1.838</text:p>
          </table:table-cell>
          <table:table-cell table:formula="of:=ROUND([.D2]-1.2269*[.E2];3)" office:value-type="float" office:value="1.693" calcext:value-type="float">
            <text:p>1.693</text:p>
          </table:table-cell>
          <table:table-cell table:formula="of:=ROUND(PI()/4*(([.F2]+[.G2])/2)^2;3)" office:value-type="float" office:value="2.448" calcext:value-type="float">
            <text:p>2.448</text:p>
          </table:table-cell>
          <table:table-cell table:style-name="ce1" table:formula="of:=COM.MICROSOFT.CONCAT([.C2];&quot;; &quot;;[.D2];&quot;; &quot;;[.E2];&quot;; &quot;;[.F2];&quot;; &quot;;[.G2];&quot;; &quot;;[.H2])" office:value-type="string" office:string-value="M2x0.25; 2; 0.25; 1.838; 1.693; 2.448" calcext:value-type="string">
            <text:p>M2x0.25; 2; 0.25; 1.838; 1.693; 2.448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office:value-type="float" office:value="0.35" calcext:value-type="float">
            <text:p>0.35</text:p>
          </table:table-cell>
          <table:table-cell table:formula="of:=COM.MICROSOFT.CONCAT([.A3];&quot;x&quot;;[.B3])" office:value-type="string" office:string-value="M2.5x0.35" calcext:value-type="string">
            <text:p>M2.5x0.35</text:p>
          </table:table-cell>
          <table:table-cell table:formula="of:=RIGHT([.A3];1)" office:value-type="string" office:string-value="5" calcext:value-type="string">
            <text:p>5</text:p>
          </table:table-cell>
          <table:table-cell table:formula="of:=[.B3]" office:value-type="float" office:value="0.35" calcext:value-type="float">
            <text:p>0.35</text:p>
          </table:table-cell>
          <table:table-cell table:formula="of:=ROUND([.D3]-0.6495*[.E3];3)" office:value-type="float" office:value="4.773" calcext:value-type="float">
            <text:p>4.773</text:p>
          </table:table-cell>
          <table:table-cell table:formula="of:=ROUND([.D3]-1.2269*[.E3];3)" office:value-type="float" office:value="4.571" calcext:value-type="float">
            <text:p>4.571</text:p>
          </table:table-cell>
          <table:table-cell table:formula="of:=ROUND(PI()/4*(([.F3]+[.G3])/2)^2;3)" office:value-type="float" office:value="17.143" calcext:value-type="float">
            <text:p>17.143</text:p>
          </table:table-cell>
          <table:table-cell table:style-name="ce1" table:formula="of:=COM.MICROSOFT.CONCAT([.C3];&quot;; &quot;;[.D3];&quot;; &quot;;[.E3];&quot;; &quot;;[.F3];&quot;; &quot;;[.G3];&quot;; &quot;;[.H3])" office:value-type="string" office:string-value="M2.5x0.35; 5; 0.35; 4.773; 4.571; 17.143" calcext:value-type="string">
            <text:p>M2.5x0.35; 5; 0.35; 4.773; 4.571; 17.1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5" calcext:value-type="float">
            <text:p>0.35</text:p>
          </table:table-cell>
          <table:table-cell table:formula="of:=COM.MICROSOFT.CONCAT([.A4];&quot;x&quot;;[.B4])" office:value-type="string" office:string-value="M3x0.35" calcext:value-type="string">
            <text:p>M3x0.35</text:p>
          </table:table-cell>
          <table:table-cell table:formula="of:=RIGHT([.A4];1)" office:value-type="string" office:string-value="3" calcext:value-type="string">
            <text:p>3</text:p>
          </table:table-cell>
          <table:table-cell table:formula="of:=[.B4]" office:value-type="float" office:value="0.35" calcext:value-type="float">
            <text:p>0.35</text:p>
          </table:table-cell>
          <table:table-cell table:formula="of:=ROUND([.D4]-0.6495*[.E4];3)" office:value-type="float" office:value="2.773" calcext:value-type="float">
            <text:p>2.773</text:p>
          </table:table-cell>
          <table:table-cell table:formula="of:=ROUND([.D4]-1.2269*[.E4];3)" office:value-type="float" office:value="2.571" calcext:value-type="float">
            <text:p>2.571</text:p>
          </table:table-cell>
          <table:table-cell table:formula="of:=ROUND(PI()/4*(([.F4]+[.G4])/2)^2;3)" office:value-type="float" office:value="5.607" calcext:value-type="float">
            <text:p>5.607</text:p>
          </table:table-cell>
          <table:table-cell table:style-name="ce1" table:formula="of:=COM.MICROSOFT.CONCAT([.C4];&quot;; &quot;;[.D4];&quot;; &quot;;[.E4];&quot;; &quot;;[.F4];&quot;; &quot;;[.G4];&quot;; &quot;;[.H4])" office:value-type="string" office:string-value="M3x0.35; 3; 0.35; 2.773; 2.571; 5.607" calcext:value-type="string">
            <text:p>M3x0.35; 3; 0.35; 2.773; 2.571; 5.6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" calcext:value-type="float">
            <text:p>0.5</text:p>
          </table:table-cell>
          <table:table-cell table:formula="of:=COM.MICROSOFT.CONCAT([.A5];&quot;x&quot;;[.B5])" office:value-type="string" office:string-value="M4x0.5" calcext:value-type="string">
            <text:p>M4x0.5</text:p>
          </table:table-cell>
          <table:table-cell table:formula="of:=RIGHT([.A5];1)" office:value-type="string" office:string-value="4" calcext:value-type="string">
            <text:p>4</text:p>
          </table:table-cell>
          <table:table-cell table:formula="of:=[.B5]" office:value-type="float" office:value="0.5" calcext:value-type="float">
            <text:p>0.5</text:p>
          </table:table-cell>
          <table:table-cell table:formula="of:=ROUND([.D5]-0.6495*[.E5];3)" office:value-type="float" office:value="3.675" calcext:value-type="float">
            <text:p>3.675</text:p>
          </table:table-cell>
          <table:table-cell table:formula="of:=ROUND([.D5]-1.2269*[.E5];3)" office:value-type="float" office:value="3.387" calcext:value-type="float">
            <text:p>3.387</text:p>
          </table:table-cell>
          <table:table-cell table:formula="of:=ROUND(PI()/4*(([.F5]+[.G5])/2)^2;3)" office:value-type="float" office:value="9.792" calcext:value-type="float">
            <text:p>9.792</text:p>
          </table:table-cell>
          <table:table-cell table:style-name="ce1" table:formula="of:=COM.MICROSOFT.CONCAT([.C5];&quot;; &quot;;[.D5];&quot;; &quot;;[.E5];&quot;; &quot;;[.F5];&quot;; &quot;;[.G5];&quot;; &quot;;[.H5])" office:value-type="string" office:string-value="M4x0.5; 4; 0.5; 3.675; 3.387; 9.792" calcext:value-type="string">
            <text:p>M4x0.5; 4; 0.5; 3.675; 3.387; 9.7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5" calcext:value-type="float">
            <text:p>0.5</text:p>
          </table:table-cell>
          <table:table-cell table:formula="of:=COM.MICROSOFT.CONCAT([.A6];&quot;x&quot;;[.B6])" office:value-type="string" office:string-value="M5x0.5" calcext:value-type="string">
            <text:p>M5x0.5</text:p>
          </table:table-cell>
          <table:table-cell table:formula="of:=RIGHT([.A6];1)" office:value-type="string" office:string-value="5" calcext:value-type="string">
            <text:p>5</text:p>
          </table:table-cell>
          <table:table-cell table:formula="of:=[.B6]" office:value-type="float" office:value="0.5" calcext:value-type="float">
            <text:p>0.5</text:p>
          </table:table-cell>
          <table:table-cell table:formula="of:=ROUND([.D6]-0.6495*[.E6];3)" office:value-type="float" office:value="4.675" calcext:value-type="float">
            <text:p>4.675</text:p>
          </table:table-cell>
          <table:table-cell table:formula="of:=ROUND([.D6]-1.2269*[.E6];3)" office:value-type="float" office:value="4.387" calcext:value-type="float">
            <text:p>4.387</text:p>
          </table:table-cell>
          <table:table-cell table:formula="of:=ROUND(PI()/4*(([.F6]+[.G6])/2)^2;3)" office:value-type="float" office:value="16.124" calcext:value-type="float">
            <text:p>16.124</text:p>
          </table:table-cell>
          <table:table-cell table:style-name="ce1" table:formula="of:=COM.MICROSOFT.CONCAT([.C6];&quot;; &quot;;[.D6];&quot;; &quot;;[.E6];&quot;; &quot;;[.F6];&quot;; &quot;;[.G6];&quot;; &quot;;[.H6])" office:value-type="string" office:string-value="M5x0.5; 5; 0.5; 4.675; 4.387; 16.124" calcext:value-type="string">
            <text:p>M5x0.5; 5; 0.5; 4.675; 4.387; 16.12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75" calcext:value-type="float">
            <text:p>0.75</text:p>
          </table:table-cell>
          <table:table-cell table:formula="of:=COM.MICROSOFT.CONCAT([.A7];&quot;x&quot;;[.B7])" office:value-type="string" office:string-value="M6x0.75" calcext:value-type="string">
            <text:p>M6x0.75</text:p>
          </table:table-cell>
          <table:table-cell table:formula="of:=RIGHT([.A7];1)" office:value-type="string" office:string-value="6" calcext:value-type="string">
            <text:p>6</text:p>
          </table:table-cell>
          <table:table-cell table:formula="of:=[.B7]" office:value-type="float" office:value="0.75" calcext:value-type="float">
            <text:p>0.75</text:p>
          </table:table-cell>
          <table:table-cell table:formula="of:=ROUND([.D7]-0.6495*[.E7];3)" office:value-type="float" office:value="5.513" calcext:value-type="float">
            <text:p>5.513</text:p>
          </table:table-cell>
          <table:table-cell table:formula="of:=ROUND([.D7]-1.2269*[.E7];3)" office:value-type="float" office:value="5.08" calcext:value-type="float">
            <text:p>5.08</text:p>
          </table:table-cell>
          <table:table-cell table:formula="of:=ROUND(PI()/4*(([.F7]+[.G7])/2)^2;3)" office:value-type="float" office:value="22.033" calcext:value-type="float">
            <text:p>22.033</text:p>
          </table:table-cell>
          <table:table-cell table:style-name="ce1" table:formula="of:=COM.MICROSOFT.CONCAT([.C7];&quot;; &quot;;[.D7];&quot;; &quot;;[.E7];&quot;; &quot;;[.F7];&quot;; &quot;;[.G7];&quot;; &quot;;[.H7])" office:value-type="string" office:string-value="M6x0.75; 6; 0.75; 5.513; 5.08; 22.033" calcext:value-type="string">
            <text:p>M6x0.75; 6; 0.75; 5.513; 5.08; 22.03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0.75" calcext:value-type="float">
            <text:p>0.75</text:p>
          </table:table-cell>
          <table:table-cell table:formula="of:=COM.MICROSOFT.CONCAT([.A8];&quot;x&quot;;[.B8])" office:value-type="string" office:string-value="M7x0.75" calcext:value-type="string">
            <text:p>M7x0.75</text:p>
          </table:table-cell>
          <table:table-cell table:formula="of:=RIGHT([.A8];1)" office:value-type="string" office:string-value="7" calcext:value-type="string">
            <text:p>7</text:p>
          </table:table-cell>
          <table:table-cell table:formula="of:=[.B8]" office:value-type="float" office:value="0.75" calcext:value-type="float">
            <text:p>0.75</text:p>
          </table:table-cell>
          <table:table-cell table:formula="of:=ROUND([.D8]-0.6495*[.E8];3)" office:value-type="float" office:value="6.513" calcext:value-type="float">
            <text:p>6.513</text:p>
          </table:table-cell>
          <table:table-cell table:formula="of:=ROUND([.D8]-1.2269*[.E8];3)" office:value-type="float" office:value="6.08" calcext:value-type="float">
            <text:p>6.08</text:p>
          </table:table-cell>
          <table:table-cell table:formula="of:=ROUND(PI()/4*(([.F8]+[.G8])/2)^2;3)" office:value-type="float" office:value="31.138" calcext:value-type="float">
            <text:p>31.138</text:p>
          </table:table-cell>
          <table:table-cell table:style-name="ce1" table:formula="of:=COM.MICROSOFT.CONCAT([.C8];&quot;; &quot;;[.D8];&quot;; &quot;;[.E8];&quot;; &quot;;[.F8];&quot;; &quot;;[.G8];&quot;; &quot;;[.H8])" office:value-type="string" office:string-value="M7x0.75; 7; 0.75; 6.513; 6.08; 31.138" calcext:value-type="string">
            <text:p>M7x0.75; 7; 0.75; 6.513; 6.08; 31.13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table:formula="of:=COM.MICROSOFT.CONCAT([.A9];&quot;x&quot;;[.B9])" office:value-type="string" office:string-value="M8x1" calcext:value-type="string">
            <text:p>M8x1</text:p>
          </table:table-cell>
          <table:table-cell table:formula="of:=RIGHT([.A9];1)" office:value-type="string" office:string-value="8" calcext:value-type="string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ROUND([.D9]-0.6495*[.E9];3)" office:value-type="float" office:value="7.351" calcext:value-type="float">
            <text:p>7.351</text:p>
          </table:table-cell>
          <table:table-cell table:formula="of:=ROUND([.D9]-1.2269*[.E9];3)" office:value-type="float" office:value="6.773" calcext:value-type="float">
            <text:p>6.773</text:p>
          </table:table-cell>
          <table:table-cell table:formula="of:=ROUND(PI()/4*(([.F9]+[.G9])/2)^2;3)" office:value-type="float" office:value="39.169" calcext:value-type="float">
            <text:p>39.169</text:p>
          </table:table-cell>
          <table:table-cell table:style-name="ce1" table:formula="of:=COM.MICROSOFT.CONCAT([.C9];&quot;; &quot;;[.D9];&quot;; &quot;;[.E9];&quot;; &quot;;[.F9];&quot;; &quot;;[.G9];&quot;; &quot;;[.H9])" office:value-type="string" office:string-value="M8x1; 8; 1; 7.351; 6.773; 39.169" calcext:value-type="string">
            <text:p>M8x1; 8; 1; 7.351; 6.773; 39.16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0.75" calcext:value-type="float">
            <text:p>0.75</text:p>
          </table:table-cell>
          <table:table-cell table:formula="of:=COM.MICROSOFT.CONCAT([.A10];&quot;x&quot;;[.B10])" office:value-type="string" office:string-value="M8x0.75" calcext:value-type="string">
            <text:p>M8x0.75</text:p>
          </table:table-cell>
          <table:table-cell table:formula="of:=RIGHT([.A10];1)" office:value-type="string" office:string-value="8" calcext:value-type="string">
            <text:p>8</text:p>
          </table:table-cell>
          <table:table-cell table:formula="of:=[.B10]" office:value-type="float" office:value="0.75" calcext:value-type="float">
            <text:p>0.75</text:p>
          </table:table-cell>
          <table:table-cell table:formula="of:=ROUND([.D10]-0.6495*[.E10];3)" office:value-type="float" office:value="7.513" calcext:value-type="float">
            <text:p>7.513</text:p>
          </table:table-cell>
          <table:table-cell table:formula="of:=ROUND([.D10]-1.2269*[.E10];3)" office:value-type="float" office:value="7.08" calcext:value-type="float">
            <text:p>7.08</text:p>
          </table:table-cell>
          <table:table-cell table:formula="of:=ROUND(PI()/4*(([.F10]+[.G10])/2)^2;3)" office:value-type="float" office:value="41.814" calcext:value-type="float">
            <text:p>41.814</text:p>
          </table:table-cell>
          <table:table-cell table:style-name="ce1" table:formula="of:=COM.MICROSOFT.CONCAT([.C10];&quot;; &quot;;[.D10];&quot;; &quot;;[.E10];&quot;; &quot;;[.F10];&quot;; &quot;;[.G10];&quot;; &quot;;[.H10])" office:value-type="string" office:string-value="M8x0.75; 8; 0.75; 7.513; 7.08; 41.814" calcext:value-type="string">
            <text:p>M8x0.75; 8; 0.75; 7.513; 7.08; 41.814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table:formula="of:=COM.MICROSOFT.CONCAT([.A11];&quot;x&quot;;[.B11])" office:value-type="string" office:string-value="M9x1" calcext:value-type="string">
            <text:p>M9x1</text:p>
          </table:table-cell>
          <table:table-cell table:formula="of:=RIGHT([.A11];1)" office:value-type="string" office:string-value="9" calcext:value-type="string">
            <text:p>9</text:p>
          </table:table-cell>
          <table:table-cell table:formula="of:=[.B11]" office:value-type="float" office:value="1" calcext:value-type="float">
            <text:p>1</text:p>
          </table:table-cell>
          <table:table-cell table:formula="of:=ROUND([.D11]-0.6495*[.E11];3)" office:value-type="float" office:value="8.351" calcext:value-type="float">
            <text:p>8.351</text:p>
          </table:table-cell>
          <table:table-cell table:formula="of:=ROUND([.D11]-1.2269*[.E11];3)" office:value-type="float" office:value="7.773" calcext:value-type="float">
            <text:p>7.773</text:p>
          </table:table-cell>
          <table:table-cell table:formula="of:=ROUND(PI()/4*(([.F11]+[.G11])/2)^2;3)" office:value-type="float" office:value="51.048" calcext:value-type="float">
            <text:p>51.048</text:p>
          </table:table-cell>
          <table:table-cell table:style-name="ce1" table:formula="of:=COM.MICROSOFT.CONCAT([.C11];&quot;; &quot;;[.D11];&quot;; &quot;;[.E11];&quot;; &quot;;[.F11];&quot;; &quot;;[.G11];&quot;; &quot;;[.H11])" office:value-type="string" office:string-value="M9x1; 9; 1; 8.351; 7.773; 51.048" calcext:value-type="string">
            <text:p>M9x1; 9; 1; 8.351; 7.773; 51.048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0.75" calcext:value-type="float">
            <text:p>0.75</text:p>
          </table:table-cell>
          <table:table-cell table:formula="of:=COM.MICROSOFT.CONCAT([.A12];&quot;x&quot;;[.B12])" office:value-type="string" office:string-value="M9x0.75" calcext:value-type="string">
            <text:p>M9x0.75</text:p>
          </table:table-cell>
          <table:table-cell table:formula="of:=RIGHT([.A12];1)" office:value-type="string" office:string-value="9" calcext:value-type="string">
            <text:p>9</text:p>
          </table:table-cell>
          <table:table-cell table:formula="of:=[.B12]" office:value-type="float" office:value="0.75" calcext:value-type="float">
            <text:p>0.75</text:p>
          </table:table-cell>
          <table:table-cell table:formula="of:=ROUND([.D12]-0.6495*[.E12];3)" office:value-type="float" office:value="8.513" calcext:value-type="float">
            <text:p>8.513</text:p>
          </table:table-cell>
          <table:table-cell table:formula="of:=ROUND([.D12]-1.2269*[.E12];3)" office:value-type="float" office:value="8.08" calcext:value-type="float">
            <text:p>8.08</text:p>
          </table:table-cell>
          <table:table-cell table:formula="of:=ROUND(PI()/4*(([.F12]+[.G12])/2)^2;3)" office:value-type="float" office:value="54.06" calcext:value-type="float">
            <text:p>54.06</text:p>
          </table:table-cell>
          <table:table-cell table:style-name="ce1" table:formula="of:=COM.MICROSOFT.CONCAT([.C12];&quot;; &quot;;[.D12];&quot;; &quot;;[.E12];&quot;; &quot;;[.F12];&quot;; &quot;;[.G12];&quot;; &quot;;[.H12])" office:value-type="string" office:string-value="M9x0.75; 9; 0.75; 8.513; 8.08; 54.06" calcext:value-type="string">
            <text:p>M9x0.75; 9; 0.75; 8.513; 8.08; 54.06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.25" calcext:value-type="float">
            <text:p>1.25</text:p>
          </table:table-cell>
          <table:table-cell table:formula="of:=COM.MICROSOFT.CONCAT([.A13];&quot;x&quot;;[.B13])" office:value-type="string" office:string-value="M10x1.25" calcext:value-type="string">
            <text:p>M10x1.25</text:p>
          </table:table-cell>
          <table:table-cell table:formula="of:=RIGHT([.A13];2)" office:value-type="string" office:string-value="10" calcext:value-type="string">
            <text:p>10</text:p>
          </table:table-cell>
          <table:table-cell table:formula="of:=[.B13]" office:value-type="float" office:value="1.25" calcext:value-type="float">
            <text:p>1.25</text:p>
          </table:table-cell>
          <table:table-cell table:formula="of:=ROUND([.D13]-0.6495*[.E13];3)" office:value-type="float" office:value="9.188" calcext:value-type="float">
            <text:p>9.188</text:p>
          </table:table-cell>
          <table:table-cell table:formula="of:=ROUND([.D13]-1.2269*[.E13];3)" office:value-type="float" office:value="8.466" calcext:value-type="float">
            <text:p>8.466</text:p>
          </table:table-cell>
          <table:table-cell table:formula="of:=ROUND(PI()/4*(([.F13]+[.G13])/2)^2;3)" office:value-type="float" office:value="61.195" calcext:value-type="float">
            <text:p>61.195</text:p>
          </table:table-cell>
          <table:table-cell table:style-name="ce1" table:formula="of:=COM.MICROSOFT.CONCAT([.C13];&quot;; &quot;;[.D13];&quot;; &quot;;[.E13];&quot;; &quot;;[.F13];&quot;; &quot;;[.G13];&quot;; &quot;;[.H13])" office:value-type="string" office:string-value="M10x1.25; 10; 1.25; 9.188; 8.466; 61.195" calcext:value-type="string">
            <text:p>M10x1.25; 10; 1.25; 9.188; 8.466; 61.195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table:formula="of:=COM.MICROSOFT.CONCAT([.A14];&quot;x&quot;;[.B14])" office:value-type="string" office:string-value="M10x1" calcext:value-type="string">
            <text:p>M10x1</text:p>
          </table:table-cell>
          <table:table-cell table:formula="of:=RIGHT([.A14];2)" office:value-type="string" office:string-value="10" calcext:value-type="string">
            <text:p>10</text:p>
          </table:table-cell>
          <table:table-cell table:formula="of:=[.B14]" office:value-type="float" office:value="1" calcext:value-type="float">
            <text:p>1</text:p>
          </table:table-cell>
          <table:table-cell table:formula="of:=ROUND([.D14]-0.6495*[.E14];3)" office:value-type="float" office:value="9.351" calcext:value-type="float">
            <text:p>9.351</text:p>
          </table:table-cell>
          <table:table-cell table:formula="of:=ROUND([.D14]-1.2269*[.E14];3)" office:value-type="float" office:value="8.773" calcext:value-type="float">
            <text:p>8.773</text:p>
          </table:table-cell>
          <table:table-cell table:formula="of:=ROUND(PI()/4*(([.F14]+[.G14])/2)^2;3)" office:value-type="float" office:value="64.497" calcext:value-type="float">
            <text:p>64.497</text:p>
          </table:table-cell>
          <table:table-cell table:style-name="ce1" table:formula="of:=COM.MICROSOFT.CONCAT([.C14];&quot;; &quot;;[.D14];&quot;; &quot;;[.E14];&quot;; &quot;;[.F14];&quot;; &quot;;[.G14];&quot;; &quot;;[.H14])" office:value-type="string" office:string-value="M10x1; 10; 1; 9.351; 8.773; 64.497" calcext:value-type="string">
            <text:p>M10x1; 10; 1; 9.351; 8.773; 64.49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75" calcext:value-type="float">
            <text:p>0.75</text:p>
          </table:table-cell>
          <table:table-cell table:formula="of:=COM.MICROSOFT.CONCAT([.A15];&quot;x&quot;;[.B15])" office:value-type="string" office:string-value="M10x0.75" calcext:value-type="string">
            <text:p>M10x0.75</text:p>
          </table:table-cell>
          <table:table-cell table:formula="of:=RIGHT([.A15];2)" office:value-type="string" office:string-value="10" calcext:value-type="string">
            <text:p>10</text:p>
          </table:table-cell>
          <table:table-cell table:formula="of:=[.B15]" office:value-type="float" office:value="0.75" calcext:value-type="float">
            <text:p>0.75</text:p>
          </table:table-cell>
          <table:table-cell table:formula="of:=ROUND([.D15]-0.6495*[.E15];3)" office:value-type="float" office:value="9.513" calcext:value-type="float">
            <text:p>9.513</text:p>
          </table:table-cell>
          <table:table-cell table:formula="of:=ROUND([.D15]-1.2269*[.E15];3)" office:value-type="float" office:value="9.08" calcext:value-type="float">
            <text:p>9.08</text:p>
          </table:table-cell>
          <table:table-cell table:formula="of:=ROUND(PI()/4*(([.F15]+[.G15])/2)^2;3)" office:value-type="float" office:value="67.878" calcext:value-type="float">
            <text:p>67.878</text:p>
          </table:table-cell>
          <table:table-cell table:style-name="ce1" table:formula="of:=COM.MICROSOFT.CONCAT([.C15];&quot;; &quot;;[.D15];&quot;; &quot;;[.E15];&quot;; &quot;;[.F15];&quot;; &quot;;[.G15];&quot;; &quot;;[.H15])" office:value-type="string" office:string-value="M10x0.75; 10; 0.75; 9.513; 9.08; 67.878" calcext:value-type="string">
            <text:p>M10x0.75; 10; 0.75; 9.513; 9.08; 67.878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x&quot;;[.B16])" office:value-type="string" office:string-value="M11x1" calcext:value-type="string">
            <text:p>M11x1</text:p>
          </table:table-cell>
          <table:table-cell table:formula="of:=RIGHT([.A16];2)" office:value-type="string" office:string-value="11" calcext:value-type="string">
            <text:p>11</text:p>
          </table:table-cell>
          <table:table-cell table:formula="of:=[.B16]" office:value-type="float" office:value="1" calcext:value-type="float">
            <text:p>1</text:p>
          </table:table-cell>
          <table:table-cell table:formula="of:=ROUND([.D16]-0.6495*[.E16];3)" office:value-type="float" office:value="10.351" calcext:value-type="float">
            <text:p>10.351</text:p>
          </table:table-cell>
          <table:table-cell table:formula="of:=ROUND([.D16]-1.2269*[.E16];3)" office:value-type="float" office:value="9.773" calcext:value-type="float">
            <text:p>9.773</text:p>
          </table:table-cell>
          <table:table-cell table:formula="of:=ROUND(PI()/4*(([.F16]+[.G16])/2)^2;3)" office:value-type="float" office:value="79.517" calcext:value-type="float">
            <text:p>79.517</text:p>
          </table:table-cell>
          <table:table-cell table:style-name="ce1" table:formula="of:=COM.MICROSOFT.CONCAT([.C16];&quot;; &quot;;[.D16];&quot;; &quot;;[.E16];&quot;; &quot;;[.F16];&quot;; &quot;;[.G16];&quot;; &quot;;[.H16])" office:value-type="string" office:string-value="M11x1; 11; 1; 10.351; 9.773; 79.517" calcext:value-type="string">
            <text:p>M11x1; 11; 1; 10.351; 9.773; 79.517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0.75" calcext:value-type="float">
            <text:p>0.75</text:p>
          </table:table-cell>
          <table:table-cell table:formula="of:=COM.MICROSOFT.CONCAT([.A17];&quot;x&quot;;[.B17])" office:value-type="string" office:string-value="M11x0.75" calcext:value-type="string">
            <text:p>M11x0.75</text:p>
          </table:table-cell>
          <table:table-cell table:formula="of:=RIGHT([.A17];2)" office:value-type="string" office:string-value="11" calcext:value-type="string">
            <text:p>11</text:p>
          </table:table-cell>
          <table:table-cell table:formula="of:=[.B17]" office:value-type="float" office:value="0.75" calcext:value-type="float">
            <text:p>0.75</text:p>
          </table:table-cell>
          <table:table-cell table:formula="of:=ROUND([.D17]-0.6495*[.E17];3)" office:value-type="float" office:value="10.513" calcext:value-type="float">
            <text:p>10.513</text:p>
          </table:table-cell>
          <table:table-cell table:formula="of:=ROUND([.D17]-1.2269*[.E17];3)" office:value-type="float" office:value="10.08" calcext:value-type="float">
            <text:p>10.08</text:p>
          </table:table-cell>
          <table:table-cell table:formula="of:=ROUND(PI()/4*(([.F17]+[.G17])/2)^2;3)" office:value-type="float" office:value="83.266" calcext:value-type="float">
            <text:p>83.266</text:p>
          </table:table-cell>
          <table:table-cell table:style-name="ce1" table:formula="of:=COM.MICROSOFT.CONCAT([.C17];&quot;; &quot;;[.D17];&quot;; &quot;;[.E17];&quot;; &quot;;[.F17];&quot;; &quot;;[.G17];&quot;; &quot;;[.H17])" office:value-type="string" office:string-value="M11x0.75; 11; 0.75; 10.513; 10.08; 83.266" calcext:value-type="string">
            <text:p>M11x0.75; 11; 0.75; 10.513; 10.08; 83.266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.5" calcext:value-type="float">
            <text:p>1.5</text:p>
          </table:table-cell>
          <table:table-cell table:formula="of:=COM.MICROSOFT.CONCAT([.A18];&quot;x&quot;;[.B18])" office:value-type="string" office:string-value="M12x1.5" calcext:value-type="string">
            <text:p>M12x1.5</text:p>
          </table:table-cell>
          <table:table-cell table:formula="of:=RIGHT([.A18];2)" office:value-type="string" office:string-value="12" calcext:value-type="string">
            <text:p>12</text:p>
          </table:table-cell>
          <table:table-cell table:formula="of:=[.B18]" office:value-type="float" office:value="1.5" calcext:value-type="float">
            <text:p>1.5</text:p>
          </table:table-cell>
          <table:table-cell table:formula="of:=ROUND([.D18]-0.6495*[.E18];3)" office:value-type="float" office:value="11.026" calcext:value-type="float">
            <text:p>11.026</text:p>
          </table:table-cell>
          <table:table-cell table:formula="of:=ROUND([.D18]-1.2269*[.E18];3)" office:value-type="float" office:value="10.16" calcext:value-type="float">
            <text:p>10.16</text:p>
          </table:table-cell>
          <table:table-cell table:formula="of:=ROUND(PI()/4*(([.F18]+[.G18])/2)^2;3)" office:value-type="float" office:value="88.131" calcext:value-type="float">
            <text:p>88.131</text:p>
          </table:table-cell>
          <table:table-cell table:style-name="ce1" table:formula="of:=COM.MICROSOFT.CONCAT([.C18];&quot;; &quot;;[.D18];&quot;; &quot;;[.E18];&quot;; &quot;;[.F18];&quot;; &quot;;[.G18];&quot;; &quot;;[.H18])" office:value-type="string" office:string-value="M12x1.5; 12; 1.5; 11.026; 10.16; 88.131" calcext:value-type="string">
            <text:p>M12x1.5; 12; 1.5; 11.026; 10.16; 88.131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.25" calcext:value-type="float">
            <text:p>1.25</text:p>
          </table:table-cell>
          <table:table-cell table:formula="of:=COM.MICROSOFT.CONCAT([.A19];&quot;x&quot;;[.B19])" office:value-type="string" office:string-value="M12x1.25" calcext:value-type="string">
            <text:p>M12x1.25</text:p>
          </table:table-cell>
          <table:table-cell table:formula="of:=RIGHT([.A19];2)" office:value-type="string" office:string-value="12" calcext:value-type="string">
            <text:p>12</text:p>
          </table:table-cell>
          <table:table-cell table:formula="of:=[.B19]" office:value-type="float" office:value="1.25" calcext:value-type="float">
            <text:p>1.25</text:p>
          </table:table-cell>
          <table:table-cell table:formula="of:=ROUND([.D19]-0.6495*[.E19];3)" office:value-type="float" office:value="11.188" calcext:value-type="float">
            <text:p>11.188</text:p>
          </table:table-cell>
          <table:table-cell table:formula="of:=ROUND([.D19]-1.2269*[.E19];3)" office:value-type="float" office:value="10.466" calcext:value-type="float">
            <text:p>10.466</text:p>
          </table:table-cell>
          <table:table-cell table:formula="of:=ROUND(PI()/4*(([.F19]+[.G19])/2)^2;3)" office:value-type="float" office:value="92.067" calcext:value-type="float">
            <text:p>92.067</text:p>
          </table:table-cell>
          <table:table-cell table:style-name="ce1" table:formula="of:=COM.MICROSOFT.CONCAT([.C19];&quot;; &quot;;[.D19];&quot;; &quot;;[.E19];&quot;; &quot;;[.F19];&quot;; &quot;;[.G19];&quot;; &quot;;[.H19])" office:value-type="string" office:string-value="M12x1.25; 12; 1.25; 11.188; 10.466; 92.067" calcext:value-type="string">
            <text:p>M12x1.25; 12; 1.25; 11.188; 10.466; 92.067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x&quot;;[.B20])" office:value-type="string" office:string-value="M12x1" calcext:value-type="string">
            <text:p>M12x1</text:p>
          </table:table-cell>
          <table:table-cell table:formula="of:=RIGHT([.A20];2)" office:value-type="string" office:string-value="12" calcext:value-type="string">
            <text:p>12</text:p>
          </table:table-cell>
          <table:table-cell table:formula="of:=[.B20]" office:value-type="float" office:value="1" calcext:value-type="float">
            <text:p>1</text:p>
          </table:table-cell>
          <table:table-cell table:formula="of:=ROUND([.D20]-0.6495*[.E20];3)" office:value-type="float" office:value="11.351" calcext:value-type="float">
            <text:p>11.351</text:p>
          </table:table-cell>
          <table:table-cell table:formula="of:=ROUND([.D20]-1.2269*[.E20];3)" office:value-type="float" office:value="10.773" calcext:value-type="float">
            <text:p>10.773</text:p>
          </table:table-cell>
          <table:table-cell table:formula="of:=ROUND(PI()/4*(([.F20]+[.G20])/2)^2;3)" office:value-type="float" office:value="96.107" calcext:value-type="float">
            <text:p>96.107</text:p>
          </table:table-cell>
          <table:table-cell table:style-name="ce1" table:formula="of:=COM.MICROSOFT.CONCAT([.C20];&quot;; &quot;;[.D20];&quot;; &quot;;[.E20];&quot;; &quot;;[.F20];&quot;; &quot;;[.G20];&quot;; &quot;;[.H20])" office:value-type="string" office:string-value="M12x1; 12; 1; 11.351; 10.773; 96.107" calcext:value-type="string">
            <text:p>M12x1; 12; 1; 11.351; 10.773; 96.107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.5" calcext:value-type="float">
            <text:p>1.5</text:p>
          </table:table-cell>
          <table:table-cell table:formula="of:=COM.MICROSOFT.CONCAT([.A21];&quot;x&quot;;[.B21])" office:value-type="string" office:string-value="M14x1.5" calcext:value-type="string">
            <text:p>M14x1.5</text:p>
          </table:table-cell>
          <table:table-cell table:formula="of:=RIGHT([.A21];2)" office:value-type="string" office:string-value="14" calcext:value-type="string">
            <text:p>14</text:p>
          </table:table-cell>
          <table:table-cell table:formula="of:=[.B21]" office:value-type="float" office:value="1.5" calcext:value-type="float">
            <text:p>1.5</text:p>
          </table:table-cell>
          <table:table-cell table:formula="of:=ROUND([.D21]-0.6495*[.E21];3)" office:value-type="float" office:value="13.026" calcext:value-type="float">
            <text:p>13.026</text:p>
          </table:table-cell>
          <table:table-cell table:formula="of:=ROUND([.D21]-1.2269*[.E21];3)" office:value-type="float" office:value="12.16" calcext:value-type="float">
            <text:p>12.16</text:p>
          </table:table-cell>
          <table:table-cell table:formula="of:=ROUND(PI()/4*(([.F21]+[.G21])/2)^2;3)" office:value-type="float" office:value="124.551" calcext:value-type="float">
            <text:p>124.551</text:p>
          </table:table-cell>
          <table:table-cell table:style-name="ce1" table:formula="of:=COM.MICROSOFT.CONCAT([.C21];&quot;; &quot;;[.D21];&quot;; &quot;;[.E21];&quot;; &quot;;[.F21];&quot;; &quot;;[.G21];&quot;; &quot;;[.H21])" office:value-type="string" office:string-value="M14x1.5; 14; 1.5; 13.026; 12.16; 124.551" calcext:value-type="string">
            <text:p>M14x1.5; 14; 1.5; 13.026; 12.16; 124.551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.25" calcext:value-type="float">
            <text:p>1.25</text:p>
          </table:table-cell>
          <table:table-cell table:formula="of:=COM.MICROSOFT.CONCAT([.A22];&quot;x&quot;;[.B22])" office:value-type="string" office:string-value="M14x1.25" calcext:value-type="string">
            <text:p>M14x1.25</text:p>
          </table:table-cell>
          <table:table-cell table:formula="of:=RIGHT([.A22];2)" office:value-type="string" office:string-value="14" calcext:value-type="string">
            <text:p>14</text:p>
          </table:table-cell>
          <table:table-cell table:formula="of:=[.B22]" office:value-type="float" office:value="1.25" calcext:value-type="float">
            <text:p>1.25</text:p>
          </table:table-cell>
          <table:table-cell table:formula="of:=ROUND([.D22]-0.6495*[.E22];3)" office:value-type="float" office:value="13.188" calcext:value-type="float">
            <text:p>13.188</text:p>
          </table:table-cell>
          <table:table-cell table:formula="of:=ROUND([.D22]-1.2269*[.E22];3)" office:value-type="float" office:value="12.466" calcext:value-type="float">
            <text:p>12.466</text:p>
          </table:table-cell>
          <table:table-cell table:formula="of:=ROUND(PI()/4*(([.F22]+[.G22])/2)^2;3)" office:value-type="float" office:value="129.223" calcext:value-type="float">
            <text:p>129.223</text:p>
          </table:table-cell>
          <table:table-cell table:style-name="ce1" table:formula="of:=COM.MICROSOFT.CONCAT([.C22];&quot;; &quot;;[.D22];&quot;; &quot;;[.E22];&quot;; &quot;;[.F22];&quot;; &quot;;[.G22];&quot;; &quot;;[.H22])" office:value-type="string" office:string-value="M14x1.25; 14; 1.25; 13.188; 12.466; 129.223" calcext:value-type="string">
            <text:p>M14x1.25; 14; 1.25; 13.188; 12.466; 129.223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table:formula="of:=COM.MICROSOFT.CONCAT([.A23];&quot;x&quot;;[.B23])" office:value-type="string" office:string-value="M14x1" calcext:value-type="string">
            <text:p>M14x1</text:p>
          </table:table-cell>
          <table:table-cell table:formula="of:=RIGHT([.A23];2)" office:value-type="string" office:string-value="14" calcext:value-type="string">
            <text:p>14</text:p>
          </table:table-cell>
          <table:table-cell table:formula="of:=[.B23]" office:value-type="float" office:value="1" calcext:value-type="float">
            <text:p>1</text:p>
          </table:table-cell>
          <table:table-cell table:formula="of:=ROUND([.D23]-0.6495*[.E23];3)" office:value-type="float" office:value="13.351" calcext:value-type="float">
            <text:p>13.351</text:p>
          </table:table-cell>
          <table:table-cell table:formula="of:=ROUND([.D23]-1.2269*[.E23];3)" office:value-type="float" office:value="12.773" calcext:value-type="float">
            <text:p>12.773</text:p>
          </table:table-cell>
          <table:table-cell table:formula="of:=ROUND(PI()/4*(([.F23]+[.G23])/2)^2;3)" office:value-type="float" office:value="134.001" calcext:value-type="float">
            <text:p>134.001</text:p>
          </table:table-cell>
          <table:table-cell table:style-name="ce1" table:formula="of:=COM.MICROSOFT.CONCAT([.C23];&quot;; &quot;;[.D23];&quot;; &quot;;[.E23];&quot;; &quot;;[.F23];&quot;; &quot;;[.G23];&quot;; &quot;;[.H23])" office:value-type="string" office:string-value="M14x1; 14; 1; 13.351; 12.773; 134.001" calcext:value-type="string">
            <text:p>M14x1; 14; 1; 13.351; 12.773; 134.001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.5" calcext:value-type="float">
            <text:p>1.5</text:p>
          </table:table-cell>
          <table:table-cell table:formula="of:=COM.MICROSOFT.CONCAT([.A24];&quot;x&quot;;[.B24])" office:value-type="string" office:string-value="M16x1.5" calcext:value-type="string">
            <text:p>M16x1.5</text:p>
          </table:table-cell>
          <table:table-cell table:formula="of:=RIGHT([.A24];2)" office:value-type="string" office:string-value="16" calcext:value-type="string">
            <text:p>16</text:p>
          </table:table-cell>
          <table:table-cell table:formula="of:=[.B24]" office:value-type="float" office:value="1.5" calcext:value-type="float">
            <text:p>1.5</text:p>
          </table:table-cell>
          <table:table-cell table:formula="of:=ROUND([.D24]-0.6495*[.E24];3)" office:value-type="float" office:value="15.026" calcext:value-type="float">
            <text:p>15.026</text:p>
          </table:table-cell>
          <table:table-cell table:formula="of:=ROUND([.D24]-1.2269*[.E24];3)" office:value-type="float" office:value="14.16" calcext:value-type="float">
            <text:p>14.16</text:p>
          </table:table-cell>
          <table:table-cell table:formula="of:=ROUND(PI()/4*(([.F24]+[.G24])/2)^2;3)" office:value-type="float" office:value="167.255" calcext:value-type="float">
            <text:p>167.255</text:p>
          </table:table-cell>
          <table:table-cell table:style-name="ce1" table:formula="of:=COM.MICROSOFT.CONCAT([.C24];&quot;; &quot;;[.D24];&quot;; &quot;;[.E24];&quot;; &quot;;[.F24];&quot;; &quot;;[.G24];&quot;; &quot;;[.H24])" office:value-type="string" office:string-value="M16x1.5; 16; 1.5; 15.026; 14.16; 167.255" calcext:value-type="string">
            <text:p>M16x1.5; 16; 1.5; 15.026; 14.16; 167.255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table:formula="of:=COM.MICROSOFT.CONCAT([.A25];&quot;x&quot;;[.B25])" office:value-type="string" office:string-value="M16x1" calcext:value-type="string">
            <text:p>M16x1</text:p>
          </table:table-cell>
          <table:table-cell table:formula="of:=RIGHT([.A25];2)" office:value-type="string" office:string-value="16" calcext:value-type="string">
            <text:p>16</text:p>
          </table:table-cell>
          <table:table-cell table:formula="of:=[.B25]" office:value-type="float" office:value="1" calcext:value-type="float">
            <text:p>1</text:p>
          </table:table-cell>
          <table:table-cell table:formula="of:=ROUND([.D25]-0.6495*[.E25];3)" office:value-type="float" office:value="15.351" calcext:value-type="float">
            <text:p>15.351</text:p>
          </table:table-cell>
          <table:table-cell table:formula="of:=ROUND([.D25]-1.2269*[.E25];3)" office:value-type="float" office:value="14.773" calcext:value-type="float">
            <text:p>14.773</text:p>
          </table:table-cell>
          <table:table-cell table:formula="of:=ROUND(PI()/4*(([.F25]+[.G25])/2)^2;3)" office:value-type="float" office:value="178.178" calcext:value-type="float">
            <text:p>178.178</text:p>
          </table:table-cell>
          <table:table-cell table:style-name="ce1" table:formula="of:=COM.MICROSOFT.CONCAT([.C25];&quot;; &quot;;[.D25];&quot;; &quot;;[.E25];&quot;; &quot;;[.F25];&quot;; &quot;;[.G25];&quot;; &quot;;[.H25])" office:value-type="string" office:string-value="M16x1; 16; 1; 15.351; 14.773; 178.178" calcext:value-type="string">
            <text:p>M16x1; 16; 1; 15.351; 14.773; 178.178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2" calcext:value-type="float">
            <text:p>2</text:p>
          </table:table-cell>
          <table:table-cell table:formula="of:=COM.MICROSOFT.CONCAT([.A26];&quot;x&quot;;[.B26])" office:value-type="string" office:string-value="M18x2" calcext:value-type="string">
            <text:p>M18x2</text:p>
          </table:table-cell>
          <table:table-cell table:formula="of:=RIGHT([.A26];2)" office:value-type="string" office:string-value="18" calcext:value-type="string">
            <text:p>18</text:p>
          </table:table-cell>
          <table:table-cell table:formula="of:=[.B26]" office:value-type="float" office:value="2" calcext:value-type="float">
            <text:p>2</text:p>
          </table:table-cell>
          <table:table-cell table:formula="of:=ROUND([.D26]-0.6495*[.E26];3)" office:value-type="float" office:value="16.701" calcext:value-type="float">
            <text:p>16.701</text:p>
          </table:table-cell>
          <table:table-cell table:formula="of:=ROUND([.D26]-1.2269*[.E26];3)" office:value-type="float" office:value="15.546" calcext:value-type="float">
            <text:p>15.546</text:p>
          </table:table-cell>
          <table:table-cell table:formula="of:=ROUND(PI()/4*(([.F26]+[.G26])/2)^2;3)" office:value-type="float" office:value="204.178" calcext:value-type="float">
            <text:p>204.178</text:p>
          </table:table-cell>
          <table:table-cell table:style-name="ce1" table:formula="of:=COM.MICROSOFT.CONCAT([.C26];&quot;; &quot;;[.D26];&quot;; &quot;;[.E26];&quot;; &quot;;[.F26];&quot;; &quot;;[.G26];&quot;; &quot;;[.H26])" office:value-type="string" office:string-value="M18x2; 18; 2; 16.701; 15.546; 204.178" calcext:value-type="string">
            <text:p>M18x2; 18; 2; 16.701; 15.546; 204.178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1.5" calcext:value-type="float">
            <text:p>1.5</text:p>
          </table:table-cell>
          <table:table-cell table:formula="of:=COM.MICROSOFT.CONCAT([.A27];&quot;x&quot;;[.B27])" office:value-type="string" office:string-value="M18x1.5" calcext:value-type="string">
            <text:p>M18x1.5</text:p>
          </table:table-cell>
          <table:table-cell table:formula="of:=RIGHT([.A27];2)" office:value-type="string" office:string-value="18" calcext:value-type="string">
            <text:p>18</text:p>
          </table:table-cell>
          <table:table-cell table:formula="of:=[.B27]" office:value-type="float" office:value="1.5" calcext:value-type="float">
            <text:p>1.5</text:p>
          </table:table-cell>
          <table:table-cell table:formula="of:=ROUND([.D27]-0.6495*[.E27];3)" office:value-type="float" office:value="17.026" calcext:value-type="float">
            <text:p>17.026</text:p>
          </table:table-cell>
          <table:table-cell table:formula="of:=ROUND([.D27]-1.2269*[.E27];3)" office:value-type="float" office:value="16.16" calcext:value-type="float">
            <text:p>16.16</text:p>
          </table:table-cell>
          <table:table-cell table:formula="of:=ROUND(PI()/4*(([.F27]+[.G27])/2)^2;3)" office:value-type="float" office:value="216.242" calcext:value-type="float">
            <text:p>216.242</text:p>
          </table:table-cell>
          <table:table-cell table:style-name="ce1" table:formula="of:=COM.MICROSOFT.CONCAT([.C27];&quot;; &quot;;[.D27];&quot;; &quot;;[.E27];&quot;; &quot;;[.F27];&quot;; &quot;;[.G27];&quot;; &quot;;[.H27])" office:value-type="string" office:string-value="M18x1.5; 18; 1.5; 17.026; 16.16; 216.242" calcext:value-type="string">
            <text:p>M18x1.5; 18; 1.5; 17.026; 16.16; 216.242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1" calcext:value-type="float">
            <text:p>1</text:p>
          </table:table-cell>
          <table:table-cell table:formula="of:=COM.MICROSOFT.CONCAT([.A28];&quot;x&quot;;[.B28])" office:value-type="string" office:string-value="M18x1" calcext:value-type="string">
            <text:p>M18x1</text:p>
          </table:table-cell>
          <table:table-cell table:formula="of:=RIGHT([.A28];2)" office:value-type="string" office:string-value="18" calcext:value-type="string">
            <text:p>18</text:p>
          </table:table-cell>
          <table:table-cell table:formula="of:=[.B28]" office:value-type="float" office:value="1" calcext:value-type="float">
            <text:p>1</text:p>
          </table:table-cell>
          <table:table-cell table:formula="of:=ROUND([.D28]-0.6495*[.E28];3)" office:value-type="float" office:value="17.351" calcext:value-type="float">
            <text:p>17.351</text:p>
          </table:table-cell>
          <table:table-cell table:formula="of:=ROUND([.D28]-1.2269*[.E28];3)" office:value-type="float" office:value="16.773" calcext:value-type="float">
            <text:p>16.773</text:p>
          </table:table-cell>
          <table:table-cell table:formula="of:=ROUND(PI()/4*(([.F28]+[.G28])/2)^2;3)" office:value-type="float" office:value="228.639" calcext:value-type="float">
            <text:p>228.639</text:p>
          </table:table-cell>
          <table:table-cell table:style-name="ce1" table:formula="of:=COM.MICROSOFT.CONCAT([.C28];&quot;; &quot;;[.D28];&quot;; &quot;;[.E28];&quot;; &quot;;[.F28];&quot;; &quot;;[.G28];&quot;; &quot;;[.H28])" office:value-type="string" office:string-value="M18x1; 18; 1; 17.351; 16.773; 228.639" calcext:value-type="string">
            <text:p>M18x1; 18; 1; 17.351; 16.773; 228.639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2" calcext:value-type="float">
            <text:p>2</text:p>
          </table:table-cell>
          <table:table-cell table:formula="of:=COM.MICROSOFT.CONCAT([.A29];&quot;x&quot;;[.B29])" office:value-type="string" office:string-value="M20x2" calcext:value-type="string">
            <text:p>M20x2</text:p>
          </table:table-cell>
          <table:table-cell table:formula="of:=RIGHT([.A29];2)" office:value-type="string" office:string-value="20" calcext:value-type="string">
            <text:p>20</text:p>
          </table:table-cell>
          <table:table-cell table:formula="of:=[.B29]" office:value-type="float" office:value="2" calcext:value-type="float">
            <text:p>2</text:p>
          </table:table-cell>
          <table:table-cell table:formula="of:=ROUND([.D29]-0.6495*[.E29];3)" office:value-type="float" office:value="18.701" calcext:value-type="float">
            <text:p>18.701</text:p>
          </table:table-cell>
          <table:table-cell table:formula="of:=ROUND([.D29]-1.2269*[.E29];3)" office:value-type="float" office:value="17.546" calcext:value-type="float">
            <text:p>17.546</text:p>
          </table:table-cell>
          <table:table-cell table:formula="of:=ROUND(PI()/4*(([.F29]+[.G29])/2)^2;3)" office:value-type="float" office:value="257.973" calcext:value-type="float">
            <text:p>257.973</text:p>
          </table:table-cell>
          <table:table-cell table:style-name="ce1" table:formula="of:=COM.MICROSOFT.CONCAT([.C29];&quot;; &quot;;[.D29];&quot;; &quot;;[.E29];&quot;; &quot;;[.F29];&quot;; &quot;;[.G29];&quot;; &quot;;[.H29])" office:value-type="string" office:string-value="M20x2; 20; 2; 18.701; 17.546; 257.973" calcext:value-type="string">
            <text:p>M20x2; 20; 2; 18.701; 17.546; 257.973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1.5" calcext:value-type="float">
            <text:p>1.5</text:p>
          </table:table-cell>
          <table:table-cell table:formula="of:=COM.MICROSOFT.CONCAT([.A30];&quot;x&quot;;[.B30])" office:value-type="string" office:string-value="M20x1.5" calcext:value-type="string">
            <text:p>M20x1.5</text:p>
          </table:table-cell>
          <table:table-cell table:formula="of:=RIGHT([.A30];2)" office:value-type="string" office:string-value="20" calcext:value-type="string">
            <text:p>20</text:p>
          </table:table-cell>
          <table:table-cell table:formula="of:=[.B30]" office:value-type="float" office:value="1.5" calcext:value-type="float">
            <text:p>1.5</text:p>
          </table:table-cell>
          <table:table-cell table:formula="of:=ROUND([.D30]-0.6495*[.E30];3)" office:value-type="float" office:value="19.026" calcext:value-type="float">
            <text:p>19.026</text:p>
          </table:table-cell>
          <table:table-cell table:formula="of:=ROUND([.D30]-1.2269*[.E30];3)" office:value-type="float" office:value="18.16" calcext:value-type="float">
            <text:p>18.16</text:p>
          </table:table-cell>
          <table:table-cell table:formula="of:=ROUND(PI()/4*(([.F30]+[.G30])/2)^2;3)" office:value-type="float" office:value="271.512" calcext:value-type="float">
            <text:p>271.512</text:p>
          </table:table-cell>
          <table:table-cell table:style-name="ce1" table:formula="of:=COM.MICROSOFT.CONCAT([.C30];&quot;; &quot;;[.D30];&quot;; &quot;;[.E30];&quot;; &quot;;[.F30];&quot;; &quot;;[.G30];&quot;; &quot;;[.H30])" office:value-type="string" office:string-value="M20x1.5; 20; 1.5; 19.026; 18.16; 271.512" calcext:value-type="string">
            <text:p>M20x1.5; 20; 1.5; 19.026; 18.16; 271.512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1" calcext:value-type="float">
            <text:p>1</text:p>
          </table:table-cell>
          <table:table-cell table:formula="of:=COM.MICROSOFT.CONCAT([.A31];&quot;x&quot;;[.B31])" office:value-type="string" office:string-value="M20x1" calcext:value-type="string">
            <text:p>M20x1</text:p>
          </table:table-cell>
          <table:table-cell table:formula="of:=RIGHT([.A31];2)" office:value-type="string" office:string-value="20" calcext:value-type="string">
            <text:p>20</text:p>
          </table:table-cell>
          <table:table-cell table:formula="of:=[.B31]" office:value-type="float" office:value="1" calcext:value-type="float">
            <text:p>1</text:p>
          </table:table-cell>
          <table:table-cell table:formula="of:=ROUND([.D31]-0.6495*[.E31];3)" office:value-type="float" office:value="19.351" calcext:value-type="float">
            <text:p>19.351</text:p>
          </table:table-cell>
          <table:table-cell table:formula="of:=ROUND([.D31]-1.2269*[.E31];3)" office:value-type="float" office:value="18.773" calcext:value-type="float">
            <text:p>18.773</text:p>
          </table:table-cell>
          <table:table-cell table:formula="of:=ROUND(PI()/4*(([.F31]+[.G31])/2)^2;3)" office:value-type="float" office:value="285.382" calcext:value-type="float">
            <text:p>285.382</text:p>
          </table:table-cell>
          <table:table-cell table:style-name="ce1" table:formula="of:=COM.MICROSOFT.CONCAT([.C31];&quot;; &quot;;[.D31];&quot;; &quot;;[.E31];&quot;; &quot;;[.F31];&quot;; &quot;;[.G31];&quot;; &quot;;[.H31])" office:value-type="string" office:string-value="M20x1; 20; 1; 19.351; 18.773; 285.382" calcext:value-type="string">
            <text:p>M20x1; 20; 1; 19.351; 18.773; 285.382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2" calcext:value-type="float">
            <text:p>2</text:p>
          </table:table-cell>
          <table:table-cell table:formula="of:=COM.MICROSOFT.CONCAT([.A32];&quot;x&quot;;[.B32])" office:value-type="string" office:string-value="M22x2" calcext:value-type="string">
            <text:p>M22x2</text:p>
          </table:table-cell>
          <table:table-cell table:formula="of:=RIGHT([.A32];2)" office:value-type="string" office:string-value="22" calcext:value-type="string">
            <text:p>22</text:p>
          </table:table-cell>
          <table:table-cell table:formula="of:=[.B32]" office:value-type="float" office:value="2" calcext:value-type="float">
            <text:p>2</text:p>
          </table:table-cell>
          <table:table-cell table:formula="of:=ROUND([.D32]-0.6495*[.E32];3)" office:value-type="float" office:value="20.701" calcext:value-type="float">
            <text:p>20.701</text:p>
          </table:table-cell>
          <table:table-cell table:formula="of:=ROUND([.D32]-1.2269*[.E32];3)" office:value-type="float" office:value="19.546" calcext:value-type="float">
            <text:p>19.546</text:p>
          </table:table-cell>
          <table:table-cell table:formula="of:=ROUND(PI()/4*(([.F32]+[.G32])/2)^2;3)" office:value-type="float" office:value="318.051" calcext:value-type="float">
            <text:p>318.051</text:p>
          </table:table-cell>
          <table:table-cell table:style-name="ce1" table:formula="of:=COM.MICROSOFT.CONCAT([.C32];&quot;; &quot;;[.D32];&quot;; &quot;;[.E32];&quot;; &quot;;[.F32];&quot;; &quot;;[.G32];&quot;; &quot;;[.H32])" office:value-type="string" office:string-value="M22x2; 22; 2; 20.701; 19.546; 318.051" calcext:value-type="string">
            <text:p>M22x2; 22; 2; 20.701; 19.546; 318.051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1.5" calcext:value-type="float">
            <text:p>1.5</text:p>
          </table:table-cell>
          <table:table-cell table:formula="of:=COM.MICROSOFT.CONCAT([.A33];&quot;x&quot;;[.B33])" office:value-type="string" office:string-value="M22x1.5" calcext:value-type="string">
            <text:p>M22x1.5</text:p>
          </table:table-cell>
          <table:table-cell table:formula="of:=RIGHT([.A33];2)" office:value-type="string" office:string-value="22" calcext:value-type="string">
            <text:p>22</text:p>
          </table:table-cell>
          <table:table-cell table:formula="of:=[.B33]" office:value-type="float" office:value="1.5" calcext:value-type="float">
            <text:p>1.5</text:p>
          </table:table-cell>
          <table:table-cell table:formula="of:=ROUND([.D33]-0.6495*[.E33];3)" office:value-type="float" office:value="21.026" calcext:value-type="float">
            <text:p>21.026</text:p>
          </table:table-cell>
          <table:table-cell table:formula="of:=ROUND([.D33]-1.2269*[.E33];3)" office:value-type="float" office:value="20.16" calcext:value-type="float">
            <text:p>20.16</text:p>
          </table:table-cell>
          <table:table-cell table:formula="of:=ROUND(PI()/4*(([.F33]+[.G33])/2)^2;3)" office:value-type="float" office:value="333.065" calcext:value-type="float">
            <text:p>333.065</text:p>
          </table:table-cell>
          <table:table-cell table:style-name="ce1" table:formula="of:=COM.MICROSOFT.CONCAT([.C33];&quot;; &quot;;[.D33];&quot;; &quot;;[.E33];&quot;; &quot;;[.F33];&quot;; &quot;;[.G33];&quot;; &quot;;[.H33])" office:value-type="string" office:string-value="M22x1.5; 22; 1.5; 21.026; 20.16; 333.065" calcext:value-type="string">
            <text:p>M22x1.5; 22; 1.5; 21.026; 20.16; 333.065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1" calcext:value-type="float">
            <text:p>1</text:p>
          </table:table-cell>
          <table:table-cell table:formula="of:=COM.MICROSOFT.CONCAT([.A34];&quot;x&quot;;[.B34])" office:value-type="string" office:string-value="M22x1" calcext:value-type="string">
            <text:p>M22x1</text:p>
          </table:table-cell>
          <table:table-cell table:formula="of:=RIGHT([.A34];2)" office:value-type="string" office:string-value="22" calcext:value-type="string">
            <text:p>22</text:p>
          </table:table-cell>
          <table:table-cell table:formula="of:=[.B34]" office:value-type="float" office:value="1" calcext:value-type="float">
            <text:p>1</text:p>
          </table:table-cell>
          <table:table-cell table:formula="of:=ROUND([.D34]-0.6495*[.E34];3)" office:value-type="float" office:value="21.351" calcext:value-type="float">
            <text:p>21.351</text:p>
          </table:table-cell>
          <table:table-cell table:formula="of:=ROUND([.D34]-1.2269*[.E34];3)" office:value-type="float" office:value="20.773" calcext:value-type="float">
            <text:p>20.773</text:p>
          </table:table-cell>
          <table:table-cell table:formula="of:=ROUND(PI()/4*(([.F34]+[.G34])/2)^2;3)" office:value-type="float" office:value="348.409" calcext:value-type="float">
            <text:p>348.409</text:p>
          </table:table-cell>
          <table:table-cell table:style-name="ce1" table:formula="of:=COM.MICROSOFT.CONCAT([.C34];&quot;; &quot;;[.D34];&quot;; &quot;;[.E34];&quot;; &quot;;[.F34];&quot;; &quot;;[.G34];&quot;; &quot;;[.H34])" office:value-type="string" office:string-value="M22x1; 22; 1; 21.351; 20.773; 348.409" calcext:value-type="string">
            <text:p>M22x1; 22; 1; 21.351; 20.773; 348.409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2" calcext:value-type="float">
            <text:p>2</text:p>
          </table:table-cell>
          <table:table-cell table:formula="of:=COM.MICROSOFT.CONCAT([.A35];&quot;x&quot;;[.B35])" office:value-type="string" office:string-value="M24x2" calcext:value-type="string">
            <text:p>M24x2</text:p>
          </table:table-cell>
          <table:table-cell table:formula="of:=RIGHT([.A35];2)" office:value-type="string" office:string-value="24" calcext:value-type="string">
            <text:p>24</text:p>
          </table:table-cell>
          <table:table-cell table:formula="of:=[.B35]" office:value-type="float" office:value="2" calcext:value-type="float">
            <text:p>2</text:p>
          </table:table-cell>
          <table:table-cell table:formula="of:=ROUND([.D35]-0.6495*[.E35];3)" office:value-type="float" office:value="22.701" calcext:value-type="float">
            <text:p>22.701</text:p>
          </table:table-cell>
          <table:table-cell table:formula="of:=ROUND([.D35]-1.2269*[.E35];3)" office:value-type="float" office:value="21.546" calcext:value-type="float">
            <text:p>21.546</text:p>
          </table:table-cell>
          <table:table-cell table:formula="of:=ROUND(PI()/4*(([.F35]+[.G35])/2)^2;3)" office:value-type="float" office:value="384.413" calcext:value-type="float">
            <text:p>384.413</text:p>
          </table:table-cell>
          <table:table-cell table:style-name="ce1" table:formula="of:=COM.MICROSOFT.CONCAT([.C35];&quot;; &quot;;[.D35];&quot;; &quot;;[.E35];&quot;; &quot;;[.F35];&quot;; &quot;;[.G35];&quot;; &quot;;[.H35])" office:value-type="string" office:string-value="M24x2; 24; 2; 22.701; 21.546; 384.413" calcext:value-type="string">
            <text:p>M24x2; 24; 2; 22.701; 21.546; 384.413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1.5" calcext:value-type="float">
            <text:p>1.5</text:p>
          </table:table-cell>
          <table:table-cell table:formula="of:=COM.MICROSOFT.CONCAT([.A36];&quot;x&quot;;[.B36])" office:value-type="string" office:string-value="M24x1.5" calcext:value-type="string">
            <text:p>M24x1.5</text:p>
          </table:table-cell>
          <table:table-cell table:formula="of:=RIGHT([.A36];2)" office:value-type="string" office:string-value="24" calcext:value-type="string">
            <text:p>24</text:p>
          </table:table-cell>
          <table:table-cell table:formula="of:=[.B36]" office:value-type="float" office:value="1.5" calcext:value-type="float">
            <text:p>1.5</text:p>
          </table:table-cell>
          <table:table-cell table:formula="of:=ROUND([.D36]-0.6495*[.E36];3)" office:value-type="float" office:value="23.026" calcext:value-type="float">
            <text:p>23.026</text:p>
          </table:table-cell>
          <table:table-cell table:formula="of:=ROUND([.D36]-1.2269*[.E36];3)" office:value-type="float" office:value="22.16" calcext:value-type="float">
            <text:p>22.16</text:p>
          </table:table-cell>
          <table:table-cell table:formula="of:=ROUND(PI()/4*(([.F36]+[.G36])/2)^2;3)" office:value-type="float" office:value="400.902" calcext:value-type="float">
            <text:p>400.902</text:p>
          </table:table-cell>
          <table:table-cell table:style-name="ce1" table:formula="of:=COM.MICROSOFT.CONCAT([.C36];&quot;; &quot;;[.D36];&quot;; &quot;;[.E36];&quot;; &quot;;[.F36];&quot;; &quot;;[.G36];&quot;; &quot;;[.H36])" office:value-type="string" office:string-value="M24x1.5; 24; 1.5; 23.026; 22.16; 400.902" calcext:value-type="string">
            <text:p>M24x1.5; 24; 1.5; 23.026; 22.16; 400.902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1" calcext:value-type="float">
            <text:p>1</text:p>
          </table:table-cell>
          <table:table-cell table:formula="of:=COM.MICROSOFT.CONCAT([.A37];&quot;x&quot;;[.B37])" office:value-type="string" office:string-value="M24x1" calcext:value-type="string">
            <text:p>M24x1</text:p>
          </table:table-cell>
          <table:table-cell table:formula="of:=RIGHT([.A37];2)" office:value-type="string" office:string-value="24" calcext:value-type="string">
            <text:p>24</text:p>
          </table:table-cell>
          <table:table-cell table:formula="of:=[.B37]" office:value-type="float" office:value="1" calcext:value-type="float">
            <text:p>1</text:p>
          </table:table-cell>
          <table:table-cell table:formula="of:=ROUND([.D37]-0.6495*[.E37];3)" office:value-type="float" office:value="23.351" calcext:value-type="float">
            <text:p>23.351</text:p>
          </table:table-cell>
          <table:table-cell table:formula="of:=ROUND([.D37]-1.2269*[.E37];3)" office:value-type="float" office:value="22.773" calcext:value-type="float">
            <text:p>22.773</text:p>
          </table:table-cell>
          <table:table-cell table:formula="of:=ROUND(PI()/4*(([.F37]+[.G37])/2)^2;3)" office:value-type="float" office:value="417.719" calcext:value-type="float">
            <text:p>417.719</text:p>
          </table:table-cell>
          <table:table-cell table:style-name="ce1" table:formula="of:=COM.MICROSOFT.CONCAT([.C37];&quot;; &quot;;[.D37];&quot;; &quot;;[.E37];&quot;; &quot;;[.F37];&quot;; &quot;;[.G37];&quot;; &quot;;[.H37])" office:value-type="string" office:string-value="M24x1; 24; 1; 23.351; 22.773; 417.719" calcext:value-type="string">
            <text:p>M24x1; 24; 1; 23.351; 22.773; 417.719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2" calcext:value-type="float">
            <text:p>2</text:p>
          </table:table-cell>
          <table:table-cell table:formula="of:=COM.MICROSOFT.CONCAT([.A38];&quot;x&quot;;[.B38])" office:value-type="string" office:string-value="M27x2" calcext:value-type="string">
            <text:p>M27x2</text:p>
          </table:table-cell>
          <table:table-cell table:formula="of:=RIGHT([.A38];2)" office:value-type="string" office:string-value="27" calcext:value-type="string">
            <text:p>27</text:p>
          </table:table-cell>
          <table:table-cell table:formula="of:=[.B38]" office:value-type="float" office:value="2" calcext:value-type="float">
            <text:p>2</text:p>
          </table:table-cell>
          <table:table-cell table:formula="of:=ROUND([.D38]-0.6495*[.E38];3)" office:value-type="float" office:value="25.701" calcext:value-type="float">
            <text:p>25.701</text:p>
          </table:table-cell>
          <table:table-cell table:formula="of:=ROUND([.D38]-1.2269*[.E38];3)" office:value-type="float" office:value="24.546" calcext:value-type="float">
            <text:p>24.546</text:p>
          </table:table-cell>
          <table:table-cell table:formula="of:=ROUND(PI()/4*(([.F38]+[.G38])/2)^2;3)" office:value-type="float" office:value="495.736" calcext:value-type="float">
            <text:p>495.736</text:p>
          </table:table-cell>
          <table:table-cell table:style-name="ce1" table:formula="of:=COM.MICROSOFT.CONCAT([.C38];&quot;; &quot;;[.D38];&quot;; &quot;;[.E38];&quot;; &quot;;[.F38];&quot;; &quot;;[.G38];&quot;; &quot;;[.H38])" office:value-type="string" office:string-value="M27x2; 27; 2; 25.701; 24.546; 495.736" calcext:value-type="string">
            <text:p>M27x2; 27; 2; 25.701; 24.546; 495.736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1.5" calcext:value-type="float">
            <text:p>1.5</text:p>
          </table:table-cell>
          <table:table-cell table:formula="of:=COM.MICROSOFT.CONCAT([.A39];&quot;x&quot;;[.B39])" office:value-type="string" office:string-value="M27x1.5" calcext:value-type="string">
            <text:p>M27x1.5</text:p>
          </table:table-cell>
          <table:table-cell table:formula="of:=RIGHT([.A39];2)" office:value-type="string" office:string-value="27" calcext:value-type="string">
            <text:p>27</text:p>
          </table:table-cell>
          <table:table-cell table:formula="of:=[.B39]" office:value-type="float" office:value="1.5" calcext:value-type="float">
            <text:p>1.5</text:p>
          </table:table-cell>
          <table:table-cell table:formula="of:=ROUND([.D39]-0.6495*[.E39];3)" office:value-type="float" office:value="26.026" calcext:value-type="float">
            <text:p>26.026</text:p>
          </table:table-cell>
          <table:table-cell table:formula="of:=ROUND([.D39]-1.2269*[.E39];3)" office:value-type="float" office:value="25.16" calcext:value-type="float">
            <text:p>25.16</text:p>
          </table:table-cell>
          <table:table-cell table:formula="of:=ROUND(PI()/4*(([.F39]+[.G39])/2)^2;3)" office:value-type="float" office:value="514.437" calcext:value-type="float">
            <text:p>514.437</text:p>
          </table:table-cell>
          <table:table-cell table:style-name="ce1" table:formula="of:=COM.MICROSOFT.CONCAT([.C39];&quot;; &quot;;[.D39];&quot;; &quot;;[.E39];&quot;; &quot;;[.F39];&quot;; &quot;;[.G39];&quot;; &quot;;[.H39])" office:value-type="string" office:string-value="M27x1.5; 27; 1.5; 26.026; 25.16; 514.437" calcext:value-type="string">
            <text:p>M27x1.5; 27; 1.5; 26.026; 25.16; 514.437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1" calcext:value-type="float">
            <text:p>1</text:p>
          </table:table-cell>
          <table:table-cell table:formula="of:=COM.MICROSOFT.CONCAT([.A40];&quot;x&quot;;[.B40])" office:value-type="string" office:string-value="M27x1" calcext:value-type="string">
            <text:p>M27x1</text:p>
          </table:table-cell>
          <table:table-cell table:formula="of:=RIGHT([.A40];2)" office:value-type="string" office:string-value="27" calcext:value-type="string">
            <text:p>27</text:p>
          </table:table-cell>
          <table:table-cell table:formula="of:=[.B40]" office:value-type="float" office:value="1" calcext:value-type="float">
            <text:p>1</text:p>
          </table:table-cell>
          <table:table-cell table:formula="of:=ROUND([.D40]-0.6495*[.E40];3)" office:value-type="float" office:value="26.351" calcext:value-type="float">
            <text:p>26.351</text:p>
          </table:table-cell>
          <table:table-cell table:formula="of:=ROUND([.D40]-1.2269*[.E40];3)" office:value-type="float" office:value="25.773" calcext:value-type="float">
            <text:p>25.773</text:p>
          </table:table-cell>
          <table:table-cell table:formula="of:=ROUND(PI()/4*(([.F40]+[.G40])/2)^2;3)" office:value-type="float" office:value="533.464" calcext:value-type="float">
            <text:p>533.464</text:p>
          </table:table-cell>
          <table:table-cell table:style-name="ce1" table:formula="of:=COM.MICROSOFT.CONCAT([.C40];&quot;; &quot;;[.D40];&quot;; &quot;;[.E40];&quot;; &quot;;[.F40];&quot;; &quot;;[.G40];&quot;; &quot;;[.H40])" office:value-type="string" office:string-value="M27x1; 27; 1; 26.351; 25.773; 533.464" calcext:value-type="string">
            <text:p>M27x1; 27; 1; 26.351; 25.773; 533.464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3" calcext:value-type="float">
            <text:p>3</text:p>
          </table:table-cell>
          <table:table-cell table:formula="of:=COM.MICROSOFT.CONCAT([.A41];&quot;x&quot;;[.B41])" office:value-type="string" office:string-value="M30x3" calcext:value-type="string">
            <text:p>M30x3</text:p>
          </table:table-cell>
          <table:table-cell table:formula="of:=RIGHT([.A41];2)" office:value-type="string" office:string-value="30" calcext:value-type="string">
            <text:p>30</text:p>
          </table:table-cell>
          <table:table-cell table:formula="of:=[.B41]" office:value-type="float" office:value="3" calcext:value-type="float">
            <text:p>3</text:p>
          </table:table-cell>
          <table:table-cell table:formula="of:=ROUND([.D41]-0.6495*[.E41];3)" office:value-type="float" office:value="28.052" calcext:value-type="float">
            <text:p>28.052</text:p>
          </table:table-cell>
          <table:table-cell table:formula="of:=ROUND([.D41]-1.2269*[.E41];3)" office:value-type="float" office:value="26.319" calcext:value-type="float">
            <text:p>26.319</text:p>
          </table:table-cell>
          <table:table-cell table:formula="of:=ROUND(PI()/4*(([.F41]+[.G41])/2)^2;3)" office:value-type="float" office:value="580.45" calcext:value-type="float">
            <text:p>580.45</text:p>
          </table:table-cell>
          <table:table-cell table:style-name="ce1" table:formula="of:=COM.MICROSOFT.CONCAT([.C41];&quot;; &quot;;[.D41];&quot;; &quot;;[.E41];&quot;; &quot;;[.F41];&quot;; &quot;;[.G41];&quot;; &quot;;[.H41])" office:value-type="string" office:string-value="M30x3; 30; 3; 28.052; 26.319; 580.45" calcext:value-type="string">
            <text:p>M30x3; 30; 3; 28.052; 26.319; 580.45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2" calcext:value-type="float">
            <text:p>2</text:p>
          </table:table-cell>
          <table:table-cell table:formula="of:=COM.MICROSOFT.CONCAT([.A42];&quot;x&quot;;[.B42])" office:value-type="string" office:string-value="M30x2" calcext:value-type="string">
            <text:p>M30x2</text:p>
          </table:table-cell>
          <table:table-cell table:formula="of:=RIGHT([.A42];2)" office:value-type="string" office:string-value="30" calcext:value-type="string">
            <text:p>30</text:p>
          </table:table-cell>
          <table:table-cell table:formula="of:=[.B42]" office:value-type="float" office:value="2" calcext:value-type="float">
            <text:p>2</text:p>
          </table:table-cell>
          <table:table-cell table:formula="of:=ROUND([.D42]-0.6495*[.E42];3)" office:value-type="float" office:value="28.701" calcext:value-type="float">
            <text:p>28.701</text:p>
          </table:table-cell>
          <table:table-cell table:formula="of:=ROUND([.D42]-1.2269*[.E42];3)" office:value-type="float" office:value="27.546" calcext:value-type="float">
            <text:p>27.546</text:p>
          </table:table-cell>
          <table:table-cell table:formula="of:=ROUND(PI()/4*(([.F42]+[.G42])/2)^2;3)" office:value-type="float" office:value="621.196" calcext:value-type="float">
            <text:p>621.196</text:p>
          </table:table-cell>
          <table:table-cell table:style-name="ce1" table:formula="of:=COM.MICROSOFT.CONCAT([.C42];&quot;; &quot;;[.D42];&quot;; &quot;;[.E42];&quot;; &quot;;[.F42];&quot;; &quot;;[.G42];&quot;; &quot;;[.H42])" office:value-type="string" office:string-value="M30x2; 30; 2; 28.701; 27.546; 621.196" calcext:value-type="string">
            <text:p>M30x2; 30; 2; 28.701; 27.546; 621.196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1.5" calcext:value-type="float">
            <text:p>1.5</text:p>
          </table:table-cell>
          <table:table-cell table:formula="of:=COM.MICROSOFT.CONCAT([.A43];&quot;x&quot;;[.B43])" office:value-type="string" office:string-value="M30x1.5" calcext:value-type="string">
            <text:p>M30x1.5</text:p>
          </table:table-cell>
          <table:table-cell table:formula="of:=RIGHT([.A43];2)" office:value-type="string" office:string-value="30" calcext:value-type="string">
            <text:p>30</text:p>
          </table:table-cell>
          <table:table-cell table:formula="of:=[.B43]" office:value-type="float" office:value="1.5" calcext:value-type="float">
            <text:p>1.5</text:p>
          </table:table-cell>
          <table:table-cell table:formula="of:=ROUND([.D43]-0.6495*[.E43];3)" office:value-type="float" office:value="29.026" calcext:value-type="float">
            <text:p>29.026</text:p>
          </table:table-cell>
          <table:table-cell table:formula="of:=ROUND([.D43]-1.2269*[.E43];3)" office:value-type="float" office:value="28.16" calcext:value-type="float">
            <text:p>28.16</text:p>
          </table:table-cell>
          <table:table-cell table:formula="of:=ROUND(PI()/4*(([.F43]+[.G43])/2)^2;3)" office:value-type="float" office:value="642.11" calcext:value-type="float">
            <text:p>642.11</text:p>
          </table:table-cell>
          <table:table-cell table:style-name="ce1" table:formula="of:=COM.MICROSOFT.CONCAT([.C43];&quot;; &quot;;[.D43];&quot;; &quot;;[.E43];&quot;; &quot;;[.F43];&quot;; &quot;;[.G43];&quot;; &quot;;[.H43])" office:value-type="string" office:string-value="M30x1.5; 30; 1.5; 29.026; 28.16; 642.11" calcext:value-type="string">
            <text:p>M30x1.5; 30; 1.5; 29.026; 28.16; 642.11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3" calcext:value-type="float">
            <text:p>3</text:p>
          </table:table-cell>
          <table:table-cell table:formula="of:=COM.MICROSOFT.CONCAT([.A44];&quot;x&quot;;[.B44])" office:value-type="string" office:string-value="M33x3" calcext:value-type="string">
            <text:p>M33x3</text:p>
          </table:table-cell>
          <table:table-cell table:formula="of:=RIGHT([.A44];2)" office:value-type="string" office:string-value="33" calcext:value-type="string">
            <text:p>33</text:p>
          </table:table-cell>
          <table:table-cell table:formula="of:=[.B44]" office:value-type="float" office:value="3" calcext:value-type="float">
            <text:p>3</text:p>
          </table:table-cell>
          <table:table-cell table:formula="of:=ROUND([.D44]-0.6495*[.E44];3)" office:value-type="float" office:value="31.052" calcext:value-type="float">
            <text:p>31.052</text:p>
          </table:table-cell>
          <table:table-cell table:formula="of:=ROUND([.D44]-1.2269*[.E44];3)" office:value-type="float" office:value="29.319" calcext:value-type="float">
            <text:p>29.319</text:p>
          </table:table-cell>
          <table:table-cell table:formula="of:=ROUND(PI()/4*(([.F44]+[.G44])/2)^2;3)" office:value-type="float" office:value="715.627" calcext:value-type="float">
            <text:p>715.627</text:p>
          </table:table-cell>
          <table:table-cell table:style-name="ce1" table:formula="of:=COM.MICROSOFT.CONCAT([.C44];&quot;; &quot;;[.D44];&quot;; &quot;;[.E44];&quot;; &quot;;[.F44];&quot;; &quot;;[.G44];&quot;; &quot;;[.H44])" office:value-type="string" office:string-value="M33x3; 33; 3; 31.052; 29.319; 715.627" calcext:value-type="string">
            <text:p>M33x3; 33; 3; 31.052; 29.319; 715.627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2" calcext:value-type="float">
            <text:p>2</text:p>
          </table:table-cell>
          <table:table-cell table:formula="of:=COM.MICROSOFT.CONCAT([.A45];&quot;x&quot;;[.B45])" office:value-type="string" office:string-value="M33x2" calcext:value-type="string">
            <text:p>M33x2</text:p>
          </table:table-cell>
          <table:table-cell table:formula="of:=RIGHT([.A45];2)" office:value-type="string" office:string-value="33" calcext:value-type="string">
            <text:p>33</text:p>
          </table:table-cell>
          <table:table-cell table:formula="of:=[.B45]" office:value-type="float" office:value="2" calcext:value-type="float">
            <text:p>2</text:p>
          </table:table-cell>
          <table:table-cell table:formula="of:=ROUND([.D45]-0.6495*[.E45];3)" office:value-type="float" office:value="31.701" calcext:value-type="float">
            <text:p>31.701</text:p>
          </table:table-cell>
          <table:table-cell table:formula="of:=ROUND([.D45]-1.2269*[.E45];3)" office:value-type="float" office:value="30.546" calcext:value-type="float">
            <text:p>30.546</text:p>
          </table:table-cell>
          <table:table-cell table:formula="of:=ROUND(PI()/4*(([.F45]+[.G45])/2)^2;3)" office:value-type="float" office:value="760.793" calcext:value-type="float">
            <text:p>760.793</text:p>
          </table:table-cell>
          <table:table-cell table:style-name="ce1" table:formula="of:=COM.MICROSOFT.CONCAT([.C45];&quot;; &quot;;[.D45];&quot;; &quot;;[.E45];&quot;; &quot;;[.F45];&quot;; &quot;;[.G45];&quot;; &quot;;[.H45])" office:value-type="string" office:string-value="M33x2; 33; 2; 31.701; 30.546; 760.793" calcext:value-type="string">
            <text:p>M33x2; 33; 2; 31.701; 30.546; 760.793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1.5" calcext:value-type="float">
            <text:p>1.5</text:p>
          </table:table-cell>
          <table:table-cell table:formula="of:=COM.MICROSOFT.CONCAT([.A46];&quot;x&quot;;[.B46])" office:value-type="string" office:string-value="M33x1.5" calcext:value-type="string">
            <text:p>M33x1.5</text:p>
          </table:table-cell>
          <table:table-cell table:formula="of:=RIGHT([.A46];2)" office:value-type="string" office:string-value="33" calcext:value-type="string">
            <text:p>33</text:p>
          </table:table-cell>
          <table:table-cell table:formula="of:=[.B46]" office:value-type="float" office:value="1.5" calcext:value-type="float">
            <text:p>1.5</text:p>
          </table:table-cell>
          <table:table-cell table:formula="of:=ROUND([.D46]-0.6495*[.E46];3)" office:value-type="float" office:value="32.026" calcext:value-type="float">
            <text:p>32.026</text:p>
          </table:table-cell>
          <table:table-cell table:formula="of:=ROUND([.D46]-1.2269*[.E46];3)" office:value-type="float" office:value="31.16" calcext:value-type="float">
            <text:p>31.16</text:p>
          </table:table-cell>
          <table:table-cell table:formula="of:=ROUND(PI()/4*(([.F46]+[.G46])/2)^2;3)" office:value-type="float" office:value="783.92" calcext:value-type="float">
            <text:p>783.92</text:p>
          </table:table-cell>
          <table:table-cell table:style-name="ce1" table:formula="of:=COM.MICROSOFT.CONCAT([.C46];&quot;; &quot;;[.D46];&quot;; &quot;;[.E46];&quot;; &quot;;[.F46];&quot;; &quot;;[.G46];&quot;; &quot;;[.H46])" office:value-type="string" office:string-value="M33x1.5; 33; 1.5; 32.026; 31.16; 783.92" calcext:value-type="string">
            <text:p>M33x1.5; 33; 1.5; 32.026; 31.16; 783.92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3" calcext:value-type="float">
            <text:p>3</text:p>
          </table:table-cell>
          <table:table-cell table:formula="of:=COM.MICROSOFT.CONCAT([.A47];&quot;x&quot;;[.B47])" office:value-type="string" office:string-value="M36x3" calcext:value-type="string">
            <text:p>M36x3</text:p>
          </table:table-cell>
          <table:table-cell table:formula="of:=RIGHT([.A47];2)" office:value-type="string" office:string-value="36" calcext:value-type="string">
            <text:p>36</text:p>
          </table:table-cell>
          <table:table-cell table:formula="of:=[.B47]" office:value-type="float" office:value="3" calcext:value-type="float">
            <text:p>3</text:p>
          </table:table-cell>
          <table:table-cell table:formula="of:=ROUND([.D47]-0.6495*[.E47];3)" office:value-type="float" office:value="34.052" calcext:value-type="float">
            <text:p>34.052</text:p>
          </table:table-cell>
          <table:table-cell table:formula="of:=ROUND([.D47]-1.2269*[.E47];3)" office:value-type="float" office:value="32.319" calcext:value-type="float">
            <text:p>32.319</text:p>
          </table:table-cell>
          <table:table-cell table:formula="of:=ROUND(PI()/4*(([.F47]+[.G47])/2)^2;3)" office:value-type="float" office:value="864.941" calcext:value-type="float">
            <text:p>864.941</text:p>
          </table:table-cell>
          <table:table-cell table:style-name="ce1" table:formula="of:=COM.MICROSOFT.CONCAT([.C47];&quot;; &quot;;[.D47];&quot;; &quot;;[.E47];&quot;; &quot;;[.F47];&quot;; &quot;;[.G47];&quot;; &quot;;[.H47])" office:value-type="string" office:string-value="M36x3; 36; 3; 34.052; 32.319; 864.941" calcext:value-type="string">
            <text:p>M36x3; 36; 3; 34.052; 32.319; 864.941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2" calcext:value-type="float">
            <text:p>2</text:p>
          </table:table-cell>
          <table:table-cell table:formula="of:=COM.MICROSOFT.CONCAT([.A48];&quot;x&quot;;[.B48])" office:value-type="string" office:string-value="M36x2" calcext:value-type="string">
            <text:p>M36x2</text:p>
          </table:table-cell>
          <table:table-cell table:formula="of:=RIGHT([.A48];2)" office:value-type="string" office:string-value="36" calcext:value-type="string">
            <text:p>36</text:p>
          </table:table-cell>
          <table:table-cell table:formula="of:=[.B48]" office:value-type="float" office:value="2" calcext:value-type="float">
            <text:p>2</text:p>
          </table:table-cell>
          <table:table-cell table:formula="of:=ROUND([.D48]-0.6495*[.E48];3)" office:value-type="float" office:value="34.701" calcext:value-type="float">
            <text:p>34.701</text:p>
          </table:table-cell>
          <table:table-cell table:formula="of:=ROUND([.D48]-1.2269*[.E48];3)" office:value-type="float" office:value="33.546" calcext:value-type="float">
            <text:p>33.546</text:p>
          </table:table-cell>
          <table:table-cell table:formula="of:=ROUND(PI()/4*(([.F48]+[.G48])/2)^2;3)" office:value-type="float" office:value="914.528" calcext:value-type="float">
            <text:p>914.528</text:p>
          </table:table-cell>
          <table:table-cell table:style-name="ce1" table:formula="of:=COM.MICROSOFT.CONCAT([.C48];&quot;; &quot;;[.D48];&quot;; &quot;;[.E48];&quot;; &quot;;[.F48];&quot;; &quot;;[.G48];&quot;; &quot;;[.H48])" office:value-type="string" office:string-value="M36x2; 36; 2; 34.701; 33.546; 914.528" calcext:value-type="string">
            <text:p>M36x2; 36; 2; 34.701; 33.546; 914.528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1.5" calcext:value-type="float">
            <text:p>1.5</text:p>
          </table:table-cell>
          <table:table-cell table:formula="of:=COM.MICROSOFT.CONCAT([.A49];&quot;x&quot;;[.B49])" office:value-type="string" office:string-value="M36x1.5" calcext:value-type="string">
            <text:p>M36x1.5</text:p>
          </table:table-cell>
          <table:table-cell table:formula="of:=RIGHT([.A49];2)" office:value-type="string" office:string-value="36" calcext:value-type="string">
            <text:p>36</text:p>
          </table:table-cell>
          <table:table-cell table:formula="of:=[.B49]" office:value-type="float" office:value="1.5" calcext:value-type="float">
            <text:p>1.5</text:p>
          </table:table-cell>
          <table:table-cell table:formula="of:=ROUND([.D49]-0.6495*[.E49];3)" office:value-type="float" office:value="35.026" calcext:value-type="float">
            <text:p>35.026</text:p>
          </table:table-cell>
          <table:table-cell table:formula="of:=ROUND([.D49]-1.2269*[.E49];3)" office:value-type="float" office:value="34.16" calcext:value-type="float">
            <text:p>34.16</text:p>
          </table:table-cell>
          <table:table-cell table:formula="of:=ROUND(PI()/4*(([.F49]+[.G49])/2)^2;3)" office:value-type="float" office:value="939.867" calcext:value-type="float">
            <text:p>939.867</text:p>
          </table:table-cell>
          <table:table-cell table:style-name="ce1" table:formula="of:=COM.MICROSOFT.CONCAT([.C49];&quot;; &quot;;[.D49];&quot;; &quot;;[.E49];&quot;; &quot;;[.F49];&quot;; &quot;;[.G49];&quot;; &quot;;[.H49])" office:value-type="string" office:string-value="M36x1.5; 36; 1.5; 35.026; 34.16; 939.867" calcext:value-type="string">
            <text:p>M36x1.5; 36; 1.5; 35.026; 34.16; 939.867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3" calcext:value-type="float">
            <text:p>3</text:p>
          </table:table-cell>
          <table:table-cell table:formula="of:=COM.MICROSOFT.CONCAT([.A50];&quot;x&quot;;[.B50])" office:value-type="string" office:string-value="M39x3" calcext:value-type="string">
            <text:p>M39x3</text:p>
          </table:table-cell>
          <table:table-cell table:formula="of:=RIGHT([.A50];2)" office:value-type="string" office:string-value="39" calcext:value-type="string">
            <text:p>39</text:p>
          </table:table-cell>
          <table:table-cell table:formula="of:=[.B50]" office:value-type="float" office:value="3" calcext:value-type="float">
            <text:p>3</text:p>
          </table:table-cell>
          <table:table-cell table:formula="of:=ROUND([.D50]-0.6495*[.E50];3)" office:value-type="float" office:value="37.052" calcext:value-type="float">
            <text:p>37.052</text:p>
          </table:table-cell>
          <table:table-cell table:formula="of:=ROUND([.D50]-1.2269*[.E50];3)" office:value-type="float" office:value="35.319" calcext:value-type="float">
            <text:p>35.319</text:p>
          </table:table-cell>
          <table:table-cell table:formula="of:=ROUND(PI()/4*(([.F50]+[.G50])/2)^2;3)" office:value-type="float" office:value="1028.393" calcext:value-type="float">
            <text:p>1028.393</text:p>
          </table:table-cell>
          <table:table-cell table:style-name="ce1" table:formula="of:=COM.MICROSOFT.CONCAT([.C50];&quot;; &quot;;[.D50];&quot;; &quot;;[.E50];&quot;; &quot;;[.F50];&quot;; &quot;;[.G50];&quot;; &quot;;[.H50])" office:value-type="string" office:string-value="M39x3; 39; 3; 37.052; 35.319; 1028.393" calcext:value-type="string">
            <text:p>M39x3; 39; 3; 37.052; 35.319; 1028.393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2" calcext:value-type="float">
            <text:p>2</text:p>
          </table:table-cell>
          <table:table-cell table:formula="of:=COM.MICROSOFT.CONCAT([.A51];&quot;x&quot;;[.B51])" office:value-type="string" office:string-value="M39x2" calcext:value-type="string">
            <text:p>M39x2</text:p>
          </table:table-cell>
          <table:table-cell table:formula="of:=RIGHT([.A51];2)" office:value-type="string" office:string-value="39" calcext:value-type="string">
            <text:p>39</text:p>
          </table:table-cell>
          <table:table-cell table:formula="of:=[.B51]" office:value-type="float" office:value="2" calcext:value-type="float">
            <text:p>2</text:p>
          </table:table-cell>
          <table:table-cell table:formula="of:=ROUND([.D51]-0.6495*[.E51];3)" office:value-type="float" office:value="37.701" calcext:value-type="float">
            <text:p>37.701</text:p>
          </table:table-cell>
          <table:table-cell table:formula="of:=ROUND([.D51]-1.2269*[.E51];3)" office:value-type="float" office:value="36.546" calcext:value-type="float">
            <text:p>36.546</text:p>
          </table:table-cell>
          <table:table-cell table:formula="of:=ROUND(PI()/4*(([.F51]+[.G51])/2)^2;3)" office:value-type="float" office:value="1082.4" calcext:value-type="float">
            <text:p>1082.4</text:p>
          </table:table-cell>
          <table:table-cell table:style-name="ce1" table:formula="of:=COM.MICROSOFT.CONCAT([.C51];&quot;; &quot;;[.D51];&quot;; &quot;;[.E51];&quot;; &quot;;[.F51];&quot;; &quot;;[.G51];&quot;; &quot;;[.H51])" office:value-type="string" office:string-value="M39x2; 39; 2; 37.701; 36.546; 1082.4" calcext:value-type="string">
            <text:p>M39x2; 39; 2; 37.701; 36.546; 1082.4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1.5" calcext:value-type="float">
            <text:p>1.5</text:p>
          </table:table-cell>
          <table:table-cell table:formula="of:=COM.MICROSOFT.CONCAT([.A52];&quot;x&quot;;[.B52])" office:value-type="string" office:string-value="M39x1.5" calcext:value-type="string">
            <text:p>M39x1.5</text:p>
          </table:table-cell>
          <table:table-cell table:formula="of:=RIGHT([.A52];2)" office:value-type="string" office:string-value="39" calcext:value-type="string">
            <text:p>39</text:p>
          </table:table-cell>
          <table:table-cell table:formula="of:=[.B52]" office:value-type="float" office:value="1.5" calcext:value-type="float">
            <text:p>1.5</text:p>
          </table:table-cell>
          <table:table-cell table:formula="of:=ROUND([.D52]-0.6495*[.E52];3)" office:value-type="float" office:value="38.026" calcext:value-type="float">
            <text:p>38.026</text:p>
          </table:table-cell>
          <table:table-cell table:formula="of:=ROUND([.D52]-1.2269*[.E52];3)" office:value-type="float" office:value="37.16" calcext:value-type="float">
            <text:p>37.16</text:p>
          </table:table-cell>
          <table:table-cell table:formula="of:=ROUND(PI()/4*(([.F52]+[.G52])/2)^2;3)" office:value-type="float" office:value="1109.951" calcext:value-type="float">
            <text:p>1109.951</text:p>
          </table:table-cell>
          <table:table-cell table:style-name="ce1" table:formula="of:=COM.MICROSOFT.CONCAT([.C52];&quot;; &quot;;[.D52];&quot;; &quot;;[.E52];&quot;; &quot;;[.F52];&quot;; &quot;;[.G52];&quot;; &quot;;[.H52])" office:value-type="string" office:string-value="M39x1.5; 39; 1.5; 38.026; 37.16; 1109.951" calcext:value-type="string">
            <text:p>M39x1.5; 39; 1.5; 38.026; 37.16; 1109.951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4" calcext:value-type="float">
            <text:p>4</text:p>
          </table:table-cell>
          <table:table-cell table:formula="of:=COM.MICROSOFT.CONCAT([.A53];&quot;x&quot;;[.B53])" office:value-type="string" office:string-value="M42x4" calcext:value-type="string">
            <text:p>M42x4</text:p>
          </table:table-cell>
          <table:table-cell table:formula="of:=RIGHT([.A53];2)" office:value-type="string" office:string-value="42" calcext:value-type="string">
            <text:p>42</text:p>
          </table:table-cell>
          <table:table-cell table:formula="of:=[.B53]" office:value-type="float" office:value="4" calcext:value-type="float">
            <text:p>4</text:p>
          </table:table-cell>
          <table:table-cell table:formula="of:=ROUND([.D53]-0.6495*[.E53];3)" office:value-type="float" office:value="39.402" calcext:value-type="float">
            <text:p>39.402</text:p>
          </table:table-cell>
          <table:table-cell table:formula="of:=ROUND([.D53]-1.2269*[.E53];3)" office:value-type="float" office:value="37.092" calcext:value-type="float">
            <text:p>37.092</text:p>
          </table:table-cell>
          <table:table-cell table:formula="of:=ROUND(PI()/4*(([.F53]+[.G53])/2)^2;3)" office:value-type="float" office:value="1148.906" calcext:value-type="float">
            <text:p>1148.906</text:p>
          </table:table-cell>
          <table:table-cell table:style-name="ce1" table:formula="of:=COM.MICROSOFT.CONCAT([.C53];&quot;; &quot;;[.D53];&quot;; &quot;;[.E53];&quot;; &quot;;[.F53];&quot;; &quot;;[.G53];&quot;; &quot;;[.H53])" office:value-type="string" office:string-value="M42x4; 42; 4; 39.402; 37.092; 1148.906" calcext:value-type="string">
            <text:p>M42x4; 42; 4; 39.402; 37.092; 1148.906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3" calcext:value-type="float">
            <text:p>3</text:p>
          </table:table-cell>
          <table:table-cell table:formula="of:=COM.MICROSOFT.CONCAT([.A54];&quot;x&quot;;[.B54])" office:value-type="string" office:string-value="M42x3" calcext:value-type="string">
            <text:p>M42x3</text:p>
          </table:table-cell>
          <table:table-cell table:formula="of:=RIGHT([.A54];2)" office:value-type="string" office:string-value="42" calcext:value-type="string">
            <text:p>42</text:p>
          </table:table-cell>
          <table:table-cell table:formula="of:=[.B54]" office:value-type="float" office:value="3" calcext:value-type="float">
            <text:p>3</text:p>
          </table:table-cell>
          <table:table-cell table:formula="of:=ROUND([.D54]-0.6495*[.E54];3)" office:value-type="float" office:value="40.052" calcext:value-type="float">
            <text:p>40.052</text:p>
          </table:table-cell>
          <table:table-cell table:formula="of:=ROUND([.D54]-1.2269*[.E54];3)" office:value-type="float" office:value="38.319" calcext:value-type="float">
            <text:p>38.319</text:p>
          </table:table-cell>
          <table:table-cell table:formula="of:=ROUND(PI()/4*(([.F54]+[.G54])/2)^2;3)" office:value-type="float" office:value="1205.982" calcext:value-type="float">
            <text:p>1205.982</text:p>
          </table:table-cell>
          <table:table-cell table:style-name="ce1" table:formula="of:=COM.MICROSOFT.CONCAT([.C54];&quot;; &quot;;[.D54];&quot;; &quot;;[.E54];&quot;; &quot;;[.F54];&quot;; &quot;;[.G54];&quot;; &quot;;[.H54])" office:value-type="string" office:string-value="M42x3; 42; 3; 40.052; 38.319; 1205.982" calcext:value-type="string">
            <text:p>M42x3; 42; 3; 40.052; 38.319; 1205.982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2" calcext:value-type="float">
            <text:p>2</text:p>
          </table:table-cell>
          <table:table-cell table:formula="of:=COM.MICROSOFT.CONCAT([.A55];&quot;x&quot;;[.B55])" office:value-type="string" office:string-value="M42x2" calcext:value-type="string">
            <text:p>M42x2</text:p>
          </table:table-cell>
          <table:table-cell table:formula="of:=RIGHT([.A55];2)" office:value-type="string" office:string-value="42" calcext:value-type="string">
            <text:p>42</text:p>
          </table:table-cell>
          <table:table-cell table:formula="of:=[.B55]" office:value-type="float" office:value="2" calcext:value-type="float">
            <text:p>2</text:p>
          </table:table-cell>
          <table:table-cell table:formula="of:=ROUND([.D55]-0.6495*[.E55];3)" office:value-type="float" office:value="40.701" calcext:value-type="float">
            <text:p>40.701</text:p>
          </table:table-cell>
          <table:table-cell table:formula="of:=ROUND([.D55]-1.2269*[.E55];3)" office:value-type="float" office:value="39.546" calcext:value-type="float">
            <text:p>39.546</text:p>
          </table:table-cell>
          <table:table-cell table:formula="of:=ROUND(PI()/4*(([.F55]+[.G55])/2)^2;3)" office:value-type="float" office:value="1264.409" calcext:value-type="float">
            <text:p>1264.409</text:p>
          </table:table-cell>
          <table:table-cell table:style-name="ce1" table:formula="of:=COM.MICROSOFT.CONCAT([.C55];&quot;; &quot;;[.D55];&quot;; &quot;;[.E55];&quot;; &quot;;[.F55];&quot;; &quot;;[.G55];&quot;; &quot;;[.H55])" office:value-type="string" office:string-value="M42x2; 42; 2; 40.701; 39.546; 1264.409" calcext:value-type="string">
            <text:p>M42x2; 42; 2; 40.701; 39.546; 1264.409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4" calcext:value-type="float">
            <text:p>4</text:p>
          </table:table-cell>
          <table:table-cell table:formula="of:=COM.MICROSOFT.CONCAT([.A56];&quot;x&quot;;[.B56])" office:value-type="string" office:string-value="M45x4" calcext:value-type="string">
            <text:p>M45x4</text:p>
          </table:table-cell>
          <table:table-cell table:formula="of:=RIGHT([.A56];2)" office:value-type="string" office:string-value="45" calcext:value-type="string">
            <text:p>45</text:p>
          </table:table-cell>
          <table:table-cell table:formula="of:=[.B56]" office:value-type="float" office:value="4" calcext:value-type="float">
            <text:p>4</text:p>
          </table:table-cell>
          <table:table-cell table:formula="of:=ROUND([.D56]-0.6495*[.E56];3)" office:value-type="float" office:value="42.402" calcext:value-type="float">
            <text:p>42.402</text:p>
          </table:table-cell>
          <table:table-cell table:formula="of:=ROUND([.D56]-1.2269*[.E56];3)" office:value-type="float" office:value="40.092" calcext:value-type="float">
            <text:p>40.092</text:p>
          </table:table-cell>
          <table:table-cell table:formula="of:=ROUND(PI()/4*(([.F56]+[.G56])/2)^2;3)" office:value-type="float" office:value="1336.21" calcext:value-type="float">
            <text:p>1336.21</text:p>
          </table:table-cell>
          <table:table-cell table:style-name="ce1" table:formula="of:=COM.MICROSOFT.CONCAT([.C56];&quot;; &quot;;[.D56];&quot;; &quot;;[.E56];&quot;; &quot;;[.F56];&quot;; &quot;;[.G56];&quot;; &quot;;[.H56])" office:value-type="string" office:string-value="M45x4; 45; 4; 42.402; 40.092; 1336.21" calcext:value-type="string">
            <text:p>M45x4; 45; 4; 42.402; 40.092; 1336.21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3" calcext:value-type="float">
            <text:p>3</text:p>
          </table:table-cell>
          <table:table-cell table:formula="of:=COM.MICROSOFT.CONCAT([.A57];&quot;x&quot;;[.B57])" office:value-type="string" office:string-value="M45x3" calcext:value-type="string">
            <text:p>M45x3</text:p>
          </table:table-cell>
          <table:table-cell table:formula="of:=RIGHT([.A57];2)" office:value-type="string" office:string-value="45" calcext:value-type="string">
            <text:p>45</text:p>
          </table:table-cell>
          <table:table-cell table:formula="of:=[.B57]" office:value-type="float" office:value="3" calcext:value-type="float">
            <text:p>3</text:p>
          </table:table-cell>
          <table:table-cell table:formula="of:=ROUND([.D57]-0.6495*[.E57];3)" office:value-type="float" office:value="43.052" calcext:value-type="float">
            <text:p>43.052</text:p>
          </table:table-cell>
          <table:table-cell table:formula="of:=ROUND([.D57]-1.2269*[.E57];3)" office:value-type="float" office:value="41.319" calcext:value-type="float">
            <text:p>41.319</text:p>
          </table:table-cell>
          <table:table-cell table:formula="of:=ROUND(PI()/4*(([.F57]+[.G57])/2)^2;3)" office:value-type="float" office:value="1397.707" calcext:value-type="float">
            <text:p>1397.707</text:p>
          </table:table-cell>
          <table:table-cell table:style-name="ce1" table:formula="of:=COM.MICROSOFT.CONCAT([.C57];&quot;; &quot;;[.D57];&quot;; &quot;;[.E57];&quot;; &quot;;[.F57];&quot;; &quot;;[.G57];&quot;; &quot;;[.H57])" office:value-type="string" office:string-value="M45x3; 45; 3; 43.052; 41.319; 1397.707" calcext:value-type="string">
            <text:p>M45x3; 45; 3; 43.052; 41.319; 1397.707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2" calcext:value-type="float">
            <text:p>2</text:p>
          </table:table-cell>
          <table:table-cell table:formula="of:=COM.MICROSOFT.CONCAT([.A58];&quot;x&quot;;[.B58])" office:value-type="string" office:string-value="M45x2" calcext:value-type="string">
            <text:p>M45x2</text:p>
          </table:table-cell>
          <table:table-cell table:formula="of:=RIGHT([.A58];2)" office:value-type="string" office:string-value="45" calcext:value-type="string">
            <text:p>45</text:p>
          </table:table-cell>
          <table:table-cell table:formula="of:=[.B58]" office:value-type="float" office:value="2" calcext:value-type="float">
            <text:p>2</text:p>
          </table:table-cell>
          <table:table-cell table:formula="of:=ROUND([.D58]-0.6495*[.E58];3)" office:value-type="float" office:value="43.701" calcext:value-type="float">
            <text:p>43.701</text:p>
          </table:table-cell>
          <table:table-cell table:formula="of:=ROUND([.D58]-1.2269*[.E58];3)" office:value-type="float" office:value="42.546" calcext:value-type="float">
            <text:p>42.546</text:p>
          </table:table-cell>
          <table:table-cell table:formula="of:=ROUND(PI()/4*(([.F58]+[.G58])/2)^2;3)" office:value-type="float" office:value="1460.555" calcext:value-type="float">
            <text:p>1460.555</text:p>
          </table:table-cell>
          <table:table-cell table:style-name="ce1" table:formula="of:=COM.MICROSOFT.CONCAT([.C58];&quot;; &quot;;[.D58];&quot;; &quot;;[.E58];&quot;; &quot;;[.F58];&quot;; &quot;;[.G58];&quot;; &quot;;[.H58])" office:value-type="string" office:string-value="M45x2; 45; 2; 43.701; 42.546; 1460.555" calcext:value-type="string">
            <text:p>M45x2; 45; 2; 43.701; 42.546; 1460.555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4" calcext:value-type="float">
            <text:p>4</text:p>
          </table:table-cell>
          <table:table-cell table:formula="of:=COM.MICROSOFT.CONCAT([.A59];&quot;x&quot;;[.B59])" office:value-type="string" office:string-value="M48x4" calcext:value-type="string">
            <text:p>M48x4</text:p>
          </table:table-cell>
          <table:table-cell table:formula="of:=RIGHT([.A59];2)" office:value-type="string" office:string-value="48" calcext:value-type="string">
            <text:p>48</text:p>
          </table:table-cell>
          <table:table-cell table:formula="of:=[.B59]" office:value-type="float" office:value="4" calcext:value-type="float">
            <text:p>4</text:p>
          </table:table-cell>
          <table:table-cell table:formula="of:=ROUND([.D59]-0.6495*[.E59];3)" office:value-type="float" office:value="45.402" calcext:value-type="float">
            <text:p>45.402</text:p>
          </table:table-cell>
          <table:table-cell table:formula="of:=ROUND([.D59]-1.2269*[.E59];3)" office:value-type="float" office:value="43.092" calcext:value-type="float">
            <text:p>43.092</text:p>
          </table:table-cell>
          <table:table-cell table:formula="of:=ROUND(PI()/4*(([.F59]+[.G59])/2)^2;3)" office:value-type="float" office:value="1537.65" calcext:value-type="float">
            <text:p>1537.65</text:p>
          </table:table-cell>
          <table:table-cell table:style-name="ce1" table:formula="of:=COM.MICROSOFT.CONCAT([.C59];&quot;; &quot;;[.D59];&quot;; &quot;;[.E59];&quot;; &quot;;[.F59];&quot;; &quot;;[.G59];&quot;; &quot;;[.H59])" office:value-type="string" office:string-value="M48x4; 48; 4; 45.402; 43.092; 1537.65" calcext:value-type="string">
            <text:p>M48x4; 48; 4; 45.402; 43.092; 1537.65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3" calcext:value-type="float">
            <text:p>3</text:p>
          </table:table-cell>
          <table:table-cell table:formula="of:=COM.MICROSOFT.CONCAT([.A60];&quot;x&quot;;[.B60])" office:value-type="string" office:string-value="M48x3" calcext:value-type="string">
            <text:p>M48x3</text:p>
          </table:table-cell>
          <table:table-cell table:formula="of:=RIGHT([.A60];2)" office:value-type="string" office:string-value="48" calcext:value-type="string">
            <text:p>48</text:p>
          </table:table-cell>
          <table:table-cell table:formula="of:=[.B60]" office:value-type="float" office:value="3" calcext:value-type="float">
            <text:p>3</text:p>
          </table:table-cell>
          <table:table-cell table:formula="of:=ROUND([.D60]-0.6495*[.E60];3)" office:value-type="float" office:value="46.052" calcext:value-type="float">
            <text:p>46.052</text:p>
          </table:table-cell>
          <table:table-cell table:formula="of:=ROUND([.D60]-1.2269*[.E60];3)" office:value-type="float" office:value="44.319" calcext:value-type="float">
            <text:p>44.319</text:p>
          </table:table-cell>
          <table:table-cell table:formula="of:=ROUND(PI()/4*(([.F60]+[.G60])/2)^2;3)" office:value-type="float" office:value="1603.571" calcext:value-type="float">
            <text:p>1603.571</text:p>
          </table:table-cell>
          <table:table-cell table:style-name="ce1" table:formula="of:=COM.MICROSOFT.CONCAT([.C60];&quot;; &quot;;[.D60];&quot;; &quot;;[.E60];&quot;; &quot;;[.F60];&quot;; &quot;;[.G60];&quot;; &quot;;[.H60])" office:value-type="string" office:string-value="M48x3; 48; 3; 46.052; 44.319; 1603.571" calcext:value-type="string">
            <text:p>M48x3; 48; 3; 46.052; 44.319; 1603.571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2" calcext:value-type="float">
            <text:p>2</text:p>
          </table:table-cell>
          <table:table-cell table:formula="of:=COM.MICROSOFT.CONCAT([.A61];&quot;x&quot;;[.B61])" office:value-type="string" office:string-value="M48x2" calcext:value-type="string">
            <text:p>M48x2</text:p>
          </table:table-cell>
          <table:table-cell table:formula="of:=RIGHT([.A61];2)" office:value-type="string" office:string-value="48" calcext:value-type="string">
            <text:p>48</text:p>
          </table:table-cell>
          <table:table-cell table:formula="of:=[.B61]" office:value-type="float" office:value="2" calcext:value-type="float">
            <text:p>2</text:p>
          </table:table-cell>
          <table:table-cell table:formula="of:=ROUND([.D61]-0.6495*[.E61];3)" office:value-type="float" office:value="46.701" calcext:value-type="float">
            <text:p>46.701</text:p>
          </table:table-cell>
          <table:table-cell table:formula="of:=ROUND([.D61]-1.2269*[.E61];3)" office:value-type="float" office:value="45.546" calcext:value-type="float">
            <text:p>45.546</text:p>
          </table:table-cell>
          <table:table-cell table:formula="of:=ROUND(PI()/4*(([.F61]+[.G61])/2)^2;3)" office:value-type="float" office:value="1670.838" calcext:value-type="float">
            <text:p>1670.838</text:p>
          </table:table-cell>
          <table:table-cell table:style-name="ce1" table:formula="of:=COM.MICROSOFT.CONCAT([.C61];&quot;; &quot;;[.D61];&quot;; &quot;;[.E61];&quot;; &quot;;[.F61];&quot;; &quot;;[.G61];&quot;; &quot;;[.H61])" office:value-type="string" office:string-value="M48x2; 48; 2; 46.701; 45.546; 1670.838" calcext:value-type="string">
            <text:p>M48x2; 48; 2; 46.701; 45.546; 1670.838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4" calcext:value-type="float">
            <text:p>4</text:p>
          </table:table-cell>
          <table:table-cell table:formula="of:=COM.MICROSOFT.CONCAT([.A62];&quot;x&quot;;[.B62])" office:value-type="string" office:string-value="M52x4" calcext:value-type="string">
            <text:p>M52x4</text:p>
          </table:table-cell>
          <table:table-cell table:formula="of:=RIGHT([.A62];2)" office:value-type="string" office:string-value="52" calcext:value-type="string">
            <text:p>52</text:p>
          </table:table-cell>
          <table:table-cell table:formula="of:=[.B62]" office:value-type="float" office:value="4" calcext:value-type="float">
            <text:p>4</text:p>
          </table:table-cell>
          <table:table-cell table:formula="of:=ROUND([.D62]-0.6495*[.E62];3)" office:value-type="float" office:value="49.402" calcext:value-type="float">
            <text:p>49.402</text:p>
          </table:table-cell>
          <table:table-cell table:formula="of:=ROUND([.D62]-1.2269*[.E62];3)" office:value-type="float" office:value="47.092" calcext:value-type="float">
            <text:p>47.092</text:p>
          </table:table-cell>
          <table:table-cell table:formula="of:=ROUND(PI()/4*(([.F62]+[.G62])/2)^2;3)" office:value-type="float" office:value="1828.229" calcext:value-type="float">
            <text:p>1828.229</text:p>
          </table:table-cell>
          <table:table-cell table:style-name="ce1" table:formula="of:=COM.MICROSOFT.CONCAT([.C62];&quot;; &quot;;[.D62];&quot;; &quot;;[.E62];&quot;; &quot;;[.F62];&quot;; &quot;;[.G62];&quot;; &quot;;[.H62])" office:value-type="string" office:string-value="M52x4; 52; 4; 49.402; 47.092; 1828.229" calcext:value-type="string">
            <text:p>M52x4; 52; 4; 49.402; 47.092; 1828.229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3" calcext:value-type="float">
            <text:p>3</text:p>
          </table:table-cell>
          <table:table-cell table:formula="of:=COM.MICROSOFT.CONCAT([.A63];&quot;x&quot;;[.B63])" office:value-type="string" office:string-value="M52x3" calcext:value-type="string">
            <text:p>M52x3</text:p>
          </table:table-cell>
          <table:table-cell table:formula="of:=RIGHT([.A63];2)" office:value-type="string" office:string-value="52" calcext:value-type="string">
            <text:p>52</text:p>
          </table:table-cell>
          <table:table-cell table:formula="of:=[.B63]" office:value-type="float" office:value="3" calcext:value-type="float">
            <text:p>3</text:p>
          </table:table-cell>
          <table:table-cell table:formula="of:=ROUND([.D63]-0.6495*[.E63];3)" office:value-type="float" office:value="50.052" calcext:value-type="float">
            <text:p>50.052</text:p>
          </table:table-cell>
          <table:table-cell table:formula="of:=ROUND([.D63]-1.2269*[.E63];3)" office:value-type="float" office:value="48.319" calcext:value-type="float">
            <text:p>48.319</text:p>
          </table:table-cell>
          <table:table-cell table:formula="of:=ROUND(PI()/4*(([.F63]+[.G63])/2)^2;3)" office:value-type="float" office:value="1900.046" calcext:value-type="float">
            <text:p>1900.046</text:p>
          </table:table-cell>
          <table:table-cell table:style-name="ce1" table:formula="of:=COM.MICROSOFT.CONCAT([.C63];&quot;; &quot;;[.D63];&quot;; &quot;;[.E63];&quot;; &quot;;[.F63];&quot;; &quot;;[.G63];&quot;; &quot;;[.H63])" office:value-type="string" office:string-value="M52x3; 52; 3; 50.052; 48.319; 1900.046" calcext:value-type="string">
            <text:p>M52x3; 52; 3; 50.052; 48.319; 1900.046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2" calcext:value-type="float">
            <text:p>2</text:p>
          </table:table-cell>
          <table:table-cell table:formula="of:=COM.MICROSOFT.CONCAT([.A64];&quot;x&quot;;[.B64])" office:value-type="string" office:string-value="M52x2" calcext:value-type="string">
            <text:p>M52x2</text:p>
          </table:table-cell>
          <table:table-cell table:formula="of:=RIGHT([.A64];2)" office:value-type="string" office:string-value="52" calcext:value-type="string">
            <text:p>52</text:p>
          </table:table-cell>
          <table:table-cell table:formula="of:=[.B64]" office:value-type="float" office:value="2" calcext:value-type="float">
            <text:p>2</text:p>
          </table:table-cell>
          <table:table-cell table:formula="of:=ROUND([.D64]-0.6495*[.E64];3)" office:value-type="float" office:value="50.701" calcext:value-type="float">
            <text:p>50.701</text:p>
          </table:table-cell>
          <table:table-cell table:formula="of:=ROUND([.D64]-1.2269*[.E64];3)" office:value-type="float" office:value="49.546" calcext:value-type="float">
            <text:p>49.546</text:p>
          </table:table-cell>
          <table:table-cell table:formula="of:=ROUND(PI()/4*(([.F64]+[.G64])/2)^2;3)" office:value-type="float" office:value="1973.207" calcext:value-type="float">
            <text:p>1973.207</text:p>
          </table:table-cell>
          <table:table-cell table:style-name="ce1" table:formula="of:=COM.MICROSOFT.CONCAT([.C64];&quot;; &quot;;[.D64];&quot;; &quot;;[.E64];&quot;; &quot;;[.F64];&quot;; &quot;;[.G64];&quot;; &quot;;[.H64])" office:value-type="string" office:string-value="M52x2; 52; 2; 50.701; 49.546; 1973.207" calcext:value-type="string">
            <text:p>M52x2; 52; 2; 50.701; 49.546; 1973.207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4" calcext:value-type="float">
            <text:p>4</text:p>
          </table:table-cell>
          <table:table-cell table:formula="of:=COM.MICROSOFT.CONCAT([.A65];&quot;x&quot;;[.B65])" office:value-type="string" office:string-value="M56x4" calcext:value-type="string">
            <text:p>M56x4</text:p>
          </table:table-cell>
          <table:table-cell table:formula="of:=RIGHT([.A65];2)" office:value-type="string" office:string-value="56" calcext:value-type="string">
            <text:p>56</text:p>
          </table:table-cell>
          <table:table-cell table:formula="of:=[.B65]" office:value-type="float" office:value="4" calcext:value-type="float">
            <text:p>4</text:p>
          </table:table-cell>
          <table:table-cell table:formula="of:=ROUND([.D65]-0.6495*[.E65];3)" office:value-type="float" office:value="53.402" calcext:value-type="float">
            <text:p>53.402</text:p>
          </table:table-cell>
          <table:table-cell table:formula="of:=ROUND([.D65]-1.2269*[.E65];3)" office:value-type="float" office:value="51.092" calcext:value-type="float">
            <text:p>51.092</text:p>
          </table:table-cell>
          <table:table-cell table:formula="of:=ROUND(PI()/4*(([.F65]+[.G65])/2)^2;3)" office:value-type="float" office:value="2143.94" calcext:value-type="float">
            <text:p>2143.94</text:p>
          </table:table-cell>
          <table:table-cell table:style-name="ce1" table:formula="of:=COM.MICROSOFT.CONCAT([.C65];&quot;; &quot;;[.D65];&quot;; &quot;;[.E65];&quot;; &quot;;[.F65];&quot;; &quot;;[.G65];&quot;; &quot;;[.H65])" office:value-type="string" office:string-value="M56x4; 56; 4; 53.402; 51.092; 2143.94" calcext:value-type="string">
            <text:p>M56x4; 56; 4; 53.402; 51.092; 2143.94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3" calcext:value-type="float">
            <text:p>3</text:p>
          </table:table-cell>
          <table:table-cell table:formula="of:=COM.MICROSOFT.CONCAT([.A66];&quot;x&quot;;[.B66])" office:value-type="string" office:string-value="M56x3" calcext:value-type="string">
            <text:p>M56x3</text:p>
          </table:table-cell>
          <table:table-cell table:formula="of:=RIGHT([.A66];2)" office:value-type="string" office:string-value="56" calcext:value-type="string">
            <text:p>56</text:p>
          </table:table-cell>
          <table:table-cell table:formula="of:=[.B66]" office:value-type="float" office:value="3" calcext:value-type="float">
            <text:p>3</text:p>
          </table:table-cell>
          <table:table-cell table:formula="of:=ROUND([.D66]-0.6495*[.E66];3)" office:value-type="float" office:value="54.052" calcext:value-type="float">
            <text:p>54.052</text:p>
          </table:table-cell>
          <table:table-cell table:formula="of:=ROUND([.D66]-1.2269*[.E66];3)" office:value-type="float" office:value="52.319" calcext:value-type="float">
            <text:p>52.319</text:p>
          </table:table-cell>
          <table:table-cell table:formula="of:=ROUND(PI()/4*(([.F66]+[.G66])/2)^2;3)" office:value-type="float" office:value="2221.654" calcext:value-type="float">
            <text:p>2221.654</text:p>
          </table:table-cell>
          <table:table-cell table:style-name="ce1" table:formula="of:=COM.MICROSOFT.CONCAT([.C66];&quot;; &quot;;[.D66];&quot;; &quot;;[.E66];&quot;; &quot;;[.F66];&quot;; &quot;;[.G66];&quot;; &quot;;[.H66])" office:value-type="string" office:string-value="M56x3; 56; 3; 54.052; 52.319; 2221.654" calcext:value-type="string">
            <text:p>M56x3; 56; 3; 54.052; 52.319; 2221.654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2" calcext:value-type="float">
            <text:p>2</text:p>
          </table:table-cell>
          <table:table-cell table:formula="of:=COM.MICROSOFT.CONCAT([.A67];&quot;x&quot;;[.B67])" office:value-type="string" office:string-value="M56x2" calcext:value-type="string">
            <text:p>M56x2</text:p>
          </table:table-cell>
          <table:table-cell table:formula="of:=RIGHT([.A67];2)" office:value-type="string" office:string-value="56" calcext:value-type="string">
            <text:p>56</text:p>
          </table:table-cell>
          <table:table-cell table:formula="of:=[.B67]" office:value-type="float" office:value="2" calcext:value-type="float">
            <text:p>2</text:p>
          </table:table-cell>
          <table:table-cell table:formula="of:=ROUND([.D67]-0.6495*[.E67];3)" office:value-type="float" office:value="54.701" calcext:value-type="float">
            <text:p>54.701</text:p>
          </table:table-cell>
          <table:table-cell table:formula="of:=ROUND([.D67]-1.2269*[.E67];3)" office:value-type="float" office:value="53.546" calcext:value-type="float">
            <text:p>53.546</text:p>
          </table:table-cell>
          <table:table-cell table:formula="of:=ROUND(PI()/4*(([.F67]+[.G67])/2)^2;3)" office:value-type="float" office:value="2300.709" calcext:value-type="float">
            <text:p>2300.709</text:p>
          </table:table-cell>
          <table:table-cell table:style-name="ce1" table:formula="of:=COM.MICROSOFT.CONCAT([.C67];&quot;; &quot;;[.D67];&quot;; &quot;;[.E67];&quot;; &quot;;[.F67];&quot;; &quot;;[.G67];&quot;; &quot;;[.H67])" office:value-type="string" office:string-value="M56x2; 56; 2; 54.701; 53.546; 2300.709" calcext:value-type="string">
            <text:p>M56x2; 56; 2; 54.701; 53.546; 2300.709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4" calcext:value-type="float">
            <text:p>4</text:p>
          </table:table-cell>
          <table:table-cell table:formula="of:=COM.MICROSOFT.CONCAT([.A68];&quot;x&quot;;[.B68])" office:value-type="string" office:string-value="M60x4" calcext:value-type="string">
            <text:p>M60x4</text:p>
          </table:table-cell>
          <table:table-cell table:formula="of:=RIGHT([.A68];2)" office:value-type="string" office:string-value="60" calcext:value-type="string">
            <text:p>60</text:p>
          </table:table-cell>
          <table:table-cell table:formula="of:=[.B68]" office:value-type="float" office:value="4" calcext:value-type="float">
            <text:p>4</text:p>
          </table:table-cell>
          <table:table-cell table:formula="of:=ROUND([.D68]-0.6495*[.E68];3)" office:value-type="float" office:value="57.402" calcext:value-type="float">
            <text:p>57.402</text:p>
          </table:table-cell>
          <table:table-cell table:formula="of:=ROUND([.D68]-1.2269*[.E68];3)" office:value-type="float" office:value="55.092" calcext:value-type="float">
            <text:p>55.092</text:p>
          </table:table-cell>
          <table:table-cell table:formula="of:=ROUND(PI()/4*(([.F68]+[.G68])/2)^2;3)" office:value-type="float" office:value="2484.784" calcext:value-type="float">
            <text:p>2484.784</text:p>
          </table:table-cell>
          <table:table-cell table:style-name="ce1" table:formula="of:=COM.MICROSOFT.CONCAT([.C68];&quot;; &quot;;[.D68];&quot;; &quot;;[.E68];&quot;; &quot;;[.F68];&quot;; &quot;;[.G68];&quot;; &quot;;[.H68])" office:value-type="string" office:string-value="M60x4; 60; 4; 57.402; 55.092; 2484.784" calcext:value-type="string">
            <text:p>M60x4; 60; 4; 57.402; 55.092; 2484.784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3" calcext:value-type="float">
            <text:p>3</text:p>
          </table:table-cell>
          <table:table-cell table:formula="of:=COM.MICROSOFT.CONCAT([.A69];&quot;x&quot;;[.B69])" office:value-type="string" office:string-value="M60x3" calcext:value-type="string">
            <text:p>M60x3</text:p>
          </table:table-cell>
          <table:table-cell table:formula="of:=RIGHT([.A69];2)" office:value-type="string" office:string-value="60" calcext:value-type="string">
            <text:p>60</text:p>
          </table:table-cell>
          <table:table-cell table:formula="of:=[.B69]" office:value-type="float" office:value="3" calcext:value-type="float">
            <text:p>3</text:p>
          </table:table-cell>
          <table:table-cell table:formula="of:=ROUND([.D69]-0.6495*[.E69];3)" office:value-type="float" office:value="58.052" calcext:value-type="float">
            <text:p>58.052</text:p>
          </table:table-cell>
          <table:table-cell table:formula="of:=ROUND([.D69]-1.2269*[.E69];3)" office:value-type="float" office:value="56.319" calcext:value-type="float">
            <text:p>56.319</text:p>
          </table:table-cell>
          <table:table-cell table:formula="of:=ROUND(PI()/4*(([.F69]+[.G69])/2)^2;3)" office:value-type="float" office:value="2568.394" calcext:value-type="float">
            <text:p>2568.394</text:p>
          </table:table-cell>
          <table:table-cell table:style-name="ce1" table:formula="of:=COM.MICROSOFT.CONCAT([.C69];&quot;; &quot;;[.D69];&quot;; &quot;;[.E69];&quot;; &quot;;[.F69];&quot;; &quot;;[.G69];&quot;; &quot;;[.H69])" office:value-type="string" office:string-value="M60x3; 60; 3; 58.052; 56.319; 2568.394" calcext:value-type="string">
            <text:p>M60x3; 60; 3; 58.052; 56.319; 2568.394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2" calcext:value-type="float">
            <text:p>2</text:p>
          </table:table-cell>
          <table:table-cell table:formula="of:=COM.MICROSOFT.CONCAT([.A70];&quot;x&quot;;[.B70])" office:value-type="string" office:string-value="M60x2" calcext:value-type="string">
            <text:p>M60x2</text:p>
          </table:table-cell>
          <table:table-cell table:formula="of:=RIGHT([.A70];2)" office:value-type="string" office:string-value="60" calcext:value-type="string">
            <text:p>60</text:p>
          </table:table-cell>
          <table:table-cell table:formula="of:=[.B70]" office:value-type="float" office:value="2" calcext:value-type="float">
            <text:p>2</text:p>
          </table:table-cell>
          <table:table-cell table:formula="of:=ROUND([.D70]-0.6495*[.E70];3)" office:value-type="float" office:value="58.701" calcext:value-type="float">
            <text:p>58.701</text:p>
          </table:table-cell>
          <table:table-cell table:formula="of:=ROUND([.D70]-1.2269*[.E70];3)" office:value-type="float" office:value="57.546" calcext:value-type="float">
            <text:p>57.546</text:p>
          </table:table-cell>
          <table:table-cell table:formula="of:=ROUND(PI()/4*(([.F70]+[.G70])/2)^2;3)" office:value-type="float" office:value="2653.343" calcext:value-type="float">
            <text:p>2653.343</text:p>
          </table:table-cell>
          <table:table-cell table:style-name="ce1" table:formula="of:=COM.MICROSOFT.CONCAT([.C70];&quot;; &quot;;[.D70];&quot;; &quot;;[.E70];&quot;; &quot;;[.F70];&quot;; &quot;;[.G70];&quot;; &quot;;[.H70])" office:value-type="string" office:string-value="M60x2; 60; 2; 58.701; 57.546; 2653.343" calcext:value-type="string">
            <text:p>M60x2; 60; 2; 58.701; 57.546; 2653.343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4" calcext:value-type="float">
            <text:p>4</text:p>
          </table:table-cell>
          <table:table-cell table:formula="of:=COM.MICROSOFT.CONCAT([.A71];&quot;x&quot;;[.B71])" office:value-type="string" office:string-value="M64x4" calcext:value-type="string">
            <text:p>M64x4</text:p>
          </table:table-cell>
          <table:table-cell table:formula="of:=RIGHT([.A71];2)" office:value-type="string" office:string-value="64" calcext:value-type="string">
            <text:p>64</text:p>
          </table:table-cell>
          <table:table-cell table:formula="of:=[.B71]" office:value-type="float" office:value="4" calcext:value-type="float">
            <text:p>4</text:p>
          </table:table-cell>
          <table:table-cell table:formula="of:=ROUND([.D71]-0.6495*[.E71];3)" office:value-type="float" office:value="61.402" calcext:value-type="float">
            <text:p>61.402</text:p>
          </table:table-cell>
          <table:table-cell table:formula="of:=ROUND([.D71]-1.2269*[.E71];3)" office:value-type="float" office:value="59.092" calcext:value-type="float">
            <text:p>59.092</text:p>
          </table:table-cell>
          <table:table-cell table:formula="of:=ROUND(PI()/4*(([.F71]+[.G71])/2)^2;3)" office:value-type="float" office:value="2850.761" calcext:value-type="float">
            <text:p>2850.761</text:p>
          </table:table-cell>
          <table:table-cell table:style-name="ce1" table:formula="of:=COM.MICROSOFT.CONCAT([.C71];&quot;; &quot;;[.D71];&quot;; &quot;;[.E71];&quot;; &quot;;[.F71];&quot;; &quot;;[.G71];&quot;; &quot;;[.H71])" office:value-type="string" office:string-value="M64x4; 64; 4; 61.402; 59.092; 2850.761" calcext:value-type="string">
            <text:p>M64x4; 64; 4; 61.402; 59.092; 2850.761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3" calcext:value-type="float">
            <text:p>3</text:p>
          </table:table-cell>
          <table:table-cell table:formula="of:=COM.MICROSOFT.CONCAT([.A72];&quot;x&quot;;[.B72])" office:value-type="string" office:string-value="M64x3" calcext:value-type="string">
            <text:p>M64x3</text:p>
          </table:table-cell>
          <table:table-cell table:formula="of:=RIGHT([.A72];2)" office:value-type="string" office:string-value="64" calcext:value-type="string">
            <text:p>64</text:p>
          </table:table-cell>
          <table:table-cell table:formula="of:=[.B72]" office:value-type="float" office:value="3" calcext:value-type="float">
            <text:p>3</text:p>
          </table:table-cell>
          <table:table-cell table:formula="of:=ROUND([.D72]-0.6495*[.E72];3)" office:value-type="float" office:value="62.052" calcext:value-type="float">
            <text:p>62.052</text:p>
          </table:table-cell>
          <table:table-cell table:formula="of:=ROUND([.D72]-1.2269*[.E72];3)" office:value-type="float" office:value="60.319" calcext:value-type="float">
            <text:p>60.319</text:p>
          </table:table-cell>
          <table:table-cell table:formula="of:=ROUND(PI()/4*(([.F72]+[.G72])/2)^2;3)" office:value-type="float" office:value="2940.268" calcext:value-type="float">
            <text:p>2940.268</text:p>
          </table:table-cell>
          <table:table-cell table:style-name="ce1" table:formula="of:=COM.MICROSOFT.CONCAT([.C72];&quot;; &quot;;[.D72];&quot;; &quot;;[.E72];&quot;; &quot;;[.F72];&quot;; &quot;;[.G72];&quot;; &quot;;[.H72])" office:value-type="string" office:string-value="M64x3; 64; 3; 62.052; 60.319; 2940.268" calcext:value-type="string">
            <text:p>M64x3; 64; 3; 62.052; 60.319; 2940.268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2" calcext:value-type="float">
            <text:p>2</text:p>
          </table:table-cell>
          <table:table-cell table:formula="of:=COM.MICROSOFT.CONCAT([.A73];&quot;x&quot;;[.B73])" office:value-type="string" office:string-value="M64x2" calcext:value-type="string">
            <text:p>M64x2</text:p>
          </table:table-cell>
          <table:table-cell table:formula="of:=RIGHT([.A73];2)" office:value-type="string" office:string-value="64" calcext:value-type="string">
            <text:p>64</text:p>
          </table:table-cell>
          <table:table-cell table:formula="of:=[.B73]" office:value-type="float" office:value="2" calcext:value-type="float">
            <text:p>2</text:p>
          </table:table-cell>
          <table:table-cell table:formula="of:=ROUND([.D73]-0.6495*[.E73];3)" office:value-type="float" office:value="62.701" calcext:value-type="float">
            <text:p>62.701</text:p>
          </table:table-cell>
          <table:table-cell table:formula="of:=ROUND([.D73]-1.2269*[.E73];3)" office:value-type="float" office:value="61.546" calcext:value-type="float">
            <text:p>61.546</text:p>
          </table:table-cell>
          <table:table-cell table:formula="of:=ROUND(PI()/4*(([.F73]+[.G73])/2)^2;3)" office:value-type="float" office:value="3031.11" calcext:value-type="float">
            <text:p>3031.11</text:p>
          </table:table-cell>
          <table:table-cell table:style-name="ce1" table:formula="of:=COM.MICROSOFT.CONCAT([.C73];&quot;; &quot;;[.D73];&quot;; &quot;;[.E73];&quot;; &quot;;[.F73];&quot;; &quot;;[.G73];&quot;; &quot;;[.H73])" office:value-type="string" office:string-value="M64x2; 64; 2; 62.701; 61.546; 3031.11" calcext:value-type="string">
            <text:p>M64x2; 64; 2; 62.701; 61.546; 3031.11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4" calcext:value-type="float">
            <text:p>4</text:p>
          </table:table-cell>
          <table:table-cell table:formula="of:=COM.MICROSOFT.CONCAT([.A74];&quot;x&quot;;[.B74])" office:value-type="string" office:string-value="M68x4" calcext:value-type="string">
            <text:p>M68x4</text:p>
          </table:table-cell>
          <table:table-cell table:formula="of:=RIGHT([.A74];2)" office:value-type="string" office:string-value="68" calcext:value-type="string">
            <text:p>68</text:p>
          </table:table-cell>
          <table:table-cell table:formula="of:=[.B74]" office:value-type="float" office:value="4" calcext:value-type="float">
            <text:p>4</text:p>
          </table:table-cell>
          <table:table-cell table:formula="of:=ROUND([.D74]-0.6495*[.E74];3)" office:value-type="float" office:value="65.402" calcext:value-type="float">
            <text:p>65.402</text:p>
          </table:table-cell>
          <table:table-cell table:formula="of:=ROUND([.D74]-1.2269*[.E74];3)" office:value-type="float" office:value="63.092" calcext:value-type="float">
            <text:p>63.092</text:p>
          </table:table-cell>
          <table:table-cell table:formula="of:=ROUND(PI()/4*(([.F74]+[.G74])/2)^2;3)" office:value-type="float" office:value="3241.87" calcext:value-type="float">
            <text:p>3241.87</text:p>
          </table:table-cell>
          <table:table-cell table:style-name="ce1" table:formula="of:=COM.MICROSOFT.CONCAT([.C74];&quot;; &quot;;[.D74];&quot;; &quot;;[.E74];&quot;; &quot;;[.F74];&quot;; &quot;;[.G74];&quot;; &quot;;[.H74])" office:value-type="string" office:string-value="M68x4; 68; 4; 65.402; 63.092; 3241.87" calcext:value-type="string">
            <text:p>M68x4; 68; 4; 65.402; 63.092; 3241.87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3" calcext:value-type="float">
            <text:p>3</text:p>
          </table:table-cell>
          <table:table-cell table:formula="of:=COM.MICROSOFT.CONCAT([.A75];&quot;x&quot;;[.B75])" office:value-type="string" office:string-value="M68x3" calcext:value-type="string">
            <text:p>M68x3</text:p>
          </table:table-cell>
          <table:table-cell table:formula="of:=RIGHT([.A75];2)" office:value-type="string" office:string-value="68" calcext:value-type="string">
            <text:p>68</text:p>
          </table:table-cell>
          <table:table-cell table:formula="of:=[.B75]" office:value-type="float" office:value="3" calcext:value-type="float">
            <text:p>3</text:p>
          </table:table-cell>
          <table:table-cell table:formula="of:=ROUND([.D75]-0.6495*[.E75];3)" office:value-type="float" office:value="66.052" calcext:value-type="float">
            <text:p>66.052</text:p>
          </table:table-cell>
          <table:table-cell table:formula="of:=ROUND([.D75]-1.2269*[.E75];3)" office:value-type="float" office:value="64.319" calcext:value-type="float">
            <text:p>64.319</text:p>
          </table:table-cell>
          <table:table-cell table:formula="of:=ROUND(PI()/4*(([.F75]+[.G75])/2)^2;3)" office:value-type="float" office:value="3337.274" calcext:value-type="float">
            <text:p>3337.274</text:p>
          </table:table-cell>
          <table:table-cell table:style-name="ce1" table:formula="of:=COM.MICROSOFT.CONCAT([.C75];&quot;; &quot;;[.D75];&quot;; &quot;;[.E75];&quot;; &quot;;[.F75];&quot;; &quot;;[.G75];&quot;; &quot;;[.H75])" office:value-type="string" office:string-value="M68x3; 68; 3; 66.052; 64.319; 3337.274" calcext:value-type="string">
            <text:p>M68x3; 68; 3; 66.052; 64.319; 3337.274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2" calcext:value-type="float">
            <text:p>2</text:p>
          </table:table-cell>
          <table:table-cell table:formula="of:=COM.MICROSOFT.CONCAT([.A76];&quot;x&quot;;[.B76])" office:value-type="string" office:string-value="M68x2" calcext:value-type="string">
            <text:p>M68x2</text:p>
          </table:table-cell>
          <table:table-cell table:formula="of:=RIGHT([.A76];2)" office:value-type="string" office:string-value="68" calcext:value-type="string">
            <text:p>68</text:p>
          </table:table-cell>
          <table:table-cell table:formula="of:=[.B76]" office:value-type="float" office:value="2" calcext:value-type="float">
            <text:p>2</text:p>
          </table:table-cell>
          <table:table-cell table:formula="of:=ROUND([.D76]-0.6495*[.E76];3)" office:value-type="float" office:value="66.701" calcext:value-type="float">
            <text:p>66.701</text:p>
          </table:table-cell>
          <table:table-cell table:formula="of:=ROUND([.D76]-1.2269*[.E76];3)" office:value-type="float" office:value="65.546" calcext:value-type="float">
            <text:p>65.546</text:p>
          </table:table-cell>
          <table:table-cell table:formula="of:=ROUND(PI()/4*(([.F76]+[.G76])/2)^2;3)" office:value-type="float" office:value="3434.01" calcext:value-type="float">
            <text:p>3434.01</text:p>
          </table:table-cell>
          <table:table-cell table:style-name="ce1" table:formula="of:=COM.MICROSOFT.CONCAT([.C76];&quot;; &quot;;[.D76];&quot;; &quot;;[.E76];&quot;; &quot;;[.F76];&quot;; &quot;;[.G76];&quot;; &quot;;[.H76])" office:value-type="string" office:string-value="M68x2; 68; 2; 66.701; 65.546; 3434.01" calcext:value-type="string">
            <text:p>M68x2; 68; 2; 66.701; 65.546; 3434.01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4" calcext:value-type="float">
            <text:p>4</text:p>
          </table:table-cell>
          <table:table-cell table:formula="of:=COM.MICROSOFT.CONCAT([.A77];&quot;x&quot;;[.B77])" office:value-type="string" office:string-value="M72x4" calcext:value-type="string">
            <text:p>M72x4</text:p>
          </table:table-cell>
          <table:table-cell table:formula="of:=RIGHT([.A77];2)" office:value-type="string" office:string-value="72" calcext:value-type="string">
            <text:p>72</text:p>
          </table:table-cell>
          <table:table-cell table:formula="of:=[.B77]" office:value-type="float" office:value="4" calcext:value-type="float">
            <text:p>4</text:p>
          </table:table-cell>
          <table:table-cell table:formula="of:=ROUND([.D77]-0.6495*[.E77];3)" office:value-type="float" office:value="69.402" calcext:value-type="float">
            <text:p>69.402</text:p>
          </table:table-cell>
          <table:table-cell table:formula="of:=ROUND([.D77]-1.2269*[.E77];3)" office:value-type="float" office:value="67.092" calcext:value-type="float">
            <text:p>67.092</text:p>
          </table:table-cell>
          <table:table-cell table:formula="of:=ROUND(PI()/4*(([.F77]+[.G77])/2)^2;3)" office:value-type="float" office:value="3658.112" calcext:value-type="float">
            <text:p>3658.112</text:p>
          </table:table-cell>
          <table:table-cell table:style-name="ce1" table:formula="of:=COM.MICROSOFT.CONCAT([.C77];&quot;; &quot;;[.D77];&quot;; &quot;;[.E77];&quot;; &quot;;[.F77];&quot;; &quot;;[.G77];&quot;; &quot;;[.H77])" office:value-type="string" office:string-value="M72x4; 72; 4; 69.402; 67.092; 3658.112" calcext:value-type="string">
            <text:p>M72x4; 72; 4; 69.402; 67.092; 3658.112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3" calcext:value-type="float">
            <text:p>3</text:p>
          </table:table-cell>
          <table:table-cell table:formula="of:=COM.MICROSOFT.CONCAT([.A78];&quot;x&quot;;[.B78])" office:value-type="string" office:string-value="M72x3" calcext:value-type="string">
            <text:p>M72x3</text:p>
          </table:table-cell>
          <table:table-cell table:formula="of:=RIGHT([.A78];2)" office:value-type="string" office:string-value="72" calcext:value-type="string">
            <text:p>72</text:p>
          </table:table-cell>
          <table:table-cell table:formula="of:=[.B78]" office:value-type="float" office:value="3" calcext:value-type="float">
            <text:p>3</text:p>
          </table:table-cell>
          <table:table-cell table:formula="of:=ROUND([.D78]-0.6495*[.E78];3)" office:value-type="float" office:value="70.052" calcext:value-type="float">
            <text:p>70.052</text:p>
          </table:table-cell>
          <table:table-cell table:formula="of:=ROUND([.D78]-1.2269*[.E78];3)" office:value-type="float" office:value="68.319" calcext:value-type="float">
            <text:p>68.319</text:p>
          </table:table-cell>
          <table:table-cell table:formula="of:=ROUND(PI()/4*(([.F78]+[.G78])/2)^2;3)" office:value-type="float" office:value="3759.413" calcext:value-type="float">
            <text:p>3759.413</text:p>
          </table:table-cell>
          <table:table-cell table:style-name="ce1" table:formula="of:=COM.MICROSOFT.CONCAT([.C78];&quot;; &quot;;[.D78];&quot;; &quot;;[.E78];&quot;; &quot;;[.F78];&quot;; &quot;;[.G78];&quot;; &quot;;[.H78])" office:value-type="string" office:string-value="M72x3; 72; 3; 70.052; 68.319; 3759.413" calcext:value-type="string">
            <text:p>M72x3; 72; 3; 70.052; 68.319; 3759.413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2" calcext:value-type="float">
            <text:p>2</text:p>
          </table:table-cell>
          <table:table-cell table:formula="of:=COM.MICROSOFT.CONCAT([.A79];&quot;x&quot;;[.B79])" office:value-type="string" office:string-value="M72x2" calcext:value-type="string">
            <text:p>M72x2</text:p>
          </table:table-cell>
          <table:table-cell table:formula="of:=RIGHT([.A79];2)" office:value-type="string" office:string-value="72" calcext:value-type="string">
            <text:p>72</text:p>
          </table:table-cell>
          <table:table-cell table:formula="of:=[.B79]" office:value-type="float" office:value="2" calcext:value-type="float">
            <text:p>2</text:p>
          </table:table-cell>
          <table:table-cell table:formula="of:=ROUND([.D79]-0.6495*[.E79];3)" office:value-type="float" office:value="70.701" calcext:value-type="float">
            <text:p>70.701</text:p>
          </table:table-cell>
          <table:table-cell table:formula="of:=ROUND([.D79]-1.2269*[.E79];3)" office:value-type="float" office:value="69.546" calcext:value-type="float">
            <text:p>69.546</text:p>
          </table:table-cell>
          <table:table-cell table:formula="of:=ROUND(PI()/4*(([.F79]+[.G79])/2)^2;3)" office:value-type="float" office:value="3862.043" calcext:value-type="float">
            <text:p>3862.043</text:p>
          </table:table-cell>
          <table:table-cell table:style-name="ce1" table:formula="of:=COM.MICROSOFT.CONCAT([.C79];&quot;; &quot;;[.D79];&quot;; &quot;;[.E79];&quot;; &quot;;[.F79];&quot;; &quot;;[.G79];&quot;; &quot;;[.H79])" office:value-type="string" office:string-value="M72x2; 72; 2; 70.701; 69.546; 3862.043" calcext:value-type="string">
            <text:p>M72x2; 72; 2; 70.701; 69.546; 3862.043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4" calcext:value-type="float">
            <text:p>4</text:p>
          </table:table-cell>
          <table:table-cell table:formula="of:=COM.MICROSOFT.CONCAT([.A80];&quot;x&quot;;[.B80])" office:value-type="string" office:string-value="M80x4" calcext:value-type="string">
            <text:p>M80x4</text:p>
          </table:table-cell>
          <table:table-cell table:formula="of:=RIGHT([.A80];2)" office:value-type="string" office:string-value="80" calcext:value-type="string">
            <text:p>80</text:p>
          </table:table-cell>
          <table:table-cell table:formula="of:=[.B80]" office:value-type="float" office:value="4" calcext:value-type="float">
            <text:p>4</text:p>
          </table:table-cell>
          <table:table-cell table:formula="of:=ROUND([.D80]-0.6495*[.E80];3)" office:value-type="float" office:value="77.402" calcext:value-type="float">
            <text:p>77.402</text:p>
          </table:table-cell>
          <table:table-cell table:formula="of:=ROUND([.D80]-1.2269*[.E80];3)" office:value-type="float" office:value="75.092" calcext:value-type="float">
            <text:p>75.092</text:p>
          </table:table-cell>
          <table:table-cell table:formula="of:=ROUND(PI()/4*(([.F80]+[.G80])/2)^2;3)" office:value-type="float" office:value="4565.995" calcext:value-type="float">
            <text:p>4565.995</text:p>
          </table:table-cell>
          <table:table-cell table:style-name="ce1" table:formula="of:=COM.MICROSOFT.CONCAT([.C80];&quot;; &quot;;[.D80];&quot;; &quot;;[.E80];&quot;; &quot;;[.F80];&quot;; &quot;;[.G80];&quot;; &quot;;[.H80])" office:value-type="string" office:string-value="M80x4; 80; 4; 77.402; 75.092; 4565.995" calcext:value-type="string">
            <text:p>M80x4; 80; 4; 77.402; 75.092; 4565.995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3" calcext:value-type="float">
            <text:p>3</text:p>
          </table:table-cell>
          <table:table-cell table:formula="of:=COM.MICROSOFT.CONCAT([.A81];&quot;x&quot;;[.B81])" office:value-type="string" office:string-value="M80x3" calcext:value-type="string">
            <text:p>M80x3</text:p>
          </table:table-cell>
          <table:table-cell table:formula="of:=RIGHT([.A81];2)" office:value-type="string" office:string-value="80" calcext:value-type="string">
            <text:p>80</text:p>
          </table:table-cell>
          <table:table-cell table:formula="of:=[.B81]" office:value-type="float" office:value="3" calcext:value-type="float">
            <text:p>3</text:p>
          </table:table-cell>
          <table:table-cell table:formula="of:=ROUND([.D81]-0.6495*[.E81];3)" office:value-type="float" office:value="78.052" calcext:value-type="float">
            <text:p>78.052</text:p>
          </table:table-cell>
          <table:table-cell table:formula="of:=ROUND([.D81]-1.2269*[.E81];3)" office:value-type="float" office:value="76.319" calcext:value-type="float">
            <text:p>76.319</text:p>
          </table:table-cell>
          <table:table-cell table:formula="of:=ROUND(PI()/4*(([.F81]+[.G81])/2)^2;3)" office:value-type="float" office:value="4679.089" calcext:value-type="float">
            <text:p>4679.089</text:p>
          </table:table-cell>
          <table:table-cell table:style-name="ce1" table:formula="of:=COM.MICROSOFT.CONCAT([.C81];&quot;; &quot;;[.D81];&quot;; &quot;;[.E81];&quot;; &quot;;[.F81];&quot;; &quot;;[.G81];&quot;; &quot;;[.H81])" office:value-type="string" office:string-value="M80x3; 80; 3; 78.052; 76.319; 4679.089" calcext:value-type="string">
            <text:p>M80x3; 80; 3; 78.052; 76.319; 4679.089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2" calcext:value-type="float">
            <text:p>2</text:p>
          </table:table-cell>
          <table:table-cell table:formula="of:=COM.MICROSOFT.CONCAT([.A82];&quot;x&quot;;[.B82])" office:value-type="string" office:string-value="M80x2" calcext:value-type="string">
            <text:p>M80x2</text:p>
          </table:table-cell>
          <table:table-cell table:formula="of:=RIGHT([.A82];2)" office:value-type="string" office:string-value="80" calcext:value-type="string">
            <text:p>80</text:p>
          </table:table-cell>
          <table:table-cell table:formula="of:=[.B82]" office:value-type="float" office:value="2" calcext:value-type="float">
            <text:p>2</text:p>
          </table:table-cell>
          <table:table-cell table:formula="of:=ROUND([.D82]-0.6495*[.E82];3)" office:value-type="float" office:value="78.701" calcext:value-type="float">
            <text:p>78.701</text:p>
          </table:table-cell>
          <table:table-cell table:formula="of:=ROUND([.D82]-1.2269*[.E82];3)" office:value-type="float" office:value="77.546" calcext:value-type="float">
            <text:p>77.546</text:p>
          </table:table-cell>
          <table:table-cell table:formula="of:=ROUND(PI()/4*(([.F82]+[.G82])/2)^2;3)" office:value-type="float" office:value="4793.506" calcext:value-type="float">
            <text:p>4793.506</text:p>
          </table:table-cell>
          <table:table-cell table:style-name="ce1" table:formula="of:=COM.MICROSOFT.CONCAT([.C82];&quot;; &quot;;[.D82];&quot;; &quot;;[.E82];&quot;; &quot;;[.F82];&quot;; &quot;;[.G82];&quot;; &quot;;[.H82])" office:value-type="string" office:string-value="M80x2; 80; 2; 78.701; 77.546; 4793.506" calcext:value-type="string">
            <text:p>M80x2; 80; 2; 78.701; 77.546; 4793.506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4" calcext:value-type="float">
            <text:p>4</text:p>
          </table:table-cell>
          <table:table-cell table:formula="of:=COM.MICROSOFT.CONCAT([.A83];&quot;x&quot;;[.B83])" office:value-type="string" office:string-value="M90x4" calcext:value-type="string">
            <text:p>M90x4</text:p>
          </table:table-cell>
          <table:table-cell table:formula="of:=RIGHT([.A83];2)" office:value-type="string" office:string-value="90" calcext:value-type="string">
            <text:p>90</text:p>
          </table:table-cell>
          <table:table-cell table:formula="of:=[.B83]" office:value-type="float" office:value="4" calcext:value-type="float">
            <text:p>4</text:p>
          </table:table-cell>
          <table:table-cell table:formula="of:=ROUND([.D83]-0.6495*[.E83];3)" office:value-type="float" office:value="87.402" calcext:value-type="float">
            <text:p>87.402</text:p>
          </table:table-cell>
          <table:table-cell table:formula="of:=ROUND([.D83]-1.2269*[.E83];3)" office:value-type="float" office:value="85.092" calcext:value-type="float">
            <text:p>85.092</text:p>
          </table:table-cell>
          <table:table-cell table:formula="of:=ROUND(PI()/4*(([.F83]+[.G83])/2)^2;3)" office:value-type="float" office:value="5842.22" calcext:value-type="float">
            <text:p>5842.22</text:p>
          </table:table-cell>
          <table:table-cell table:style-name="ce1" table:formula="of:=COM.MICROSOFT.CONCAT([.C83];&quot;; &quot;;[.D83];&quot;; &quot;;[.E83];&quot;; &quot;;[.F83];&quot;; &quot;;[.G83];&quot;; &quot;;[.H83])" office:value-type="string" office:string-value="M90x4; 90; 4; 87.402; 85.092; 5842.22" calcext:value-type="string">
            <text:p>M90x4; 90; 4; 87.402; 85.092; 5842.22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3" calcext:value-type="float">
            <text:p>3</text:p>
          </table:table-cell>
          <table:table-cell table:formula="of:=COM.MICROSOFT.CONCAT([.A84];&quot;x&quot;;[.B84])" office:value-type="string" office:string-value="M90x3" calcext:value-type="string">
            <text:p>M90x3</text:p>
          </table:table-cell>
          <table:table-cell table:formula="of:=RIGHT([.A84];2)" office:value-type="string" office:string-value="90" calcext:value-type="string">
            <text:p>90</text:p>
          </table:table-cell>
          <table:table-cell table:formula="of:=[.B84]" office:value-type="float" office:value="3" calcext:value-type="float">
            <text:p>3</text:p>
          </table:table-cell>
          <table:table-cell table:formula="of:=ROUND([.D84]-0.6495*[.E84];3)" office:value-type="float" office:value="88.052" calcext:value-type="float">
            <text:p>88.052</text:p>
          </table:table-cell>
          <table:table-cell table:formula="of:=ROUND([.D84]-1.2269*[.E84];3)" office:value-type="float" office:value="86.319" calcext:value-type="float">
            <text:p>86.319</text:p>
          </table:table-cell>
          <table:table-cell table:formula="of:=ROUND(PI()/4*(([.F84]+[.G84])/2)^2;3)" office:value-type="float" office:value="5970.056" calcext:value-type="float">
            <text:p>5970.056</text:p>
          </table:table-cell>
          <table:table-cell table:style-name="ce1" table:formula="of:=COM.MICROSOFT.CONCAT([.C84];&quot;; &quot;;[.D84];&quot;; &quot;;[.E84];&quot;; &quot;;[.F84];&quot;; &quot;;[.G84];&quot;; &quot;;[.H84])" office:value-type="string" office:string-value="M90x3; 90; 3; 88.052; 86.319; 5970.056" calcext:value-type="string">
            <text:p>M90x3; 90; 3; 88.052; 86.319; 5970.056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2" calcext:value-type="float">
            <text:p>2</text:p>
          </table:table-cell>
          <table:table-cell table:formula="of:=COM.MICROSOFT.CONCAT([.A85];&quot;x&quot;;[.B85])" office:value-type="string" office:string-value="M90x2" calcext:value-type="string">
            <text:p>M90x2</text:p>
          </table:table-cell>
          <table:table-cell table:formula="of:=RIGHT([.A85];2)" office:value-type="string" office:string-value="90" calcext:value-type="string">
            <text:p>90</text:p>
          </table:table-cell>
          <table:table-cell table:formula="of:=[.B85]" office:value-type="float" office:value="2" calcext:value-type="float">
            <text:p>2</text:p>
          </table:table-cell>
          <table:table-cell table:formula="of:=ROUND([.D85]-0.6495*[.E85];3)" office:value-type="float" office:value="88.701" calcext:value-type="float">
            <text:p>88.701</text:p>
          </table:table-cell>
          <table:table-cell table:formula="of:=ROUND([.D85]-1.2269*[.E85];3)" office:value-type="float" office:value="87.546" calcext:value-type="float">
            <text:p>87.546</text:p>
          </table:table-cell>
          <table:table-cell table:formula="of:=ROUND(PI()/4*(([.F85]+[.G85])/2)^2;3)" office:value-type="float" office:value="6099.207" calcext:value-type="float">
            <text:p>6099.207</text:p>
          </table:table-cell>
          <table:table-cell table:style-name="ce1" table:formula="of:=COM.MICROSOFT.CONCAT([.C85];&quot;; &quot;;[.D85];&quot;; &quot;;[.E85];&quot;; &quot;;[.F85];&quot;; &quot;;[.G85];&quot;; &quot;;[.H85])" office:value-type="string" office:string-value="M90x2; 90; 2; 88.701; 87.546; 6099.207" calcext:value-type="string">
            <text:p>M90x2; 90; 2; 88.701; 87.546; 6099.207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4" calcext:value-type="float">
            <text:p>4</text:p>
          </table:table-cell>
          <table:table-cell table:formula="of:=COM.MICROSOFT.CONCAT([.A86];&quot;x&quot;;[.B86])" office:value-type="string" office:string-value="M100x4" calcext:value-type="string">
            <text:p>M100x4</text:p>
          </table:table-cell>
          <table:table-cell table:formula="of:=RIGHT([.A86];3)" office:value-type="string" office:string-value="100" calcext:value-type="string">
            <text:p>100</text:p>
          </table:table-cell>
          <table:table-cell table:formula="of:=[.B86]" office:value-type="float" office:value="4" calcext:value-type="float">
            <text:p>4</text:p>
          </table:table-cell>
          <table:table-cell table:formula="of:=ROUND([.D86]-0.6495*[.E86];3)" office:value-type="float" office:value="97.402" calcext:value-type="float">
            <text:p>97.402</text:p>
          </table:table-cell>
          <table:table-cell table:formula="of:=ROUND([.D86]-1.2269*[.E86];3)" office:value-type="float" office:value="95.092" calcext:value-type="float">
            <text:p>95.092</text:p>
          </table:table-cell>
          <table:table-cell table:formula="of:=ROUND(PI()/4*(([.F86]+[.G86])/2)^2;3)" office:value-type="float" office:value="7275.524" calcext:value-type="float">
            <text:p>7275.524</text:p>
          </table:table-cell>
          <table:table-cell table:style-name="ce1" table:formula="of:=COM.MICROSOFT.CONCAT([.C86];&quot;; &quot;;[.D86];&quot;; &quot;;[.E86];&quot;; &quot;;[.F86];&quot;; &quot;;[.G86];&quot;; &quot;;[.H86])" office:value-type="string" office:string-value="M100x4; 100; 4; 97.402; 95.092; 7275.524" calcext:value-type="string">
            <text:p>M100x4; 100; 4; 97.402; 95.092; 7275.524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3" calcext:value-type="float">
            <text:p>3</text:p>
          </table:table-cell>
          <table:table-cell table:formula="of:=COM.MICROSOFT.CONCAT([.A87];&quot;x&quot;;[.B87])" office:value-type="string" office:string-value="M100x3" calcext:value-type="string">
            <text:p>M100x3</text:p>
          </table:table-cell>
          <table:table-cell table:formula="of:=RIGHT([.A87];3)" office:value-type="string" office:string-value="100" calcext:value-type="string">
            <text:p>100</text:p>
          </table:table-cell>
          <table:table-cell table:formula="of:=[.B87]" office:value-type="float" office:value="3" calcext:value-type="float">
            <text:p>3</text:p>
          </table:table-cell>
          <table:table-cell table:formula="of:=ROUND([.D87]-0.6495*[.E87];3)" office:value-type="float" office:value="98.052" calcext:value-type="float">
            <text:p>98.052</text:p>
          </table:table-cell>
          <table:table-cell table:formula="of:=ROUND([.D87]-1.2269*[.E87];3)" office:value-type="float" office:value="96.319" calcext:value-type="float">
            <text:p>96.319</text:p>
          </table:table-cell>
          <table:table-cell table:formula="of:=ROUND(PI()/4*(([.F87]+[.G87])/2)^2;3)" office:value-type="float" office:value="7418.102" calcext:value-type="float">
            <text:p>7418.102</text:p>
          </table:table-cell>
          <table:table-cell table:style-name="ce1" table:formula="of:=COM.MICROSOFT.CONCAT([.C87];&quot;; &quot;;[.D87];&quot;; &quot;;[.E87];&quot;; &quot;;[.F87];&quot;; &quot;;[.G87];&quot;; &quot;;[.H87])" office:value-type="string" office:string-value="M100x3; 100; 3; 98.052; 96.319; 7418.102" calcext:value-type="string">
            <text:p>M100x3; 100; 3; 98.052; 96.319; 7418.102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2" calcext:value-type="float">
            <text:p>2</text:p>
          </table:table-cell>
          <table:table-cell table:formula="of:=COM.MICROSOFT.CONCAT([.A88];&quot;x&quot;;[.B88])" office:value-type="string" office:string-value="M100x2" calcext:value-type="string">
            <text:p>M100x2</text:p>
          </table:table-cell>
          <table:table-cell table:formula="of:=RIGHT([.A88];3)" office:value-type="string" office:string-value="100" calcext:value-type="string">
            <text:p>100</text:p>
          </table:table-cell>
          <table:table-cell table:formula="of:=[.B88]" office:value-type="float" office:value="2" calcext:value-type="float">
            <text:p>2</text:p>
          </table:table-cell>
          <table:table-cell table:formula="of:=ROUND([.D88]-0.6495*[.E88];3)" office:value-type="float" office:value="98.701" calcext:value-type="float">
            <text:p>98.701</text:p>
          </table:table-cell>
          <table:table-cell table:formula="of:=ROUND([.D88]-1.2269*[.E88];3)" office:value-type="float" office:value="97.546" calcext:value-type="float">
            <text:p>97.546</text:p>
          </table:table-cell>
          <table:table-cell table:formula="of:=ROUND(PI()/4*(([.F88]+[.G88])/2)^2;3)" office:value-type="float" office:value="7561.987" calcext:value-type="float">
            <text:p>7561.987</text:p>
          </table:table-cell>
          <table:table-cell table:style-name="ce1" table:formula="of:=COM.MICROSOFT.CONCAT([.C88];&quot;; &quot;;[.D88];&quot;; &quot;;[.E88];&quot;; &quot;;[.F88];&quot;; &quot;;[.G88];&quot;; &quot;;[.H88])" office:value-type="string" office:string-value="M100x2; 100; 2; 98.701; 97.546; 7561.987" calcext:value-type="string">
            <text:p>M100x2; 100; 2; 98.701; 97.546; 7561.987</text:p>
          </table:table-cell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N125_washer" table:style-name="ta1">
        <table:table-column table:style-name="co1" table:number-columns-repeated="4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DIN125 Teil 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COM.MICROSOFT.CONCAT(&quot;M&quot;;[.A3];&quot;; &quot;;[.B3];&quot;; &quot;;[.C3];&quot;; &quot;;[.D3])" office:value-type="string" office:string-value="M2; 2.2; 5; 0.3" calcext:value-type="string">
            <text:p>M2; 2.2; 5; 0.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COM.MICROSOFT.CONCAT(&quot;M&quot;;[.A4];&quot;; &quot;;[.B4];&quot;; &quot;;[.C4];&quot;; &quot;;[.D4])" office:value-type="string" office:string-value="M2.5; 2.7; 6; 0.5" calcext:value-type="string">
            <text:p>M2.5; 2.7; 6; 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COM.MICROSOFT.CONCAT(&quot;M&quot;;[.A5];&quot;; &quot;;[.B5];&quot;; &quot;;[.C5];&quot;; &quot;;[.D5])" office:value-type="string" office:string-value="M3; 3.2; 7; 0.5" calcext:value-type="string">
            <text:p>M3; 3.2; 7; 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COM.MICROSOFT.CONCAT(&quot;M&quot;;[.A6];&quot;; &quot;;[.B6];&quot;; &quot;;[.C6];&quot;; &quot;;[.D6])" office:value-type="string" office:string-value="M4; 4.3; 9; 0.8" calcext:value-type="string">
            <text:p>M4; 4.3; 9; 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&quot;M&quot;;[.A7];&quot;; &quot;;[.B7];&quot;; &quot;;[.C7];&quot;; &quot;;[.D7])" office:value-type="string" office:string-value="M5; 5.3; 10; 1" calcext:value-type="string">
            <text:p>M5; 5.3; 10;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8];&quot;; &quot;;[.B8];&quot;; &quot;;[.C8];&quot;; &quot;;[.D8])" office:value-type="string" office:string-value="M6; 6.4; 12; 1.6" calcext:value-type="string">
            <text:p>M6; 6.4; 12; 1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9];&quot;; &quot;;[.B9];&quot;; &quot;;[.C9];&quot;; &quot;;[.D9])" office:value-type="string" office:string-value="M7; 7.4; 14; 1.6" calcext:value-type="string">
            <text:p>M7; 7.4; 14; 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10];&quot;; &quot;;[.B10];&quot;; &quot;;[.C10];&quot;; &quot;;[.D10])" office:value-type="string" office:string-value="M8; 8.4; 16; 1.6" calcext:value-type="string">
            <text:p>M8; 8.4; 16; 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M.MICROSOFT.CONCAT(&quot;M&quot;;[.A11];&quot;; &quot;;[.B11];&quot;; &quot;;[.C11];&quot;; &quot;;[.D11])" office:value-type="string" office:string-value="M10; 10.5; 20; 2" calcext:value-type="string">
            <text:p>M10; 10.5; 20; 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COM.MICROSOFT.CONCAT(&quot;M&quot;;[.A12];&quot;; &quot;;[.B12];&quot;; &quot;;[.C12];&quot;; &quot;;[.D12])" office:value-type="string" office:string-value="M12; 13; 24; 2.5" calcext:value-type="string">
            <text:p>M12; 13; 24; 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table:formula="of:=COM.MICROSOFT.CONCAT(&quot;M&quot;;[.A13];&quot;; &quot;;[.B13];&quot;; &quot;;[.C13];&quot;; &quot;;[.D13])" office:value-type="string" office:string-value="M14; 15; 28; 2.5" calcext:value-type="string">
            <text:p>M14; 15; 28; 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4];&quot;; &quot;;[.B14];&quot;; &quot;;[.C14];&quot;; &quot;;[.D14])" office:value-type="string" office:string-value="M16; 17; 30; 3" calcext:value-type="string">
            <text:p>M16; 17; 30; 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5];&quot;; &quot;;[.B15];&quot;; &quot;;[.C15];&quot;; &quot;;[.D15])" office:value-type="string" office:string-value="M18; 19; 34; 3" calcext:value-type="string">
            <text:p>M18; 19; 34;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6];&quot;; &quot;;[.B16];&quot;; &quot;;[.C16];&quot;; &quot;;[.D16])" office:value-type="string" office:string-value="M20; 21; 37; 3" calcext:value-type="string">
            <text:p>M20; 21; 37; 3</text:p>
          </table:table-cell>
        </table:table-row>
      </table:table>
      <table:named-expressions/>
      <table:database-ranges>
        <table:database-range table:name="__Anonymous_Sheet_DB__1" table:target-range-address="fine_thread.D2:fine_thread.E88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6:48:41.416271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45:37.793987222</meta:creation-date>
    <dc:date>2020-03-14T16:55:59.679660511</dc:date>
    <meta:editing-duration>PT38M57S</meta:editing-duration>
    <meta:editing-cycles>4</meta:editing-cycles>
    <meta:generator>LibreOffice/6.0.7.3$Linux_X86_64 LibreOffice_project/00m0$Build-3</meta:generator>
    <meta:document-statistic meta:table-count="3" meta:cell-count="1115" meta:object-count="0"/>
  </office:meta>
</office:document-meta>
</file>